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Tms Rmn" svg:font-family="&quot;Tms Rmn&quot;"/>
  </office:font-face-decls>
  <office:automatic-styles>
    <style:style style:name="ce1" style:family="table-cell" style:parent-style-name="Default" style:data-style-name="N0">
      <style:table-cell-properties fo:background-color="#FFFFFF"/>
      <style:text-properties fo:font-size="12pt" style:font-size-asian="12pt" style:font-size-complex="12pt" fo:font-weight="bold" style:font-weight-asian="bold" style:font-weight-complex="bold"/>
    </style:style>
    <style:style style:name="ce2" style:family="table-cell" style:parent-style-name="Default" style:data-style-name="N0">
      <style:table-cell-properties fo:background-color="#FFFFFF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FFFFFF"/>
    </style:style>
    <style:style style:name="ce4" style:family="table-cell" style:parent-style-name="Hyperlink" style:data-style-name="N0">
      <style:table-cell-properties style:vertical-align="automatic" fo:background-color="#FFFFFF"/>
      <style:text-properties fo:color="#0000FF" style:text-underline-style="solid" style:text-underline-type="single"/>
    </style:style>
    <style:style style:name="ce5" style:family="table-cell" style:parent-style-name="Default" style:data-style-name="N0">
      <style:table-cell-properties fo:background-color="#FFFFFF"/>
      <style:text-properties fo:color="#FF0000"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automatic" fo:background-color="#FFFFFF" style:cell-protect="protected"/>
      <style:text-properties fo:color="#008080" fo:font-size="12pt" style:font-size-asian="12pt" style:font-size-complex="12pt" fo:font-weight="bold" style:font-weight-asian="bold" style:font-weight-complex="bold"/>
    </style:style>
    <style:style style:name="ce7" style:family="table-cell" style:parent-style-name="Normal_80809_32_working" style:data-style-name="N0">
      <style:table-cell-properties style:vertical-align="automatic" fo:background-color="#FFFFFF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8" style:family="table-cell" style:parent-style-name="Default" style:data-style-name="N0">
      <style:table-cell-properties style:vertical-align="automatic" fo:background-color="#FFFFFF"/>
      <style:text-properties fo:color="#008080" fo:font-size="12pt" style:font-size-asian="12pt" style:font-size-complex="12pt"/>
    </style:style>
    <style:style style:name="ce9" style:family="table-cell" style:parent-style-name="Default" style:data-style-name="N0">
      <style:table-cell-properties style:vertical-align="automatic" fo:background-color="#FFFFFF"/>
      <style:text-properties fo:color="#008080" style:font-name="Tms Rmn" style:font-name-asian="Tms Rmn" style:font-name-complex="Tms Rmn" fo:font-size="14pt" style:font-size-asian="14pt" style:font-size-complex="14pt"/>
    </style:style>
    <style:style style:name="ce10" style:family="table-cell" style:parent-style-name="Default" style:data-style-name="N0">
      <style:table-cell-properties style:vertical-align="automatic" fo:background-color="#FFFFFF" style:repeat-content="false"/>
      <style:paragraph-properties fo:text-align="end" fo:margin-right="0cm"/>
      <style:text-properties style:font-name="tms rmn" style:font-name-asian="tms rmn" style:font-name-complex="tms rmn" fo:font-size="14pt" style:font-size-asian="14pt" style:font-size-complex="14pt"/>
    </style:style>
    <style:style style:name="ce11" style:family="table-cell" style:parent-style-name="Default" style:data-style-name="N3">
      <style:table-cell-properties style:vertical-align="automatic" fo:background-color="#FFFFFF" style:repeat-content="false"/>
      <style:paragraph-properties fo:text-align="end" fo:margin-right="0cm"/>
      <style:text-properties style:font-name="tms rmn" style:font-name-asian="tms rmn" style:font-name-complex="tms rmn" fo:font-size="14pt" style:font-size-asian="14pt" style:font-size-complex="14pt"/>
    </style:style>
    <style:style style:name="ce12" style:family="table-cell" style:parent-style-name="Default" style:data-style-name="N0">
      <style:table-cell-properties fo:background-color="#FFFFFF"/>
      <style:text-properties style:font-name="tms rmn" style:font-name-asian="tms rmn" style:font-name-complex="tms rmn" fo:font-size="14pt" style:font-size-asian="14pt" style:font-size-complex="14pt"/>
    </style:style>
    <style:style style:name="ce13" style:family="table-cell" style:parent-style-name="Normal_80809_32_working" style:data-style-name="N0">
      <style:table-cell-properties fo:border-top="none" fo:border-bottom="2pt solid #000000" fo:border-left="none" fo:border-right="none" style:vertical-align="automatic" fo:background-color="#FFFFFF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14" style:family="table-cell" style:parent-style-name="Normal_80809_32_working" style:data-style-name="N0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15" style:family="table-cell" style:parent-style-name="Normal_80809_32_working" style:data-style-name="N0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style:font-family-generic="swiss"/>
    </style:style>
    <style:style style:name="ce16" style:family="table-cell" style:parent-style-name="Normal_80809_32_working" style:data-style-name="N0">
      <style:table-cell-properties style:vertical-align="automatic" fo:background-color="#FFFFFF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17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#FFFFFF"/>
    </style:style>
    <style:style style:name="ce18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fo:font-weight="bold" style:font-weight-asian="bold" style:font-weight-complex="bold"/>
    </style:style>
    <style:style style:name="ce19" style:family="table-cell" style:parent-style-name="Default" style:data-style-name="N0">
      <style:table-cell-properties style:vertical-align="automatic" fo:background-color="#FFFFFF"/>
    </style:style>
    <style:style style:name="ce20" style:family="table-cell" style:parent-style-name="Default" style:data-style-name="N0">
      <style:table-cell-properties style:vertical-align="automatic" fo:background-color="#FFFFFF"/>
      <style:text-properties fo:font-weight="bold" style:font-weight-asian="bold" style:font-weight-complex="bold"/>
    </style:style>
    <style:style style:name="ce21" style:family="table-cell" style:parent-style-name="Default" style:data-style-name="N3">
      <style:table-cell-properties style:vertical-align="automatic" fo:background-color="#FFFFFF"/>
      <style:text-properties fo:font-weight="bold" style:font-weight-asian="bold" style:font-weight-complex="bold"/>
    </style:style>
    <style:style style:name="ce22" style:family="table-cell" style:parent-style-name="Default" style:data-style-name="N3">
      <style:table-cell-properties style:vertical-align="automatic" fo:background-color="#FFFFFF" style:repeat-content="false"/>
      <style:paragraph-properties fo:text-align="end" fo:margin-right="0cm"/>
      <style:text-properties fo:font-weight="bold" style:font-weight-asian="bold" style:font-weight-complex="bold"/>
    </style:style>
    <style:style style:name="ce23" style:family="table-cell" style:parent-style-name="Default" style:data-style-name="N3">
      <style:table-cell-properties style:vertical-align="automatic" fo:background-color="#FFFFFF"/>
    </style:style>
    <style:style style:name="ce24" style:family="table-cell" style:parent-style-name="Default" style:data-style-name="N3">
      <style:table-cell-properties style:vertical-align="automatic" fo:background-color="#FFFFFF" style:repeat-content="false"/>
      <style:paragraph-properties fo:text-align="end" fo:margin-right="0cm"/>
    </style:style>
    <style:style style:name="ce25" style:family="table-cell" style:parent-style-name="Default" style:data-style-name="N3">
      <style:table-cell-properties style:vertical-align="automatic" fo:background-color="transparent" style:repeat-content="false"/>
      <style:paragraph-properties fo:text-align="end" fo:margin-right="0cm"/>
      <style:text-properties fo:font-weight="bold" style:font-weight-asian="bold" style:font-weight-complex="bold"/>
    </style:style>
    <style:style style:name="ce26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#FFFFFF"/>
      <style:text-properties fo:font-weight="bold" style:font-weight-asian="bold" style:font-weight-complex="bold"/>
    </style:style>
    <style:style style:name="ce27" style:family="table-cell" style:parent-style-name="Default" style:data-style-name="N3">
      <style:table-cell-properties fo:border-top="none" fo:border-bottom="2pt solid #000000" fo:border-left="none" fo:border-right="none" style:vertical-align="automatic" fo:background-color="#FFFFFF"/>
      <style:text-properties fo:font-weight="bold" style:font-weight-asian="bold" style:font-weight-complex="bold"/>
    </style:style>
    <style:style style:name="ce28" style:family="table-cell" style:parent-style-name="Default" style:data-style-name="N3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fo:font-weight="bold" style:font-weight-asian="bold" style:font-weight-complex="bold"/>
    </style:style>
    <style:style style:name="ce29" style:family="table-cell" style:parent-style-name="Default" style:data-style-name="N0">
      <style:table-cell-properties style:vertical-align="automatic" fo:background-color="#FFFFFF"/>
      <style:text-properties fo:font-size="12pt" style:font-size-asian="12pt" style:font-size-complex="12pt"/>
    </style:style>
    <style:style style:name="ce30" style:family="table-cell" style:parent-style-name="Default" style:data-style-name="N36">
      <style:table-cell-properties style:vertical-align="automatic" fo:background-color="#FFFFFF" style:cell-protect="protected" style:repeat-content="false"/>
      <style:paragraph-properties fo:text-align="end" fo:margin-right="0cm"/>
    </style:style>
    <style:style style:name="ce31" style:family="table-cell" style:parent-style-name="Default" style:data-style-name="N0">
      <style:table-cell-properties style:vertical-align="automatic" fo:background-color="#FFFFFF" style:repeat-content="false"/>
      <style:paragraph-properties fo:text-align="end" fo:margin-right="0cm"/>
    </style:style>
    <style:style style:name="ce32" style:family="table-cell" style:parent-style-name="Default" style:data-style-name="N0">
      <style:table-cell-properties fo:background-color="#FFFFFF"/>
      <style:text-properties style:font-name="Tms Rmn" style:font-name-asian="Tms Rmn" style:font-name-complex="Tms Rmn"/>
    </style:style>
    <style:style style:name="ce33" style:family="table-cell" style:parent-style-name="Normal_80809_32_working" style:data-style-name="N0">
      <style:table-cell-properties style:vertical-align="automatic" fo:background-color="#FFFFFF"/>
      <style:text-properties style:font-name="Arial" style:font-name-asian="Arial" style:font-name-complex="Arial" style:font-family-generic="swiss"/>
    </style:style>
    <style:style style:name="ce34" style:family="table-cell" style:parent-style-name="Normal_80809_32_working" style:data-style-name="N0">
      <style:table-cell-properties style:vertical-align="automatic" fo:background-color="#FFFFFF"/>
      <style:text-properties style:font-name="Tms Rmn" style:font-name-asian="Tms Rmn" style:font-name-complex="Tms Rmn"/>
    </style:style>
    <style:style style:name="ce35" style:family="table-cell" style:parent-style-name="Normal_80809_32_working" style:data-style-name="N0">
      <style:table-cell-properties style:vertical-align="automatic" fo:background-color="#FFFFFF"/>
      <style:text-properties style:font-name="Tms Rmn" style:font-name-asian="Tms Rmn" style:font-name-complex="Tms Rmn" fo:font-size="12pt" style:font-size-asian="12pt" style:font-size-complex="12pt"/>
    </style:style>
    <style:style style:name="ce36" style:family="table-cell" style:parent-style-name="Normal_81009_32_working" style:data-style-name="N0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style:font-family-generic="swiss"/>
    </style:style>
    <style:style style:name="ce37" style:family="table-cell" style:parent-style-name="Normal_80809_32_working" style:data-style-name="N0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38" style:family="table-cell" style:parent-style-name="Hyperlink" style:data-style-name="N0">
      <style:table-cell-properties style:vertical-align="automatic" fo:background-color="#FFFFFF"/>
      <style:text-properties fo:color="#0000FF" fo:font-size="12pt" style:font-size-asian="12pt" style:font-size-complex="12pt" style:text-underline-style="solid" style:text-underline-type="single"/>
    </style:style>
    <style:style style:name="ce39" style:family="table-cell" style:parent-style-name="Default" style:data-style-name="N3">
      <style:table-cell-properties style:vertical-align="automatic" fo:background-color="#FFFFFF" style:repeat-content="false"/>
      <style:paragraph-properties fo:text-align="end" fo:margin-right="0cm"/>
    </style:style>
    <style:style style:name="T1" style:family="text" style:parent-style-name="Default">
      <style:text-properties fo:color="#008080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2" style:family="text" style:parent-style-name="Default">
      <style:text-properties fo:color="#008080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T3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co1" style:family="table-column">
      <style:table-column-properties fo:break-before="auto" style:column-width="7.72583333333333cm"/>
    </style:style>
    <style:style style:name="co2" style:family="table-column">
      <style:table-column-properties fo:break-before="auto" style:column-width="1.984375cm"/>
    </style:style>
    <style:style style:name="co3" style:family="table-column">
      <style:table-column-properties fo:break-before="auto" style:column-width="2.01083333333333cm"/>
    </style:style>
    <style:style style:name="co4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false" fo:break-before="auto"/>
    </style:style>
    <style:style style:name="ro2" style:family="table-row">
      <style:table-row-properties style:row-height="18pt" style:use-optimal-row-height="false" fo:break-before="auto"/>
    </style:style>
    <style:style style:name="ro3" style:family="table-row">
      <style:table-row-properties style:row-height="20.1pt" style:use-optimal-row-height="false" fo:break-before="auto"/>
    </style:style>
    <style:style style:name="ro4" style:family="table-row">
      <style:table-row-properties style:row-height="12.9pt" style:use-optimal-row-height="false" fo:break-before="auto"/>
    </style:style>
    <style:style style:name="ro5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RAI0501" table:style-name="ta1">
        <table:table-column table:style-name="co1" table:default-cell-style-name="ce29"/>
        <table:table-column table:style-name="co2" table:number-columns-repeated="8" table:default-cell-style-name="ce29"/>
        <table:table-column table:style-name="co3" table:number-columns-repeated="9" table:default-cell-style-name="ce29"/>
        <table:table-column table:style-name="co4" table:number-columns-repeated="16366" table:default-cell-style-name="ce29"/>
        <table:table-row table:style-name="ro1">
          <table:table-cell office:value-type="string" table:style-name="ce1">
            <text:p>Department for Transport statistics</text:p>
          </table:table-cell>
          <table:table-cell table:style-name="ce1"/>
          <table:table-cell table:number-columns-repeated="16382" table:style-name="ce2"/>
        </table:table-row>
        <table:table-row table:style-name="ro1">
          <table:table-cell office:value-type="string" table:number-columns-spanned="8" table:number-rows-spanned="1" table:style-name="ce38">
            <text:p><text:a xlink:href="https://www.gov.uk/government/organisations/department-for-transport/series/rail-statistics">Rail Statistics</text:a></text:p>
          </table:table-cell>
          <table:covered-table-cell table:number-columns-repeated="7"/>
          <table:table-cell table:number-columns-repeated="16376" table:style-name="ce3"/>
        </table:table-row>
        <table:table-row table:style-name="ro1">
          <table:table-cell table:style-name="ce4"/>
          <table:table-cell table:number-columns-repeated="4" table:style-name="ce3"/>
          <table:table-cell table:style-name="ce5"/>
          <table:table-cell table:number-columns-repeated="16378" table:style-name="ce3"/>
        </table:table-row>
        <table:table-row table:style-name="ro1">
          <table:table-cell office:value-type="string" table:style-name="ce6">
            <text:p>Table TSGB0805 (RAI0501)</text:p>
          </table:table-cell>
          <table:table-cell table:number-columns-repeated="16383" table:style-name="ce7"/>
        </table:table-row>
        <table:table-row table:style-name="ro2">
          <table:table-cell office:value-type="string" table:style-name="ce6">
            <text:p>Railway<text:span text:style-name="T2">1</text:span><text:s/>accidents: casualties by type of accident: GB annual from 2001/02</text:p>
          </table:table-cell>
          <table:table-cell table:number-columns-repeated="4" table:style-name="ce8"/>
          <table:table-cell table:number-columns-repeated="5" table:style-name="ce9"/>
          <table:table-cell table:number-columns-repeated="3" table:style-name="ce10"/>
          <table:table-cell table:number-columns-repeated="5" table:style-name="ce11"/>
          <table:table-cell table:number-columns-repeated="16366" table:style-name="ce12"/>
        </table:table-row>
        <table:table-row table:style-name="ro1">
          <table:table-cell table:number-columns-repeated="11" table:style-name="ce13"/>
          <table:table-cell table:number-columns-repeated="3" table:style-name="ce14"/>
          <table:table-cell table:number-columns-repeated="3" table:style-name="ce15"/>
          <table:table-cell office:value-type="string" table:style-name="ce15">
            <text:p>Number</text:p>
          </table:table-cell>
          <table:table-cell table:number-columns-repeated="16366" table:style-name="ce16"/>
        </table:table-row>
        <table:table-row table:style-name="ro3">
          <table:table-cell table:style-name="ce17"/>
          <table:table-cell office:value-type="string" table:style-name="ce18">
            <text:p>2001/02</text:p>
          </table:table-cell>
          <table:table-cell office:value-type="string" table:style-name="ce18">
            <text:p>2002/03</text:p>
          </table:table-cell>
          <table:table-cell office:value-type="string" table:style-name="ce18">
            <text:p>2003/04</text:p>
          </table:table-cell>
          <table:table-cell office:value-type="string" table:style-name="ce18">
            <text:p>2004/05</text:p>
          </table:table-cell>
          <table:table-cell office:value-type="string" table:style-name="ce18">
            <text:p>2005/06</text:p>
          </table:table-cell>
          <table:table-cell office:value-type="string" table:style-name="ce18">
            <text:p>2006/07</text:p>
          </table:table-cell>
          <table:table-cell office:value-type="string" table:style-name="ce18">
            <text:p>2007/08</text:p>
          </table:table-cell>
          <table:table-cell office:value-type="string" table:style-name="ce18">
            <text:p>2008/09</text:p>
          </table:table-cell>
          <table:table-cell office:value-type="string" table:style-name="ce18">
            <text:p>2009/10</text:p>
          </table:table-cell>
          <table:table-cell office:value-type="string" table:style-name="ce18">
            <text:p>2010/11</text:p>
          </table:table-cell>
          <table:table-cell office:value-type="string" table:style-name="ce18">
            <text:p>2011/12</text:p>
          </table:table-cell>
          <table:table-cell office:value-type="string" table:style-name="ce18">
            <text:p>2012/13<text:span text:style-name="T3">R</text:span></text:p>
          </table:table-cell>
          <table:table-cell office:value-type="string" table:style-name="ce18">
            <text:p>2013/14<text:span text:style-name="T3">R</text:span></text:p>
          </table:table-cell>
          <table:table-cell office:value-type="string" table:style-name="ce18">
            <text:p>2014/15<text:span text:style-name="T3">R</text:span></text:p>
          </table:table-cell>
          <table:table-cell office:value-type="string" table:style-name="ce18">
            <text:p>2015/16<text:span text:style-name="T3">R</text:span></text:p>
          </table:table-cell>
          <table:table-cell office:value-type="string" table:style-name="ce18">
            <text:p>2016/17<text:span text:style-name="T3">R</text:span></text:p>
          </table:table-cell>
          <table:table-cell office:value-type="string" table:style-name="ce18">
            <text:p>2017/18</text:p>
          </table:table-cell>
          <table:table-cell table:number-columns-repeated="16366" table:style-name="ce19"/>
        </table:table-row>
        <table:table-row table:style-name="ro1">
          <table:table-cell office:value-type="string" table:style-name="ce20">
            <text:p>Fatalities:</text:p>
          </table:table-cell>
          <table:table-cell table:number-columns-repeated="10" table:style-name="ce20"/>
          <table:table-cell table:number-columns-repeated="16373" table:style-name="ce19"/>
        </table:table-row>
        <table:table-row table:style-name="ro1">
          <table:table-cell office:value-type="string" table:style-name="ce20">
            <text:p><text:s text:c="2"/>Passenger fatalities</text:p>
          </table:table-cell>
          <table:table-cell office:value-type="float" office:value="8" table:style-name="ce21">
            <text:p>8</text:p>
          </table:table-cell>
          <table:table-cell office:value-type="float" office:value="17" table:style-name="ce21">
            <text:p>17</text:p>
          </table:table-cell>
          <table:table-cell office:value-type="float" office:value="8" table:style-name="ce21">
            <text:p>8</text:p>
          </table:table-cell>
          <table:table-cell office:value-type="float" office:value="12" table:style-name="ce21">
            <text:p>12</text:p>
          </table:table-cell>
          <table:table-cell office:value-type="float" office:value="8" table:style-name="ce21">
            <text:p>8</text:p>
          </table:table-cell>
          <table:table-cell office:value-type="float" office:value="9" table:style-name="ce21">
            <text:p>9</text:p>
          </table:table-cell>
          <table:table-cell office:value-type="float" office:value="7" table:style-name="ce21">
            <text:p>7</text:p>
          </table:table-cell>
          <table:table-cell office:value-type="float" office:value="5" table:style-name="ce21">
            <text:p>5</text:p>
          </table:table-cell>
          <table:table-cell office:value-type="float" office:value="5" table:style-name="ce21">
            <text:p>5</text:p>
          </table:table-cell>
          <table:table-cell office:value-type="float" office:value="7" table:style-name="ce21">
            <text:p>7</text:p>
          </table:table-cell>
          <table:table-cell office:value-type="float" office:value="5" table:style-name="ce21">
            <text:p>5</text:p>
          </table:table-cell>
          <table:table-cell office:value-type="float" office:value="3" table:style-name="ce21">
            <text:p>3</text:p>
          </table:table-cell>
          <table:table-cell office:value-type="float" office:value="4" table:style-name="ce21">
            <text:p>4</text:p>
          </table:table-cell>
          <table:table-cell office:value-type="float" office:value="3" table:style-name="ce21">
            <text:p>3</text:p>
          </table:table-cell>
          <table:table-cell office:value-type="float" office:value="8" table:style-name="ce21">
            <text:p>8</text:p>
          </table:table-cell>
          <table:table-cell office:value-type="float" office:value="5" table:style-name="ce22">
            <text:p>5</text:p>
          </table:table-cell>
          <table:table-cell office:value-type="float" office:value="4" table:style-name="ce22">
            <text:p>4</text:p>
          </table:table-cell>
          <table:table-cell table:number-columns-repeated="16366" table:style-name="ce19"/>
        </table:table-row>
        <table:table-row table:style-name="ro1">
          <table:table-cell office:value-type="string" table:style-name="ce20">
            <text:p><text:s text:c="2"/>Workforce fatalities</text:p>
          </table:table-cell>
          <table:table-cell office:value-type="float" office:value="5" table:style-name="ce21">
            <text:p>5</text:p>
          </table:table-cell>
          <table:table-cell office:value-type="float" office:value="5" table:style-name="ce21">
            <text:p>5</text:p>
          </table:table-cell>
          <table:table-cell office:value-type="float" office:value="8" table:style-name="ce21">
            <text:p>8</text:p>
          </table:table-cell>
          <table:table-cell office:value-type="float" office:value="4" table:style-name="ce21">
            <text:p>4</text:p>
          </table:table-cell>
          <table:table-cell office:value-type="float" office:value="4" table:style-name="ce21">
            <text:p>4</text:p>
          </table:table-cell>
          <table:table-cell office:value-type="float" office:value="2" table:style-name="ce21">
            <text:p>2</text:p>
          </table:table-cell>
          <table:table-cell office:value-type="float" office:value="2" table:style-name="ce21">
            <text:p>2</text:p>
          </table:table-cell>
          <table:table-cell office:value-type="float" office:value="3" table:style-name="ce21">
            <text:p>3</text:p>
          </table:table-cell>
          <table:table-cell office:value-type="float" office:value="3" table:style-name="ce21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2" table:style-name="ce21">
            <text:p>2</text:p>
          </table:table-cell>
          <table:table-cell office:value-type="float" office:value="3" table:style-name="ce21">
            <text:p>3</text:p>
          </table:table-cell>
          <table:table-cell office:value-type="float" office:value="3" table:style-name="ce21">
            <text:p>3</text:p>
          </table:table-cell>
          <table:table-cell office:value-type="float" office:value="0" table:style-name="ce21">
            <text:p>0</text:p>
          </table:table-cell>
          <table:table-cell office:value-type="float" office:value="1" table:style-name="ce22">
            <text:p>1</text:p>
          </table:table-cell>
          <table:table-cell office:value-type="float" office:value="1" table:style-name="ce22">
            <text:p>1</text:p>
          </table:table-cell>
          <table:table-cell table:number-columns-repeated="16366" table:style-name="ce19"/>
        </table:table-row>
        <table:table-row table:style-name="ro1">
          <table:table-cell office:value-type="string" table:style-name="ce20">
            <text:p><text:s text:c="2"/>Public fatalities</text:p>
          </table:table-cell>
          <table:table-cell office:value-type="float" office:value="68" table:style-name="ce21">
            <text:p>68</text:p>
          </table:table-cell>
          <table:table-cell office:value-type="float" office:value="51" table:style-name="ce21">
            <text:p>51</text:p>
          </table:table-cell>
          <table:table-cell office:value-type="float" office:value="58" table:style-name="ce21">
            <text:p>58</text:p>
          </table:table-cell>
          <table:table-cell office:value-type="float" office:value="43" table:style-name="ce21">
            <text:p>43</text:p>
          </table:table-cell>
          <table:table-cell office:value-type="float" office:value="57" table:style-name="ce21">
            <text:p>57</text:p>
          </table:table-cell>
          <table:table-cell office:value-type="float" office:value="55" table:style-name="ce21">
            <text:p>55</text:p>
          </table:table-cell>
          <table:table-cell office:value-type="float" office:value="61" table:style-name="ce21">
            <text:p>61</text:p>
          </table:table-cell>
          <table:table-cell office:value-type="float" office:value="58" table:style-name="ce21">
            <text:p>58</text:p>
          </table:table-cell>
          <table:table-cell office:value-type="float" office:value="56" table:style-name="ce21">
            <text:p>56</text:p>
          </table:table-cell>
          <table:table-cell office:value-type="float" office:value="31" table:style-name="ce21">
            <text:p>31</text:p>
          </table:table-cell>
          <table:table-cell office:value-type="float" office:value="47" table:style-name="ce21">
            <text:p>47</text:p>
          </table:table-cell>
          <table:table-cell office:value-type="float" office:value="44" table:style-name="ce21">
            <text:p>44</text:p>
          </table:table-cell>
          <table:table-cell office:value-type="float" office:value="33" table:style-name="ce21">
            <text:p>33</text:p>
          </table:table-cell>
          <table:table-cell office:value-type="float" office:value="40" table:style-name="ce21">
            <text:p>40</text:p>
          </table:table-cell>
          <table:table-cell office:value-type="float" office:value="38" table:style-name="ce21">
            <text:p>38</text:p>
          </table:table-cell>
          <table:table-cell office:value-type="float" office:value="34" table:style-name="ce22">
            <text:p>34</text:p>
          </table:table-cell>
          <table:table-cell office:value-type="float" office:value="44" table:style-name="ce22">
            <text:p>44</text:p>
          </table:table-cell>
          <table:table-cell table:number-columns-repeated="16366" table:style-name="ce19"/>
        </table:table-row>
        <table:table-row table:style-name="ro1">
          <table:table-cell office:value-type="string" table:style-name="ce19">
            <text:p><text:s text:c="4"/>Trespassers</text:p>
          </table:table-cell>
          <table:table-cell office:value-type="float" office:value="53" table:style-name="ce23">
            <text:p>53</text:p>
          </table:table-cell>
          <table:table-cell office:value-type="float" office:value="42" table:style-name="ce23">
            <text:p>42</text:p>
          </table:table-cell>
          <table:table-cell office:value-type="float" office:value="39" table:style-name="ce23">
            <text:p>39</text:p>
          </table:table-cell>
          <table:table-cell office:value-type="float" office:value="38" table:style-name="ce23">
            <text:p>38</text:p>
          </table:table-cell>
          <table:table-cell office:value-type="float" office:value="44" table:style-name="ce23">
            <text:p>44</text:p>
          </table:table-cell>
          <table:table-cell office:value-type="float" office:value="43" table:style-name="ce23">
            <text:p>43</text:p>
          </table:table-cell>
          <table:table-cell office:value-type="float" office:value="52" table:style-name="ce23">
            <text:p>52</text:p>
          </table:table-cell>
          <table:table-cell office:value-type="float" office:value="45" table:style-name="ce23">
            <text:p>45</text:p>
          </table:table-cell>
          <table:table-cell office:value-type="float" office:value="42" table:style-name="ce23">
            <text:p>42</text:p>
          </table:table-cell>
          <table:table-cell office:value-type="float" office:value="23" table:style-name="ce23">
            <text:p>23</text:p>
          </table:table-cell>
          <table:table-cell office:value-type="float" office:value="40" table:style-name="ce23">
            <text:p>40</text:p>
          </table:table-cell>
          <table:table-cell office:value-type="float" office:value="34" table:style-name="ce23">
            <text:p>34</text:p>
          </table:table-cell>
          <table:table-cell office:value-type="float" office:value="24" table:style-name="ce23">
            <text:p>24</text:p>
          </table:table-cell>
          <table:table-cell office:value-type="float" office:value="28" table:style-name="ce23">
            <text:p>28</text:p>
          </table:table-cell>
          <table:table-cell office:value-type="float" office:value="32" table:style-name="ce23">
            <text:p>32</text:p>
          </table:table-cell>
          <table:table-cell office:value-type="float" office:value="27" table:style-name="ce24">
            <text:p>27</text:p>
          </table:table-cell>
          <table:table-cell office:value-type="float" office:value="36" table:style-name="ce24">
            <text:p>36</text:p>
          </table:table-cell>
          <table:table-cell table:number-columns-repeated="16366" table:style-name="ce19"/>
        </table:table-row>
        <table:table-row table:style-name="ro1">
          <table:table-cell office:value-type="string" table:style-name="ce19">
            <text:p><text:s text:c="4"/>Level crossing user</text:p>
          </table:table-cell>
          <table:table-cell office:value-type="float" office:value="12" table:style-name="ce23">
            <text:p>12</text:p>
          </table:table-cell>
          <table:table-cell office:value-type="float" office:value="7" table:style-name="ce23">
            <text:p>7</text:p>
          </table:table-cell>
          <table:table-cell office:value-type="float" office:value="15" table:style-name="ce23">
            <text:p>15</text:p>
          </table:table-cell>
          <table:table-cell office:value-type="float" office:value="5" table:style-name="ce23">
            <text:p>5</text:p>
          </table:table-cell>
          <table:table-cell office:value-type="float" office:value="11" table:style-name="ce24">
            <text:p>11</text:p>
          </table:table-cell>
          <table:table-cell office:value-type="float" office:value="9" table:style-name="ce23">
            <text:p>9</text:p>
          </table:table-cell>
          <table:table-cell office:value-type="float" office:value="8" table:style-name="ce23">
            <text:p>8</text:p>
          </table:table-cell>
          <table:table-cell office:value-type="float" office:value="12" table:style-name="ce23">
            <text:p>12</text:p>
          </table:table-cell>
          <table:table-cell office:value-type="float" office:value="13" table:style-name="ce23">
            <text:p>13</text:p>
          </table:table-cell>
          <table:table-cell office:value-type="float" office:value="6" table:style-name="ce23">
            <text:p>6</text:p>
          </table:table-cell>
          <table:table-cell office:value-type="float" office:value="4" table:style-name="ce23">
            <text:p>4</text:p>
          </table:table-cell>
          <table:table-cell office:value-type="float" office:value="9" table:style-name="ce23">
            <text:p>9</text:p>
          </table:table-cell>
          <table:table-cell office:value-type="float" office:value="9" table:style-name="ce23">
            <text:p>9</text:p>
          </table:table-cell>
          <table:table-cell office:value-type="float" office:value="11" table:style-name="ce23">
            <text:p>11</text:p>
          </table:table-cell>
          <table:table-cell office:value-type="float" office:value="4" table:style-name="ce23">
            <text:p>4</text:p>
          </table:table-cell>
          <table:table-cell office:value-type="float" office:value="7" table:style-name="ce24">
            <text:p>7</text:p>
          </table:table-cell>
          <table:table-cell office:value-type="float" office:value="6" table:style-name="ce24">
            <text:p>6</text:p>
          </table:table-cell>
          <table:table-cell table:number-columns-repeated="16366" table:style-name="ce19"/>
        </table:table-row>
        <table:table-row table:style-name="ro1">
          <table:table-cell office:value-type="string" table:style-name="ce19">
            <text:p><text:s text:c="4"/>Other public fatalities</text:p>
          </table:table-cell>
          <table:table-cell office:value-type="float" office:value="3" table:style-name="ce23">
            <text:p>3</text:p>
          </table:table-cell>
          <table:table-cell office:value-type="float" office:value="2" table:style-name="ce23">
            <text:p>2</text:p>
          </table:table-cell>
          <table:table-cell office:value-type="float" office:value="4" table:style-name="ce23">
            <text:p>4</text:p>
          </table:table-cell>
          <table:table-cell office:value-type="float" office:value="0" table:style-name="ce23">
            <text:p>0</text:p>
          </table:table-cell>
          <table:table-cell office:value-type="float" office:value="2" table:style-name="ce23">
            <text:p>2</text:p>
          </table:table-cell>
          <table:table-cell office:value-type="float" office:value="3" table:style-name="ce23">
            <text:p>3</text:p>
          </table:table-cell>
          <table:table-cell office:value-type="float" office:value="1" table:style-name="ce23">
            <text:p>1</text:p>
          </table:table-cell>
          <table:table-cell office:value-type="float" office:value="1" table:style-name="ce23">
            <text:p>1</text:p>
          </table:table-cell>
          <table:table-cell office:value-type="float" office:value="1" table:style-name="ce23">
            <text:p>1</text:p>
          </table:table-cell>
          <table:table-cell office:value-type="float" office:value="2" table:style-name="ce23">
            <text:p>2</text:p>
          </table:table-cell>
          <table:table-cell office:value-type="float" office:value="3" table:style-name="ce23">
            <text:p>3</text:p>
          </table:table-cell>
          <table:table-cell office:value-type="float" office:value="1" table:style-name="ce23">
            <text:p>1</text:p>
          </table:table-cell>
          <table:table-cell office:value-type="float" office:value="0" table:style-name="ce23">
            <text:p>0</text:p>
          </table:table-cell>
          <table:table-cell office:value-type="float" office:value="1" table:style-name="ce23">
            <text:p>1</text:p>
          </table:table-cell>
          <table:table-cell office:value-type="float" office:value="2" table:style-name="ce23">
            <text:p>2</text:p>
          </table:table-cell>
          <table:table-cell office:value-type="float" office:value="0" table:style-name="ce24">
            <text:p>0</text:p>
          </table:table-cell>
          <table:table-cell office:value-type="float" office:value="2" table:style-name="ce24">
            <text:p>2</text:p>
          </table:table-cell>
          <table:table-cell table:number-columns-repeated="16366" table:style-name="ce19"/>
        </table:table-row>
        <table:table-row table:style-name="ro1">
          <table:table-cell office:value-type="string" table:style-name="ce20">
            <text:p>Total fatalities (excl. suicides)</text:p>
          </table:table-cell>
          <table:table-cell office:value-type="float" office:value="81" table:style-name="ce21">
            <text:p>81</text:p>
          </table:table-cell>
          <table:table-cell office:value-type="float" office:value="73" table:style-name="ce21">
            <text:p>73</text:p>
          </table:table-cell>
          <table:table-cell office:value-type="float" office:value="74" table:style-name="ce21">
            <text:p>74</text:p>
          </table:table-cell>
          <table:table-cell office:value-type="float" office:value="59" table:style-name="ce21">
            <text:p>59</text:p>
          </table:table-cell>
          <table:table-cell office:value-type="float" office:value="69" table:style-name="ce21">
            <text:p>69</text:p>
          </table:table-cell>
          <table:table-cell office:value-type="float" office:value="66" table:style-name="ce21">
            <text:p>66</text:p>
          </table:table-cell>
          <table:table-cell office:value-type="float" office:value="70" table:style-name="ce21">
            <text:p>70</text:p>
          </table:table-cell>
          <table:table-cell office:value-type="float" office:value="66" table:style-name="ce21">
            <text:p>66</text:p>
          </table:table-cell>
          <table:table-cell office:value-type="float" office:value="64" table:style-name="ce21">
            <text:p>64</text:p>
          </table:table-cell>
          <table:table-cell office:value-type="float" office:value="39" table:style-name="ce21">
            <text:p>39</text:p>
          </table:table-cell>
          <table:table-cell office:value-type="float" office:value="53" table:style-name="ce21">
            <text:p>53</text:p>
          </table:table-cell>
          <table:table-cell office:value-type="float" office:value="49" table:style-name="ce21">
            <text:p>49</text:p>
          </table:table-cell>
          <table:table-cell office:value-type="float" office:value="40" table:style-name="ce21">
            <text:p>40</text:p>
          </table:table-cell>
          <table:table-cell office:value-type="float" office:value="46" table:style-name="ce21">
            <text:p>46</text:p>
          </table:table-cell>
          <table:table-cell office:value-type="float" office:value="46" table:style-name="ce21">
            <text:p>46</text:p>
          </table:table-cell>
          <table:table-cell office:value-type="float" office:value="40" table:style-name="ce22">
            <text:p>40</text:p>
          </table:table-cell>
          <table:table-cell office:value-type="float" office:value="49" table:style-name="ce22">
            <text:p>49</text:p>
          </table:table-cell>
          <table:table-cell table:number-columns-repeated="16366" table:style-name="ce19"/>
        </table:table-row>
        <table:table-row table:style-name="ro1">
          <table:table-cell office:value-type="string" table:style-name="ce19">
            <text:p><text:s text:c="2"/>Suicides</text:p>
          </table:table-cell>
          <table:table-cell office:value-type="float" office:value="192" table:style-name="ce23">
            <text:p>192</text:p>
          </table:table-cell>
          <table:table-cell office:value-type="float" office:value="200" table:style-name="ce23">
            <text:p>200</text:p>
          </table:table-cell>
          <table:table-cell office:value-type="float" office:value="189" table:style-name="ce23">
            <text:p>189</text:p>
          </table:table-cell>
          <table:table-cell office:value-type="float" office:value="193" table:style-name="ce23">
            <text:p>193</text:p>
          </table:table-cell>
          <table:table-cell office:value-type="float" office:value="225" table:style-name="ce24">
            <text:p>225</text:p>
          </table:table-cell>
          <table:table-cell office:value-type="float" office:value="225" table:style-name="ce24">
            <text:p>225</text:p>
          </table:table-cell>
          <table:table-cell office:value-type="float" office:value="207" table:style-name="ce23">
            <text:p>207</text:p>
          </table:table-cell>
          <table:table-cell office:value-type="float" office:value="220" table:style-name="ce23">
            <text:p>220</text:p>
          </table:table-cell>
          <table:table-cell office:value-type="float" office:value="243" table:style-name="ce23">
            <text:p>243</text:p>
          </table:table-cell>
          <table:table-cell office:value-type="float" office:value="209" table:style-name="ce23">
            <text:p>209</text:p>
          </table:table-cell>
          <table:table-cell office:value-type="float" office:value="250" table:style-name="ce23">
            <text:p>250</text:p>
          </table:table-cell>
          <table:table-cell office:value-type="float" office:value="245" table:style-name="ce23">
            <text:p>245</text:p>
          </table:table-cell>
          <table:table-cell office:value-type="float" office:value="275" table:style-name="ce23">
            <text:p>275</text:p>
          </table:table-cell>
          <table:table-cell office:value-type="float" office:value="286" table:style-name="ce23">
            <text:p>286</text:p>
          </table:table-cell>
          <table:table-cell office:value-type="float" office:value="251" table:style-name="ce23">
            <text:p>251</text:p>
          </table:table-cell>
          <table:table-cell office:value-type="float" office:value="236" table:style-name="ce24">
            <text:p>236</text:p>
          </table:table-cell>
          <table:table-cell office:value-type="float" office:value="249" table:style-name="ce24">
            <text:p>249</text:p>
          </table:table-cell>
          <table:table-cell table:number-columns-repeated="16366" table:style-name="ce19"/>
        </table:table-row>
        <table:table-row table:style-name="ro1">
          <table:table-cell office:value-type="string" table:style-name="ce20">
            <text:p>Total fatalities</text:p>
          </table:table-cell>
          <table:table-cell office:value-type="float" office:value="273" table:style-name="ce21">
            <text:p>273</text:p>
          </table:table-cell>
          <table:table-cell office:value-type="float" office:value="273" table:style-name="ce21">
            <text:p>273</text:p>
          </table:table-cell>
          <table:table-cell office:value-type="float" office:value="263" table:style-name="ce21">
            <text:p>263</text:p>
          </table:table-cell>
          <table:table-cell office:value-type="float" office:value="252" table:style-name="ce21">
            <text:p>252</text:p>
          </table:table-cell>
          <table:table-cell office:value-type="float" office:value="294" table:style-name="ce21">
            <text:p>294</text:p>
          </table:table-cell>
          <table:table-cell office:value-type="float" office:value="291" table:style-name="ce21">
            <text:p>291</text:p>
          </table:table-cell>
          <table:table-cell office:value-type="float" office:value="277" table:style-name="ce21">
            <text:p>277</text:p>
          </table:table-cell>
          <table:table-cell office:value-type="float" office:value="286" table:style-name="ce21">
            <text:p>286</text:p>
          </table:table-cell>
          <table:table-cell office:value-type="float" office:value="307" table:style-name="ce21">
            <text:p>307</text:p>
          </table:table-cell>
          <table:table-cell office:value-type="float" office:value="248" table:style-name="ce21">
            <text:p>248</text:p>
          </table:table-cell>
          <table:table-cell office:value-type="float" office:value="303" table:style-name="ce21">
            <text:p>303</text:p>
          </table:table-cell>
          <table:table-cell office:value-type="float" office:value="294" table:style-name="ce21">
            <text:p>294</text:p>
          </table:table-cell>
          <table:table-cell office:value-type="float" office:value="315" table:style-name="ce21">
            <text:p>315</text:p>
          </table:table-cell>
          <table:table-cell office:value-type="float" office:value="332" table:style-name="ce21">
            <text:p>332</text:p>
          </table:table-cell>
          <table:table-cell office:value-type="float" office:value="297" table:style-name="ce21">
            <text:p>297</text:p>
          </table:table-cell>
          <table:table-cell office:value-type="float" office:value="276" table:style-name="ce22">
            <text:p>276</text:p>
          </table:table-cell>
          <table:table-cell office:value-type="float" office:value="298" table:style-name="ce22">
            <text:p>298</text:p>
          </table:table-cell>
          <table:table-cell table:number-columns-repeated="16366" table:style-name="ce19"/>
        </table:table-row>
        <table:table-row table:style-name="ro1">
          <table:table-cell table:style-name="ce20"/>
          <table:table-cell table:number-columns-repeated="10" table:style-name="ce21"/>
          <table:table-cell table:number-columns-repeated="5" table:style-name="ce23"/>
          <table:table-cell table:number-columns-repeated="2" table:style-name="ce24"/>
          <table:table-cell table:number-columns-repeated="16366" table:style-name="ce19"/>
        </table:table-row>
        <table:table-row table:style-name="ro1">
          <table:table-cell office:value-type="string" table:style-name="ce20">
            <text:p>Major injuries:</text:p>
          </table:table-cell>
          <table:table-cell table:number-columns-repeated="10" table:style-name="ce21"/>
          <table:table-cell table:number-columns-repeated="5" table:style-name="ce23"/>
          <table:table-cell table:number-columns-repeated="2" table:style-name="ce24"/>
          <table:table-cell table:number-columns-repeated="16366" table:style-name="ce19"/>
        </table:table-row>
        <table:table-row table:style-name="ro1">
          <table:table-cell office:value-type="string" table:style-name="ce20">
            <text:p><text:s text:c="2"/>Passenger major injuries</text:p>
          </table:table-cell>
          <table:table-cell office:value-type="float" office:value="273" table:style-name="ce21">
            <text:p>273</text:p>
          </table:table-cell>
          <table:table-cell office:value-type="float" office:value="274" table:style-name="ce21">
            <text:p>274</text:p>
          </table:table-cell>
          <table:table-cell office:value-type="float" office:value="285" table:style-name="ce21">
            <text:p>285</text:p>
          </table:table-cell>
          <table:table-cell office:value-type="float" office:value="231" table:style-name="ce21">
            <text:p>231</text:p>
          </table:table-cell>
          <table:table-cell office:value-type="float" office:value="241" table:style-name="ce21">
            <text:p>241</text:p>
          </table:table-cell>
          <table:table-cell office:value-type="float" office:value="247" table:style-name="ce21">
            <text:p>247</text:p>
          </table:table-cell>
          <table:table-cell office:value-type="float" office:value="210" table:style-name="ce21">
            <text:p>210</text:p>
          </table:table-cell>
          <table:table-cell office:value-type="float" office:value="231" table:style-name="ce21">
            <text:p>231</text:p>
          </table:table-cell>
          <table:table-cell office:value-type="float" office:value="233" table:style-name="ce21">
            <text:p>233</text:p>
          </table:table-cell>
          <table:table-cell office:value-type="float" office:value="250" table:style-name="ce21">
            <text:p>250</text:p>
          </table:table-cell>
          <table:table-cell office:value-type="float" office:value="258" table:style-name="ce21">
            <text:p>258</text:p>
          </table:table-cell>
          <table:table-cell office:value-type="float" office:value="312" table:style-name="ce21">
            <text:p>312</text:p>
          </table:table-cell>
          <table:table-cell office:value-type="float" office:value="273" table:style-name="ce21">
            <text:p>273</text:p>
          </table:table-cell>
          <table:table-cell office:value-type="float" office:value="298" table:style-name="ce21">
            <text:p>298</text:p>
          </table:table-cell>
          <table:table-cell office:value-type="float" office:value="294" table:style-name="ce21">
            <text:p>294</text:p>
          </table:table-cell>
          <table:table-cell office:value-type="float" office:value="264" table:style-name="ce22">
            <text:p>264</text:p>
          </table:table-cell>
          <table:table-cell office:value-type="float" office:value="318" table:style-name="ce25">
            <text:p>318</text:p>
          </table:table-cell>
          <table:table-cell table:number-columns-repeated="16366" table:style-name="ce19"/>
        </table:table-row>
        <table:table-row table:style-name="ro1">
          <table:table-cell office:value-type="string" table:style-name="ce20">
            <text:p><text:s text:c="2"/>Workforce major injuries</text:p>
          </table:table-cell>
          <table:table-cell office:value-type="float" office:value="174" table:style-name="ce21">
            <text:p>174</text:p>
          </table:table-cell>
          <table:table-cell office:value-type="float" office:value="163" table:style-name="ce21">
            <text:p>163</text:p>
          </table:table-cell>
          <table:table-cell office:value-type="float" office:value="176" table:style-name="ce21">
            <text:p>176</text:p>
          </table:table-cell>
          <table:table-cell office:value-type="float" office:value="211" table:style-name="ce21">
            <text:p>211</text:p>
          </table:table-cell>
          <table:table-cell office:value-type="float" office:value="153" table:style-name="ce21">
            <text:p>153</text:p>
          </table:table-cell>
          <table:table-cell office:value-type="float" office:value="128" table:style-name="ce21">
            <text:p>128</text:p>
          </table:table-cell>
          <table:table-cell office:value-type="float" office:value="179" table:style-name="ce21">
            <text:p>179</text:p>
          </table:table-cell>
          <table:table-cell office:value-type="float" office:value="183" table:style-name="ce21">
            <text:p>183</text:p>
          </table:table-cell>
          <table:table-cell office:value-type="float" office:value="164" table:style-name="ce21">
            <text:p>164</text:p>
          </table:table-cell>
          <table:table-cell office:value-type="float" office:value="157" table:style-name="ce21">
            <text:p>157</text:p>
          </table:table-cell>
          <table:table-cell office:value-type="float" office:value="172" table:style-name="ce21">
            <text:p>172</text:p>
          </table:table-cell>
          <table:table-cell office:value-type="float" office:value="162" table:style-name="ce21">
            <text:p>162</text:p>
          </table:table-cell>
          <table:table-cell office:value-type="float" office:value="177" table:style-name="ce21">
            <text:p>177</text:p>
          </table:table-cell>
          <table:table-cell office:value-type="float" office:value="181" table:style-name="ce21">
            <text:p>181</text:p>
          </table:table-cell>
          <table:table-cell office:value-type="float" office:value="160" table:style-name="ce21">
            <text:p>160</text:p>
          </table:table-cell>
          <table:table-cell office:value-type="float" office:value="165" table:style-name="ce22">
            <text:p>165</text:p>
          </table:table-cell>
          <table:table-cell office:value-type="float" office:value="164" table:style-name="ce22">
            <text:p>164</text:p>
          </table:table-cell>
          <table:table-cell table:number-columns-repeated="16366" table:style-name="ce19"/>
        </table:table-row>
        <table:table-row table:style-name="ro1">
          <table:table-cell office:value-type="string" table:style-name="ce20">
            <text:p><text:s text:c="2"/>Public major injuries</text:p>
          </table:table-cell>
          <table:table-cell office:value-type="float" office:value="52" table:style-name="ce21">
            <text:p>52</text:p>
          </table:table-cell>
          <table:table-cell office:value-type="float" office:value="40" table:style-name="ce21">
            <text:p>40</text:p>
          </table:table-cell>
          <table:table-cell office:value-type="float" office:value="54" table:style-name="ce21">
            <text:p>54</text:p>
          </table:table-cell>
          <table:table-cell office:value-type="float" office:value="41" table:style-name="ce21">
            <text:p>41</text:p>
          </table:table-cell>
          <table:table-cell office:value-type="float" office:value="42" table:style-name="ce21">
            <text:p>42</text:p>
          </table:table-cell>
          <table:table-cell office:value-type="float" office:value="58" table:style-name="ce21">
            <text:p>58</text:p>
          </table:table-cell>
          <table:table-cell office:value-type="float" office:value="44" table:style-name="ce21">
            <text:p>44</text:p>
          </table:table-cell>
          <table:table-cell office:value-type="float" office:value="54" table:style-name="ce21">
            <text:p>54</text:p>
          </table:table-cell>
          <table:table-cell office:value-type="float" office:value="39" table:style-name="ce21">
            <text:p>39</text:p>
          </table:table-cell>
          <table:table-cell office:value-type="float" office:value="36" table:style-name="ce21">
            <text:p>36</text:p>
          </table:table-cell>
          <table:table-cell office:value-type="float" office:value="41" table:style-name="ce21">
            <text:p>41</text:p>
          </table:table-cell>
          <table:table-cell office:value-type="float" office:value="42" table:style-name="ce21">
            <text:p>42</text:p>
          </table:table-cell>
          <table:table-cell office:value-type="float" office:value="46" table:style-name="ce21">
            <text:p>46</text:p>
          </table:table-cell>
          <table:table-cell office:value-type="float" office:value="50" table:style-name="ce21">
            <text:p>50</text:p>
          </table:table-cell>
          <table:table-cell office:value-type="float" office:value="38" table:style-name="ce21">
            <text:p>38</text:p>
          </table:table-cell>
          <table:table-cell office:value-type="string" table:style-name="ce22">
            <text:p>:</text:p>
          </table:table-cell>
          <table:table-cell office:value-type="string" table:style-name="ce22">
            <text:p>:</text:p>
          </table:table-cell>
          <table:table-cell table:number-columns-repeated="16366" table:style-name="ce19"/>
        </table:table-row>
        <table:table-row table:style-name="ro1">
          <table:table-cell office:value-type="string" table:style-name="ce20">
            <text:p>Total major injuries (excl. suicides)</text:p>
          </table:table-cell>
          <table:table-cell office:value-type="float" office:value="499" table:style-name="ce21">
            <text:p>499</text:p>
          </table:table-cell>
          <table:table-cell office:value-type="float" office:value="477" table:style-name="ce21">
            <text:p>477</text:p>
          </table:table-cell>
          <table:table-cell office:value-type="float" office:value="515" table:style-name="ce21">
            <text:p>515</text:p>
          </table:table-cell>
          <table:table-cell office:value-type="float" office:value="483" table:style-name="ce21">
            <text:p>483</text:p>
          </table:table-cell>
          <table:table-cell office:value-type="float" office:value="436" table:style-name="ce21">
            <text:p>436</text:p>
          </table:table-cell>
          <table:table-cell office:value-type="float" office:value="433" table:style-name="ce21">
            <text:p>433</text:p>
          </table:table-cell>
          <table:table-cell office:value-type="float" office:value="433" table:style-name="ce21">
            <text:p>433</text:p>
          </table:table-cell>
          <table:table-cell office:value-type="float" office:value="468" table:style-name="ce21">
            <text:p>468</text:p>
          </table:table-cell>
          <table:table-cell office:value-type="float" office:value="436" table:style-name="ce21">
            <text:p>436</text:p>
          </table:table-cell>
          <table:table-cell office:value-type="float" office:value="443" table:style-name="ce21">
            <text:p>443</text:p>
          </table:table-cell>
          <table:table-cell office:value-type="float" office:value="471" table:style-name="ce21">
            <text:p>471</text:p>
          </table:table-cell>
          <table:table-cell office:value-type="float" office:value="516" table:style-name="ce21">
            <text:p>516</text:p>
          </table:table-cell>
          <table:table-cell office:value-type="float" office:value="496" table:style-name="ce21">
            <text:p>496</text:p>
          </table:table-cell>
          <table:table-cell office:value-type="float" office:value="529" table:style-name="ce21">
            <text:p>529</text:p>
          </table:table-cell>
          <table:table-cell office:value-type="float" office:value="492" table:style-name="ce21">
            <text:p>492</text:p>
          </table:table-cell>
          <table:table-cell office:value-type="string" table:style-name="ce22">
            <text:p>:</text:p>
          </table:table-cell>
          <table:table-cell office:value-type="string" table:style-name="ce22">
            <text:p>:</text:p>
          </table:table-cell>
          <table:table-cell table:number-columns-repeated="16366" table:style-name="ce19"/>
        </table:table-row>
        <table:table-row table:style-name="ro1">
          <table:table-cell office:value-type="string" table:style-name="ce19">
            <text:p><text:s text:c="2"/>Suicides</text:p>
          </table:table-cell>
          <table:table-cell office:value-type="float" office:value="37" table:style-name="ce23">
            <text:p>37</text:p>
          </table:table-cell>
          <table:table-cell office:value-type="float" office:value="33" table:style-name="ce23">
            <text:p>33</text:p>
          </table:table-cell>
          <table:table-cell office:value-type="float" office:value="29" table:style-name="ce23">
            <text:p>29</text:p>
          </table:table-cell>
          <table:table-cell office:value-type="float" office:value="21" table:style-name="ce23">
            <text:p>21</text:p>
          </table:table-cell>
          <table:table-cell office:value-type="float" office:value="32" table:style-name="ce23">
            <text:p>32</text:p>
          </table:table-cell>
          <table:table-cell office:value-type="float" office:value="34" table:style-name="ce23">
            <text:p>34</text:p>
          </table:table-cell>
          <table:table-cell office:value-type="float" office:value="26" table:style-name="ce23">
            <text:p>26</text:p>
          </table:table-cell>
          <table:table-cell office:value-type="float" office:value="32" table:style-name="ce23">
            <text:p>32</text:p>
          </table:table-cell>
          <table:table-cell office:value-type="float" office:value="26" table:style-name="ce23">
            <text:p>26</text:p>
          </table:table-cell>
          <table:table-cell office:value-type="float" office:value="36" table:style-name="ce23">
            <text:p>36</text:p>
          </table:table-cell>
          <table:table-cell office:value-type="float" office:value="23" table:style-name="ce23">
            <text:p>23</text:p>
          </table:table-cell>
          <table:table-cell office:value-type="float" office:value="35" table:style-name="ce23">
            <text:p>35</text:p>
          </table:table-cell>
          <table:table-cell office:value-type="float" office:value="54" table:style-name="ce23">
            <text:p>54</text:p>
          </table:table-cell>
          <table:table-cell office:value-type="float" office:value="38" table:style-name="ce23">
            <text:p>38</text:p>
          </table:table-cell>
          <table:table-cell office:value-type="float" office:value="33" table:style-name="ce23">
            <text:p>33</text:p>
          </table:table-cell>
          <table:table-cell office:value-type="float" office:value="47" table:style-name="ce24">
            <text:p>47</text:p>
          </table:table-cell>
          <table:table-cell office:value-type="string" table:style-name="ce24">
            <text:p>:</text:p>
          </table:table-cell>
          <table:table-cell table:number-columns-repeated="16366" table:style-name="ce19"/>
        </table:table-row>
        <table:table-row table:style-name="ro1">
          <table:table-cell office:value-type="string" table:style-name="ce20">
            <text:p>Total major injuries</text:p>
          </table:table-cell>
          <table:table-cell office:value-type="float" office:value="536" table:style-name="ce21">
            <text:p>536</text:p>
          </table:table-cell>
          <table:table-cell office:value-type="float" office:value="510" table:style-name="ce21">
            <text:p>510</text:p>
          </table:table-cell>
          <table:table-cell office:value-type="float" office:value="544" table:style-name="ce21">
            <text:p>544</text:p>
          </table:table-cell>
          <table:table-cell office:value-type="float" office:value="504" table:style-name="ce21">
            <text:p>504</text:p>
          </table:table-cell>
          <table:table-cell office:value-type="float" office:value="468" table:style-name="ce21">
            <text:p>468</text:p>
          </table:table-cell>
          <table:table-cell office:value-type="float" office:value="467" table:style-name="ce21">
            <text:p>467</text:p>
          </table:table-cell>
          <table:table-cell office:value-type="float" office:value="459" table:style-name="ce21">
            <text:p>459</text:p>
          </table:table-cell>
          <table:table-cell office:value-type="float" office:value="500" table:style-name="ce21">
            <text:p>500</text:p>
          </table:table-cell>
          <table:table-cell office:value-type="float" office:value="462" table:style-name="ce21">
            <text:p>462</text:p>
          </table:table-cell>
          <table:table-cell office:value-type="float" office:value="479" table:style-name="ce21">
            <text:p>479</text:p>
          </table:table-cell>
          <table:table-cell office:value-type="float" office:value="494" table:style-name="ce21">
            <text:p>494</text:p>
          </table:table-cell>
          <table:table-cell office:value-type="float" office:value="551" table:style-name="ce21">
            <text:p>551</text:p>
          </table:table-cell>
          <table:table-cell office:value-type="float" office:value="550" table:style-name="ce21">
            <text:p>550</text:p>
          </table:table-cell>
          <table:table-cell office:value-type="float" office:value="567" table:style-name="ce21">
            <text:p>567</text:p>
          </table:table-cell>
          <table:table-cell office:value-type="float" office:value="525" table:style-name="ce21">
            <text:p>525</text:p>
          </table:table-cell>
          <table:table-cell office:value-type="string" table:style-name="ce22">
            <text:p>:</text:p>
          </table:table-cell>
          <table:table-cell office:value-type="string" table:style-name="ce22">
            <text:p>:</text:p>
          </table:table-cell>
          <table:table-cell table:number-columns-repeated="16366" table:style-name="ce19"/>
        </table:table-row>
        <table:table-row table:style-name="ro1">
          <table:table-cell table:style-name="ce19"/>
          <table:table-cell table:number-columns-repeated="15" table:style-name="ce23"/>
          <table:table-cell table:number-columns-repeated="2" table:style-name="ce24"/>
          <table:table-cell table:number-columns-repeated="16366" table:style-name="ce19"/>
        </table:table-row>
        <table:table-row table:style-name="ro1">
          <table:table-cell office:value-type="string" table:style-name="ce20">
            <text:p>Minor injuries</text:p>
          </table:table-cell>
          <table:table-cell office:value-type="float" office:value="11671" table:style-name="ce21">
            <text:p>11,671</text:p>
          </table:table-cell>
          <table:table-cell office:value-type="float" office:value="11506" table:style-name="ce21">
            <text:p>11,506</text:p>
          </table:table-cell>
          <table:table-cell office:value-type="float" office:value="12204" table:style-name="ce21">
            <text:p>12,204</text:p>
          </table:table-cell>
          <table:table-cell office:value-type="float" office:value="12144" table:style-name="ce21">
            <text:p>12,144</text:p>
          </table:table-cell>
          <table:table-cell office:value-type="float" office:value="11759" table:style-name="ce21">
            <text:p>11,759</text:p>
          </table:table-cell>
          <table:table-cell office:value-type="float" office:value="11432" table:style-name="ce21">
            <text:p>11,432</text:p>
          </table:table-cell>
          <table:table-cell office:value-type="float" office:value="12350" table:style-name="ce21">
            <text:p>12,350</text:p>
          </table:table-cell>
          <table:table-cell office:value-type="float" office:value="12352" table:style-name="ce21">
            <text:p>12,352</text:p>
          </table:table-cell>
          <table:table-cell office:value-type="float" office:value="12252" table:style-name="ce21">
            <text:p>12,252</text:p>
          </table:table-cell>
          <table:table-cell office:value-type="float" office:value="12642" table:style-name="ce21">
            <text:p>12,642</text:p>
          </table:table-cell>
          <table:table-cell office:value-type="float" office:value="12986" table:style-name="ce21">
            <text:p>12,986</text:p>
          </table:table-cell>
          <table:table-cell office:value-type="float" office:value="12796" table:style-name="ce21">
            <text:p>12,796</text:p>
          </table:table-cell>
          <table:table-cell office:value-type="float" office:value="12787" table:style-name="ce21">
            <text:p>12,787</text:p>
          </table:table-cell>
          <table:table-cell office:value-type="float" office:value="13200" table:style-name="ce21">
            <text:p>13,200</text:p>
          </table:table-cell>
          <table:table-cell office:value-type="float" office:value="12721" table:style-name="ce21">
            <text:p>12,721</text:p>
          </table:table-cell>
          <table:table-cell office:value-type="string" table:style-name="ce22">
            <text:p>:</text:p>
          </table:table-cell>
          <table:table-cell office:value-type="string" table:style-name="ce22">
            <text:p>:</text:p>
          </table:table-cell>
          <table:table-cell table:number-columns-repeated="16366" table:style-name="ce19"/>
        </table:table-row>
        <table:table-row table:style-name="ro1">
          <table:table-cell office:value-type="string" table:style-name="ce19">
            <text:p><text:s text:c="2"/>Passengers</text:p>
          </table:table-cell>
          <table:table-cell office:value-type="float" office:value="5016" table:style-name="ce23">
            <text:p>5,016</text:p>
          </table:table-cell>
          <table:table-cell office:value-type="float" office:value="4855" table:style-name="ce23">
            <text:p>4,855</text:p>
          </table:table-cell>
          <table:table-cell office:value-type="float" office:value="5138" table:style-name="ce23">
            <text:p>5,138</text:p>
          </table:table-cell>
          <table:table-cell office:value-type="float" office:value="5052" table:style-name="ce23">
            <text:p>5,052</text:p>
          </table:table-cell>
          <table:table-cell office:value-type="float" office:value="4873" table:style-name="ce23">
            <text:p>4,873</text:p>
          </table:table-cell>
          <table:table-cell office:value-type="float" office:value="4899" table:style-name="ce23">
            <text:p>4,899</text:p>
          </table:table-cell>
          <table:table-cell office:value-type="float" office:value="5073" table:style-name="ce23">
            <text:p>5,073</text:p>
          </table:table-cell>
          <table:table-cell office:value-type="float" office:value="5278" table:style-name="ce23">
            <text:p>5,278</text:p>
          </table:table-cell>
          <table:table-cell office:value-type="float" office:value="5311" table:style-name="ce23">
            <text:p>5,311</text:p>
          </table:table-cell>
          <table:table-cell office:value-type="float" office:value="5600" table:style-name="ce23">
            <text:p>5,600</text:p>
          </table:table-cell>
          <table:table-cell office:value-type="float" office:value="5954" table:style-name="ce23">
            <text:p>5,954</text:p>
          </table:table-cell>
          <table:table-cell office:value-type="float" office:value="6384" table:style-name="ce23">
            <text:p>6,384</text:p>
          </table:table-cell>
          <table:table-cell office:value-type="float" office:value="6363" table:style-name="ce23">
            <text:p>6,363</text:p>
          </table:table-cell>
          <table:table-cell office:value-type="float" office:value="6861" table:style-name="ce23">
            <text:p>6,861</text:p>
          </table:table-cell>
          <table:table-cell office:value-type="float" office:value="6712" table:style-name="ce23">
            <text:p>6,712</text:p>
          </table:table-cell>
          <table:table-cell office:value-type="float" office:value="6742" table:style-name="ce24">
            <text:p>6,742</text:p>
          </table:table-cell>
          <table:table-cell office:value-type="float" office:value="6400" table:style-name="ce24">
            <text:p>6,400</text:p>
          </table:table-cell>
          <table:table-cell table:number-columns-repeated="16366" table:style-name="ce19"/>
        </table:table-row>
        <table:table-row table:style-name="ro1">
          <table:table-cell office:value-type="string" table:style-name="ce19">
            <text:p><text:s text:c="2"/>Workforce</text:p>
          </table:table-cell>
          <table:table-cell office:value-type="float" office:value="6452" table:style-name="ce23">
            <text:p>6,452</text:p>
          </table:table-cell>
          <table:table-cell office:value-type="float" office:value="6551" table:style-name="ce23">
            <text:p>6,551</text:p>
          </table:table-cell>
          <table:table-cell office:value-type="float" office:value="6956" table:style-name="ce23">
            <text:p>6,956</text:p>
          </table:table-cell>
          <table:table-cell office:value-type="float" office:value="6943" table:style-name="ce23">
            <text:p>6,943</text:p>
          </table:table-cell>
          <table:table-cell office:value-type="float" office:value="6753" table:style-name="ce23">
            <text:p>6,753</text:p>
          </table:table-cell>
          <table:table-cell office:value-type="float" office:value="6362" table:style-name="ce23">
            <text:p>6,362</text:p>
          </table:table-cell>
          <table:table-cell office:value-type="float" office:value="7120" table:style-name="ce23">
            <text:p>7,120</text:p>
          </table:table-cell>
          <table:table-cell office:value-type="float" office:value="6918" table:style-name="ce23">
            <text:p>6,918</text:p>
          </table:table-cell>
          <table:table-cell office:value-type="float" office:value="6732" table:style-name="ce23">
            <text:p>6,732</text:p>
          </table:table-cell>
          <table:table-cell office:value-type="float" office:value="6837" table:style-name="ce23">
            <text:p>6,837</text:p>
          </table:table-cell>
          <table:table-cell office:value-type="float" office:value="6824" table:style-name="ce23">
            <text:p>6,824</text:p>
          </table:table-cell>
          <table:table-cell office:value-type="float" office:value="6215" table:style-name="ce23">
            <text:p>6,215</text:p>
          </table:table-cell>
          <table:table-cell office:value-type="float" office:value="6236" table:style-name="ce23">
            <text:p>6,236</text:p>
          </table:table-cell>
          <table:table-cell office:value-type="float" office:value="6139" table:style-name="ce23">
            <text:p>6,139</text:p>
          </table:table-cell>
          <table:table-cell office:value-type="float" office:value="5749" table:style-name="ce23">
            <text:p>5,749</text:p>
          </table:table-cell>
          <table:table-cell office:value-type="float" office:value="5737" table:style-name="ce24">
            <text:p>5,737</text:p>
          </table:table-cell>
          <table:table-cell office:value-type="float" office:value="5694" table:style-name="ce24">
            <text:p>5,694</text:p>
          </table:table-cell>
          <table:table-cell table:style-name="ce23"/>
          <table:table-cell table:number-columns-repeated="16365" table:style-name="ce19"/>
        </table:table-row>
        <table:table-row table:style-name="ro1">
          <table:table-cell office:value-type="string" table:style-name="ce19">
            <text:p><text:s text:c="2"/>Public</text:p>
          </table:table-cell>
          <table:table-cell office:value-type="float" office:value="189" table:style-name="ce23">
            <text:p>189</text:p>
          </table:table-cell>
          <table:table-cell office:value-type="float" office:value="92" table:style-name="ce23">
            <text:p>92</text:p>
          </table:table-cell>
          <table:table-cell office:value-type="float" office:value="98" table:style-name="ce23">
            <text:p>98</text:p>
          </table:table-cell>
          <table:table-cell office:value-type="float" office:value="142" table:style-name="ce23">
            <text:p>142</text:p>
          </table:table-cell>
          <table:table-cell office:value-type="float" office:value="117" table:style-name="ce23">
            <text:p>117</text:p>
          </table:table-cell>
          <table:table-cell office:value-type="float" office:value="163" table:style-name="ce23">
            <text:p>163</text:p>
          </table:table-cell>
          <table:table-cell office:value-type="float" office:value="145" table:style-name="ce23">
            <text:p>145</text:p>
          </table:table-cell>
          <table:table-cell office:value-type="float" office:value="136" table:style-name="ce23">
            <text:p>136</text:p>
          </table:table-cell>
          <table:table-cell office:value-type="float" office:value="194" table:style-name="ce23">
            <text:p>194</text:p>
          </table:table-cell>
          <table:table-cell office:value-type="float" office:value="188" table:style-name="ce23">
            <text:p>188</text:p>
          </table:table-cell>
          <table:table-cell office:value-type="float" office:value="187" table:style-name="ce23">
            <text:p>187</text:p>
          </table:table-cell>
          <table:table-cell office:value-type="float" office:value="181" table:style-name="ce23">
            <text:p>181</text:p>
          </table:table-cell>
          <table:table-cell office:value-type="float" office:value="163" table:style-name="ce23">
            <text:p>163</text:p>
          </table:table-cell>
          <table:table-cell office:value-type="float" office:value="180" table:style-name="ce23">
            <text:p>180</text:p>
          </table:table-cell>
          <table:table-cell office:value-type="float" office:value="219" table:style-name="ce23">
            <text:p>219</text:p>
          </table:table-cell>
          <table:table-cell office:value-type="string" table:style-name="ce24">
            <text:p>:</text:p>
          </table:table-cell>
          <table:table-cell office:value-type="string" table:style-name="ce24">
            <text:p>:</text:p>
          </table:table-cell>
          <table:table-cell table:number-columns-repeated="16366" table:style-name="ce19"/>
        </table:table-row>
        <table:table-row table:style-name="ro1">
          <table:table-cell office:value-type="string" table:style-name="ce19">
            <text:p><text:s text:c="2"/>Suicides</text:p>
          </table:table-cell>
          <table:table-cell office:value-type="float" office:value="14" table:style-name="ce23">
            <text:p>14</text:p>
          </table:table-cell>
          <table:table-cell office:value-type="float" office:value="8" table:style-name="ce23">
            <text:p>8</text:p>
          </table:table-cell>
          <table:table-cell office:value-type="float" office:value="12" table:style-name="ce23">
            <text:p>12</text:p>
          </table:table-cell>
          <table:table-cell office:value-type="float" office:value="7" table:style-name="ce23">
            <text:p>7</text:p>
          </table:table-cell>
          <table:table-cell office:value-type="float" office:value="16" table:style-name="ce23">
            <text:p>16</text:p>
          </table:table-cell>
          <table:table-cell office:value-type="float" office:value="8" table:style-name="ce23">
            <text:p>8</text:p>
          </table:table-cell>
          <table:table-cell office:value-type="float" office:value="12" table:style-name="ce23">
            <text:p>12</text:p>
          </table:table-cell>
          <table:table-cell office:value-type="float" office:value="20" table:style-name="ce23">
            <text:p>20</text:p>
          </table:table-cell>
          <table:table-cell office:value-type="float" office:value="15" table:style-name="ce23">
            <text:p>15</text:p>
          </table:table-cell>
          <table:table-cell office:value-type="float" office:value="17" table:style-name="ce23">
            <text:p>17</text:p>
          </table:table-cell>
          <table:table-cell office:value-type="float" office:value="21" table:style-name="ce23">
            <text:p>21</text:p>
          </table:table-cell>
          <table:table-cell office:value-type="float" office:value="16" table:style-name="ce23">
            <text:p>16</text:p>
          </table:table-cell>
          <table:table-cell office:value-type="float" office:value="25" table:style-name="ce23">
            <text:p>25</text:p>
          </table:table-cell>
          <table:table-cell office:value-type="float" office:value="20" table:style-name="ce23">
            <text:p>20</text:p>
          </table:table-cell>
          <table:table-cell office:value-type="float" office:value="41" table:style-name="ce23">
            <text:p>41</text:p>
          </table:table-cell>
          <table:table-cell office:value-type="float" office:value="46" table:style-name="ce24">
            <text:p>46</text:p>
          </table:table-cell>
          <table:table-cell office:value-type="string" table:style-name="ce39">
            <text:p>:</text:p>
          </table:table-cell>
          <table:table-cell table:number-columns-repeated="16366" table:style-name="ce19"/>
        </table:table-row>
        <table:table-row table:style-name="ro1">
          <table:table-cell table:style-name="ce19"/>
          <table:table-cell table:number-columns-repeated="15" table:style-name="ce23"/>
          <table:table-cell table:number-columns-repeated="2" table:style-name="ce24"/>
          <table:table-cell table:number-columns-repeated="16366" table:style-name="ce19"/>
        </table:table-row>
        <table:table-row table:style-name="ro1">
          <table:table-cell office:value-type="string" table:style-name="ce20">
            <text:p>Shock/trauma</text:p>
          </table:table-cell>
          <table:table-cell office:value-type="float" office:value="1839" table:style-name="ce21">
            <text:p>1,839</text:p>
          </table:table-cell>
          <table:table-cell office:value-type="float" office:value="1939" table:style-name="ce21">
            <text:p>1,939</text:p>
          </table:table-cell>
          <table:table-cell office:value-type="float" office:value="2070" table:style-name="ce21">
            <text:p>2,070</text:p>
          </table:table-cell>
          <table:table-cell office:value-type="float" office:value="1760" table:style-name="ce21">
            <text:p>1,760</text:p>
          </table:table-cell>
          <table:table-cell office:value-type="float" office:value="1796" table:style-name="ce21">
            <text:p>1,796</text:p>
          </table:table-cell>
          <table:table-cell office:value-type="float" office:value="1809" table:style-name="ce21">
            <text:p>1,809</text:p>
          </table:table-cell>
          <table:table-cell office:value-type="float" office:value="1814" table:style-name="ce21">
            <text:p>1,814</text:p>
          </table:table-cell>
          <table:table-cell office:value-type="float" office:value="1667" table:style-name="ce21">
            <text:p>1,667</text:p>
          </table:table-cell>
          <table:table-cell office:value-type="float" office:value="1382" table:style-name="ce21">
            <text:p>1,382</text:p>
          </table:table-cell>
          <table:table-cell office:value-type="float" office:value="1396" table:style-name="ce21">
            <text:p>1,396</text:p>
          </table:table-cell>
          <table:table-cell office:value-type="float" office:value="1513" table:style-name="ce21">
            <text:p>1,513</text:p>
          </table:table-cell>
          <table:table-cell office:value-type="float" office:value="1217" table:style-name="ce21">
            <text:p>1,217</text:p>
          </table:table-cell>
          <table:table-cell office:value-type="float" office:value="1265" table:style-name="ce21">
            <text:p>1,265</text:p>
          </table:table-cell>
          <table:table-cell office:value-type="float" office:value="1092" table:style-name="ce21">
            <text:p>1,092</text:p>
          </table:table-cell>
          <table:table-cell office:value-type="float" office:value="983" table:style-name="ce21">
            <text:p>983</text:p>
          </table:table-cell>
          <table:table-cell office:value-type="string" table:style-name="ce22">
            <text:p>:</text:p>
          </table:table-cell>
          <table:table-cell office:value-type="string" table:style-name="ce22">
            <text:p>:</text:p>
          </table:table-cell>
          <table:table-cell table:number-columns-repeated="16366" table:style-name="ce19"/>
        </table:table-row>
        <table:table-row table:style-name="ro1">
          <table:table-cell office:value-type="string" table:style-name="ce19">
            <text:p><text:s text:c="2"/>Passengers</text:p>
          </table:table-cell>
          <table:table-cell office:value-type="float" office:value="145" table:style-name="ce23">
            <text:p>145</text:p>
          </table:table-cell>
          <table:table-cell office:value-type="float" office:value="215" table:style-name="ce23">
            <text:p>215</text:p>
          </table:table-cell>
          <table:table-cell office:value-type="float" office:value="308" table:style-name="ce23">
            <text:p>308</text:p>
          </table:table-cell>
          <table:table-cell office:value-type="float" office:value="218" table:style-name="ce23">
            <text:p>218</text:p>
          </table:table-cell>
          <table:table-cell office:value-type="float" office:value="258" table:style-name="ce23">
            <text:p>258</text:p>
          </table:table-cell>
          <table:table-cell office:value-type="float" office:value="333" table:style-name="ce23">
            <text:p>333</text:p>
          </table:table-cell>
          <table:table-cell office:value-type="float" office:value="335" table:style-name="ce23">
            <text:p>335</text:p>
          </table:table-cell>
          <table:table-cell office:value-type="float" office:value="260" table:style-name="ce23">
            <text:p>260</text:p>
          </table:table-cell>
          <table:table-cell office:value-type="float" office:value="207" table:style-name="ce23">
            <text:p>207</text:p>
          </table:table-cell>
          <table:table-cell office:value-type="float" office:value="226" table:style-name="ce23">
            <text:p>226</text:p>
          </table:table-cell>
          <table:table-cell office:value-type="float" office:value="262" table:style-name="ce23">
            <text:p>262</text:p>
          </table:table-cell>
          <table:table-cell office:value-type="float" office:value="238" table:style-name="ce23">
            <text:p>238</text:p>
          </table:table-cell>
          <table:table-cell office:value-type="float" office:value="233" table:style-name="ce23">
            <text:p>233</text:p>
          </table:table-cell>
          <table:table-cell office:value-type="float" office:value="254" table:style-name="ce23">
            <text:p>254</text:p>
          </table:table-cell>
          <table:table-cell office:value-type="float" office:value="206" table:style-name="ce23">
            <text:p>206</text:p>
          </table:table-cell>
          <table:table-cell office:value-type="float" office:value="173" table:style-name="ce24">
            <text:p>173</text:p>
          </table:table-cell>
          <table:table-cell office:value-type="float" office:value="167" table:style-name="ce24">
            <text:p>167</text:p>
          </table:table-cell>
          <table:table-cell table:number-columns-repeated="16366" table:style-name="ce19"/>
        </table:table-row>
        <table:table-row table:style-name="ro1">
          <table:table-cell office:value-type="string" table:style-name="ce19">
            <text:p><text:s text:c="2"/>Workforce</text:p>
          </table:table-cell>
          <table:table-cell office:value-type="float" office:value="1690" table:style-name="ce23">
            <text:p>1,690</text:p>
          </table:table-cell>
          <table:table-cell office:value-type="float" office:value="1716" table:style-name="ce23">
            <text:p>1,716</text:p>
          </table:table-cell>
          <table:table-cell office:value-type="float" office:value="1753" table:style-name="ce23">
            <text:p>1,753</text:p>
          </table:table-cell>
          <table:table-cell office:value-type="float" office:value="1538" table:style-name="ce23">
            <text:p>1,538</text:p>
          </table:table-cell>
          <table:table-cell office:value-type="float" office:value="1527" table:style-name="ce23">
            <text:p>1,527</text:p>
          </table:table-cell>
          <table:table-cell office:value-type="float" office:value="1472" table:style-name="ce23">
            <text:p>1,472</text:p>
          </table:table-cell>
          <table:table-cell office:value-type="float" office:value="1468" table:style-name="ce23">
            <text:p>1,468</text:p>
          </table:table-cell>
          <table:table-cell office:value-type="float" office:value="1396" table:style-name="ce23">
            <text:p>1,396</text:p>
          </table:table-cell>
          <table:table-cell office:value-type="float" office:value="1170" table:style-name="ce23">
            <text:p>1,170</text:p>
          </table:table-cell>
          <table:table-cell office:value-type="float" office:value="1166" table:style-name="ce23">
            <text:p>1,166</text:p>
          </table:table-cell>
          <table:table-cell office:value-type="float" office:value="1247" table:style-name="ce23">
            <text:p>1,247</text:p>
          </table:table-cell>
          <table:table-cell office:value-type="float" office:value="973" table:style-name="ce23">
            <text:p>973</text:p>
          </table:table-cell>
          <table:table-cell office:value-type="float" office:value="1027" table:style-name="ce23">
            <text:p>1,027</text:p>
          </table:table-cell>
          <table:table-cell office:value-type="float" office:value="833" table:style-name="ce23">
            <text:p>833</text:p>
          </table:table-cell>
          <table:table-cell office:value-type="float" office:value="770" table:style-name="ce23">
            <text:p>770</text:p>
          </table:table-cell>
          <table:table-cell office:value-type="float" office:value="899" table:style-name="ce24">
            <text:p>899</text:p>
          </table:table-cell>
          <table:table-cell office:value-type="float" office:value="803" table:style-name="ce24">
            <text:p>803</text:p>
          </table:table-cell>
          <table:table-cell table:style-name="ce23"/>
          <table:table-cell table:number-columns-repeated="16365" table:style-name="ce19"/>
        </table:table-row>
        <table:table-row table:style-name="ro1">
          <table:table-cell office:value-type="string" table:style-name="ce19">
            <text:p><text:s text:c="2"/>Public</text:p>
          </table:table-cell>
          <table:table-cell office:value-type="float" office:value="4" table:style-name="ce23">
            <text:p>4</text:p>
          </table:table-cell>
          <table:table-cell office:value-type="float" office:value="7" table:style-name="ce23">
            <text:p>7</text:p>
          </table:table-cell>
          <table:table-cell office:value-type="float" office:value="6" table:style-name="ce23">
            <text:p>6</text:p>
          </table:table-cell>
          <table:table-cell office:value-type="float" office:value="4" table:style-name="ce23">
            <text:p>4</text:p>
          </table:table-cell>
          <table:table-cell office:value-type="float" office:value="9" table:style-name="ce23">
            <text:p>9</text:p>
          </table:table-cell>
          <table:table-cell office:value-type="float" office:value="3" table:style-name="ce23">
            <text:p>3</text:p>
          </table:table-cell>
          <table:table-cell office:value-type="float" office:value="11" table:style-name="ce23">
            <text:p>11</text:p>
          </table:table-cell>
          <table:table-cell office:value-type="float" office:value="11" table:style-name="ce23">
            <text:p>11</text:p>
          </table:table-cell>
          <table:table-cell office:value-type="float" office:value="4" table:style-name="ce23">
            <text:p>4</text:p>
          </table:table-cell>
          <table:table-cell office:value-type="float" office:value="4" table:style-name="ce23">
            <text:p>4</text:p>
          </table:table-cell>
          <table:table-cell office:value-type="float" office:value="3" table:style-name="ce23">
            <text:p>3</text:p>
          </table:table-cell>
          <table:table-cell office:value-type="float" office:value="6" table:style-name="ce23">
            <text:p>6</text:p>
          </table:table-cell>
          <table:table-cell office:value-type="float" office:value="2" table:style-name="ce23">
            <text:p>2</text:p>
          </table:table-cell>
          <table:table-cell office:value-type="float" office:value="4" table:style-name="ce23">
            <text:p>4</text:p>
          </table:table-cell>
          <table:table-cell office:value-type="float" office:value="7" table:style-name="ce23">
            <text:p>7</text:p>
          </table:table-cell>
          <table:table-cell office:value-type="string" table:style-name="ce24">
            <text:p>:</text:p>
          </table:table-cell>
          <table:table-cell office:value-type="string" table:style-name="ce24">
            <text:p>:</text:p>
          </table:table-cell>
          <table:table-cell table:number-columns-repeated="16366" table:style-name="ce19"/>
        </table:table-row>
        <table:table-row table:style-name="ro1">
          <table:table-cell office:value-type="string" table:style-name="ce19">
            <text:p><text:s text:c="2"/>Suicides</text:p>
          </table:table-cell>
          <table:table-cell office:value-type="float" office:value="0" table:style-name="ce23">
            <text:p>0</text:p>
          </table:table-cell>
          <table:table-cell office:value-type="float" office:value="1" table:style-name="ce23">
            <text:p>1</text:p>
          </table:table-cell>
          <table:table-cell office:value-type="float" office:value="3" table:style-name="ce23">
            <text:p>3</text:p>
          </table:table-cell>
          <table:table-cell office:value-type="float" office:value="0" table:style-name="ce23">
            <text:p>0</text:p>
          </table:table-cell>
          <table:table-cell office:value-type="float" office:value="2" table:style-name="ce23">
            <text:p>2</text:p>
          </table:table-cell>
          <table:table-cell office:value-type="float" office:value="1" table:style-name="ce23">
            <text:p>1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1" table:style-name="ce23">
            <text:p>1</text:p>
          </table:table-cell>
          <table:table-cell office:value-type="float" office:value="0" table:style-name="ce23">
            <text:p>0</text:p>
          </table:table-cell>
          <table:table-cell office:value-type="float" office:value="1" table:style-name="ce23">
            <text:p>1</text:p>
          </table:table-cell>
          <table:table-cell office:value-type="float" office:value="0" table:style-name="ce23">
            <text:p>0</text:p>
          </table:table-cell>
          <table:table-cell office:value-type="float" office:value="3" table:style-name="ce23">
            <text:p>3</text:p>
          </table:table-cell>
          <table:table-cell office:value-type="float" office:value="1" table:style-name="ce23">
            <text:p>1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4">
            <text:p>0</text:p>
          </table:table-cell>
          <table:table-cell office:value-type="string" table:style-name="ce39">
            <text:p>:</text:p>
          </table:table-cell>
          <table:table-cell table:number-columns-repeated="16366" table:style-name="ce19"/>
        </table:table-row>
        <table:table-row table:style-name="ro1">
          <table:table-cell office:value-type="string" table:style-name="ce20">
            <text:p>All casualties (excl. suicides)</text:p>
          </table:table-cell>
          <table:table-cell office:value-type="float" office:value="14076" table:style-name="ce21">
            <text:p>14,076</text:p>
          </table:table-cell>
          <table:table-cell office:value-type="float" office:value="13986" table:style-name="ce21">
            <text:p>13,986</text:p>
          </table:table-cell>
          <table:table-cell office:value-type="float" office:value="14848" table:style-name="ce21">
            <text:p>14,848</text:p>
          </table:table-cell>
          <table:table-cell office:value-type="float" office:value="14439" table:style-name="ce21">
            <text:p>14,439</text:p>
          </table:table-cell>
          <table:table-cell office:value-type="float" office:value="14042" table:style-name="ce21">
            <text:p>14,042</text:p>
          </table:table-cell>
          <table:table-cell office:value-type="float" office:value="13731" table:style-name="ce21">
            <text:p>13,731</text:p>
          </table:table-cell>
          <table:table-cell office:value-type="float" office:value="14655" table:style-name="ce21">
            <text:p>14,655</text:p>
          </table:table-cell>
          <table:table-cell office:value-type="float" office:value="14533" table:style-name="ce21">
            <text:p>14,533</text:p>
          </table:table-cell>
          <table:table-cell office:value-type="float" office:value="14118" table:style-name="ce21">
            <text:p>14,118</text:p>
          </table:table-cell>
          <table:table-cell office:value-type="float" office:value="14503" table:style-name="ce21">
            <text:p>14,503</text:p>
          </table:table-cell>
          <table:table-cell office:value-type="float" office:value="15001" table:style-name="ce21">
            <text:p>15,001</text:p>
          </table:table-cell>
          <table:table-cell office:value-type="float" office:value="14562" table:style-name="ce21">
            <text:p>14,562</text:p>
          </table:table-cell>
          <table:table-cell office:value-type="float" office:value="14560" table:style-name="ce21">
            <text:p>14,560</text:p>
          </table:table-cell>
          <table:table-cell office:value-type="float" office:value="14846" table:style-name="ce21">
            <text:p>14,846</text:p>
          </table:table-cell>
          <table:table-cell office:value-type="float" office:value="14201" table:style-name="ce21">
            <text:p>14,201</text:p>
          </table:table-cell>
          <table:table-cell office:value-type="string" table:style-name="ce22">
            <text:p>:</text:p>
          </table:table-cell>
          <table:table-cell office:value-type="string" table:style-name="ce22">
            <text:p>:</text:p>
          </table:table-cell>
          <table:table-cell table:number-columns-repeated="16366" table:style-name="ce19"/>
        </table:table-row>
        <table:table-row table:style-name="ro1">
          <table:table-cell office:value-type="string" table:style-name="ce26">
            <text:p>All casualties</text:p>
          </table:table-cell>
          <table:table-cell office:value-type="float" office:value="14319" table:style-name="ce27">
            <text:p>14,319</text:p>
          </table:table-cell>
          <table:table-cell office:value-type="float" office:value="14228" table:style-name="ce27">
            <text:p>14,228</text:p>
          </table:table-cell>
          <table:table-cell office:value-type="float" office:value="15081" table:style-name="ce27">
            <text:p>15,081</text:p>
          </table:table-cell>
          <table:table-cell office:value-type="float" office:value="14660" table:style-name="ce27">
            <text:p>14,660</text:p>
          </table:table-cell>
          <table:table-cell office:value-type="float" office:value="14317" table:style-name="ce27">
            <text:p>14,317</text:p>
          </table:table-cell>
          <table:table-cell office:value-type="float" office:value="13999" table:style-name="ce27">
            <text:p>13,999</text:p>
          </table:table-cell>
          <table:table-cell office:value-type="float" office:value="14900" table:style-name="ce27">
            <text:p>14,900</text:p>
          </table:table-cell>
          <table:table-cell office:value-type="float" office:value="14805" table:style-name="ce27">
            <text:p>14,805</text:p>
          </table:table-cell>
          <table:table-cell office:value-type="float" office:value="14403" table:style-name="ce27">
            <text:p>14,403</text:p>
          </table:table-cell>
          <table:table-cell office:value-type="float" office:value="14765" table:style-name="ce27">
            <text:p>14,765</text:p>
          </table:table-cell>
          <table:table-cell office:value-type="float" office:value="15296" table:style-name="ce27">
            <text:p>15,296</text:p>
          </table:table-cell>
          <table:table-cell office:value-type="float" office:value="14858" table:style-name="ce27">
            <text:p>14,858</text:p>
          </table:table-cell>
          <table:table-cell office:value-type="float" office:value="14917" table:style-name="ce27">
            <text:p>14,917</text:p>
          </table:table-cell>
          <table:table-cell office:value-type="float" office:value="15191" table:style-name="ce27">
            <text:p>15,191</text:p>
          </table:table-cell>
          <table:table-cell office:value-type="float" office:value="14526" table:style-name="ce27">
            <text:p>14,526</text:p>
          </table:table-cell>
          <table:table-cell office:value-type="string" table:style-name="ce28">
            <text:p>:</text:p>
          </table:table-cell>
          <table:table-cell office:value-type="string" table:style-name="ce28">
            <text:p>:</text:p>
          </table:table-cell>
          <table:table-cell table:number-columns-repeated="16366" table:style-name="ce19"/>
        </table:table-row>
        <table:table-row table:style-name="ro1">
          <table:table-cell table:style-name="ce20"/>
          <table:table-cell table:number-columns-repeated="17" table:style-name="ce21"/>
          <table:table-cell table:number-columns-repeated="16366" table:style-name="ce19"/>
        </table:table-row>
        <table:table-row table:style-name="ro4">
          <table:table-cell office:value-type="string" table:style-name="ce19">
            <text:p>Note: RSSB continually updates and revises previous years’ data in light of any new information that becomes available.</text:p>
          </table:table-cell>
          <table:table-cell table:number-columns-repeated="31" table:style-name="ce29"/>
          <table:table-cell table:number-columns-repeated="16352" table:style-name="ce3"/>
        </table:table-row>
        <table:table-row table:style-name="ro4">
          <table:table-cell table:style-name="ce19"/>
          <table:table-cell table:number-columns-repeated="11" table:style-name="ce29"/>
          <table:table-cell table:number-columns-repeated="2" table:style-name="ce19"/>
          <table:table-cell table:number-columns-repeated="18" table:style-name="ce29"/>
          <table:table-cell table:number-columns-repeated="16352" table:style-name="ce3"/>
        </table:table-row>
        <table:table-row table:style-name="ro4">
          <table:table-cell office:value-type="string" table:style-name="ce19">
            <text:p>R Due to a new reporting system being implemented in March 2017, RSSB has refreshed the back series to 2007-08 to mirror their Annual Safety Performance Report coverage.<text:s/></text:p>
          </table:table-cell>
          <table:table-cell table:number-columns-repeated="11" table:style-name="ce29"/>
          <table:table-cell table:number-columns-repeated="2" table:style-name="ce19"/>
          <table:table-cell table:number-columns-repeated="2" table:style-name="ce29"/>
          <table:table-cell table:style-name="ce3"/>
          <table:table-cell office:value-type="string" table:style-name="ce30">
            <text:p>Source: Rail Safety and Standards Board (RSSB)</text:p>
          </table:table-cell>
          <table:table-cell table:number-columns-repeated="14" table:style-name="ce29"/>
          <table:table-cell table:number-columns-repeated="16352" table:style-name="ce3"/>
        </table:table-row>
        <table:table-row table:style-name="ro4">
          <table:table-cell office:value-type="string" table:style-name="ce19">
            <text:p><text:s text:c="3"/>Therefore, any comparisons with data prior to 2007-08 should be treated with caution.</text:p>
          </table:table-cell>
          <table:table-cell table:number-columns-repeated="11" table:style-name="ce29"/>
          <table:table-cell table:number-columns-repeated="2" table:style-name="ce19"/>
          <table:table-cell table:number-columns-repeated="2" table:style-name="ce29"/>
          <table:table-cell table:style-name="ce3"/>
          <table:table-cell table:style-name="ce31"/>
          <table:table-cell table:number-columns-repeated="14" table:style-name="ce29"/>
          <table:table-cell table:number-columns-repeated="16352" table:style-name="ce3"/>
        </table:table-row>
        <table:table-row table:style-name="ro4">
          <table:table-cell office:value-type="string" table:style-name="ce19">
            <text:p>: Some data on injuries to the public is currently unavailable. Total numbers of injuries are therefore also unavailable.</text:p>
          </table:table-cell>
          <table:table-cell table:number-columns-repeated="11" table:style-name="ce29"/>
          <table:table-cell table:number-columns-repeated="2" table:style-name="ce19"/>
          <table:table-cell table:number-columns-repeated="2" table:style-name="ce30"/>
          <table:table-cell table:style-name="ce3"/>
          <table:table-cell office:value-type="string" table:style-name="ce31">
            <text:p>Last updated: 31 October 2018</text:p>
          </table:table-cell>
          <table:table-cell table:number-columns-repeated="14" table:style-name="ce29"/>
          <table:table-cell table:number-columns-repeated="16352" table:style-name="ce3"/>
        </table:table-row>
        <table:table-row table:style-name="ro4">
          <table:table-cell table:style-name="ce19"/>
          <table:table-cell table:number-columns-repeated="11" table:style-name="ce29"/>
          <table:table-cell table:number-columns-repeated="2" table:style-name="ce19"/>
          <table:table-cell table:number-columns-repeated="2" table:style-name="ce32"/>
          <table:table-cell table:style-name="ce3"/>
          <table:table-cell office:value-type="string" table:style-name="ce31">
            <text:p>Next updated: November 2019</text:p>
          </table:table-cell>
          <table:table-cell table:number-columns-repeated="14" table:style-name="ce29"/>
          <table:table-cell table:number-columns-repeated="16352" table:style-name="ce3"/>
        </table:table-row>
        <table:table-row table:style-name="ro4">
          <table:table-cell office:value-type="string" table:style-name="ce33">
            <text:p>1 Includes National Rail only.</text:p>
          </table:table-cell>
          <table:table-cell table:number-columns-repeated="11" table:style-name="ce34"/>
          <table:table-cell table:number-columns-repeated="4" table:style-name="ce19"/>
          <table:table-cell table:style-name="ce3"/>
          <table:table-cell office:value-type="string" table:style-name="ce31">
            <text:p>Telephone: 020 7944 2419</text:p>
          </table:table-cell>
          <table:table-cell table:number-columns-repeated="14" table:style-name="ce29"/>
          <table:table-cell table:number-columns-repeated="16352" table:style-name="ce3"/>
        </table:table-row>
        <table:table-row table:style-name="ro4">
          <table:table-cell table:style-name="ce7"/>
          <table:table-cell table:number-columns-repeated="5" table:style-name="ce35"/>
          <table:table-cell table:style-name="ce34"/>
          <table:table-cell table:number-columns-repeated="3" table:style-name="ce7"/>
          <table:table-cell table:number-columns-repeated="2" table:style-name="ce29"/>
          <table:table-cell table:number-columns-repeated="4" table:style-name="ce19"/>
          <table:table-cell table:style-name="ce3"/>
          <table:table-cell office:value-type="string" table:style-name="ce31">
            <text:p>Email: rail.stats@dft.gsi.gov.uk</text:p>
          </table:table-cell>
          <table:table-cell table:number-columns-repeated="14" table:style-name="ce29"/>
          <table:table-cell table:number-columns-repeated="16352" table:style-name="ce3"/>
        </table:table-row>
        <table:table-row table:style-name="ro4">
          <table:table-cell table:style-name="ce3"/>
          <table:table-cell table:style-name="ce7"/>
          <table:table-cell table:number-columns-repeated="5" table:style-name="ce16"/>
          <table:table-cell table:number-columns-repeated="3" table:style-name="ce7"/>
          <table:table-cell table:number-columns-repeated="2" table:style-name="ce29"/>
          <table:table-cell table:style-name="ce30"/>
          <table:table-cell table:number-columns-repeated="5" table:style-name="ce36"/>
          <table:table-cell table:number-columns-repeated="14" table:style-name="ce29"/>
          <table:table-cell table:number-columns-repeated="16352" table:style-name="ce3"/>
        </table:table-row>
        <table:table-row table:style-name="ro4">
          <table:table-cell table:style-name="ce3"/>
          <table:table-cell table:style-name="ce7"/>
          <table:table-cell table:number-columns-repeated="5" table:style-name="ce16"/>
          <table:table-cell table:number-columns-repeated="3" table:style-name="ce7"/>
          <table:table-cell table:number-columns-repeated="3" table:style-name="ce29"/>
          <table:table-cell table:number-columns-repeated="5" table:style-name="ce36"/>
          <table:table-cell table:number-columns-repeated="14" table:style-name="ce29"/>
          <table:table-cell table:number-columns-repeated="16352" table:style-name="ce3"/>
        </table:table-row>
        <table:table-row table:style-name="ro4">
          <table:table-cell table:style-name="ce16"/>
          <table:table-cell table:number-columns-repeated="2" table:style-name="ce37"/>
          <table:table-cell table:number-columns-repeated="7" table:style-name="ce7"/>
          <table:table-cell table:number-columns-repeated="2" table:style-name="ce29"/>
          <table:table-cell table:style-name="ce36"/>
          <table:table-cell table:number-columns-repeated="19" table:style-name="ce29"/>
          <table:table-cell table:number-columns-repeated="16352" table:style-name="ce3"/>
        </table:table-row>
        <table:table-row table:style-name="ro4">
          <table:table-cell table:style-name="ce33"/>
          <table:table-cell table:number-columns-repeated="2" table:style-name="ce37"/>
          <table:table-cell table:number-columns-repeated="7" table:style-name="ce7"/>
          <table:table-cell table:number-columns-repeated="2" table:style-name="ce29"/>
          <table:table-cell table:style-name="ce36"/>
          <table:table-cell table:number-columns-repeated="19" table:style-name="ce29"/>
          <table:table-cell table:number-columns-repeated="16352" table:style-name="ce3"/>
        </table:table-row>
        <table:table-row table:style-name="ro4">
          <table:table-cell table:number-columns-repeated="32" table:style-name="ce29"/>
          <table:table-cell table:number-columns-repeated="16352" table:style-name="ce3"/>
        </table:table-row>
        <table:table-row table:number-rows-repeated="1048523" table:style-name="ro5">
          <table:table-cell table:number-columns-repeated="16384"/>
        </table:table-row>
      </table:table>
      <table:table table:name="Totals_check" table:style-name="ta1">
        <table:table-column table:style-name="co1" table:default-cell-style-name="ce29"/>
        <table:table-column table:style-name="co2" table:number-columns-repeated="8" table:default-cell-style-name="ce29"/>
        <table:table-column table:style-name="co3" table:number-columns-repeated="9" table:default-cell-style-name="ce29"/>
        <table:table-column table:style-name="co4" table:number-columns-repeated="16366" table:default-cell-style-name="ce29"/>
        <table:table-row table:style-name="ro1">
          <table:table-cell office:value-type="string" table:style-name="ce1">
            <text:p>Department for Transport statistics</text:p>
          </table:table-cell>
          <table:table-cell table:style-name="ce1"/>
          <table:table-cell table:number-columns-repeated="16382" table:style-name="ce2"/>
        </table:table-row>
        <table:table-row table:style-name="ro1">
          <table:table-cell office:value-type="string" table:number-columns-spanned="8" table:number-rows-spanned="1" table:style-name="ce38">
            <text:p><text:a xlink:href="https://www.gov.uk/government/organisations/department-for-transport/series/rail-statistics">Rail Statistics</text:a></text:p>
          </table:table-cell>
          <table:covered-table-cell table:number-columns-repeated="7"/>
          <table:table-cell table:number-columns-repeated="16376" table:style-name="ce3"/>
        </table:table-row>
        <table:table-row table:style-name="ro1">
          <table:table-cell table:style-name="ce4"/>
          <table:table-cell table:number-columns-repeated="4" table:style-name="ce3"/>
          <table:table-cell table:style-name="ce5"/>
          <table:table-cell table:number-columns-repeated="16378" table:style-name="ce3"/>
        </table:table-row>
        <table:table-row table:style-name="ro1">
          <table:table-cell office:value-type="string" table:style-name="ce6">
            <text:p>Table TSGB0805 (RAI0501)</text:p>
          </table:table-cell>
          <table:table-cell table:number-columns-repeated="16383" table:style-name="ce7"/>
        </table:table-row>
        <table:table-row table:style-name="ro2">
          <table:table-cell office:value-type="string" table:style-name="ce6">
            <text:p>Railway<text:span text:style-name="T2">1</text:span><text:s/>accidents: casualties by type of accident: GB annual from 2001/02</text:p>
          </table:table-cell>
          <table:table-cell table:number-columns-repeated="4" table:style-name="ce8"/>
          <table:table-cell table:number-columns-repeated="5" table:style-name="ce9"/>
          <table:table-cell table:number-columns-repeated="3" table:style-name="ce10"/>
          <table:table-cell table:number-columns-repeated="5" table:style-name="ce11"/>
          <table:table-cell table:number-columns-repeated="16366" table:style-name="ce12"/>
        </table:table-row>
        <table:table-row table:style-name="ro1">
          <table:table-cell table:number-columns-repeated="11" table:style-name="ce13"/>
          <table:table-cell table:number-columns-repeated="3" table:style-name="ce14"/>
          <table:table-cell table:number-columns-repeated="3" table:style-name="ce15"/>
          <table:table-cell office:value-type="string" table:style-name="ce15">
            <text:p>Number</text:p>
          </table:table-cell>
          <table:table-cell table:number-columns-repeated="16366" table:style-name="ce16"/>
        </table:table-row>
        <table:table-row table:style-name="ro3">
          <table:table-cell table:style-name="ce17"/>
          <table:table-cell office:value-type="string" table:style-name="ce18">
            <text:p>2001/02</text:p>
          </table:table-cell>
          <table:table-cell office:value-type="string" table:style-name="ce18">
            <text:p>2002/03</text:p>
          </table:table-cell>
          <table:table-cell office:value-type="string" table:style-name="ce18">
            <text:p>2003/04</text:p>
          </table:table-cell>
          <table:table-cell office:value-type="string" table:style-name="ce18">
            <text:p>2004/05</text:p>
          </table:table-cell>
          <table:table-cell office:value-type="string" table:style-name="ce18">
            <text:p>2005/06</text:p>
          </table:table-cell>
          <table:table-cell office:value-type="string" table:style-name="ce18">
            <text:p>2006/07</text:p>
          </table:table-cell>
          <table:table-cell office:value-type="string" table:style-name="ce18">
            <text:p>2007/08</text:p>
          </table:table-cell>
          <table:table-cell office:value-type="string" table:style-name="ce18">
            <text:p>2008/09</text:p>
          </table:table-cell>
          <table:table-cell office:value-type="string" table:style-name="ce18">
            <text:p>2009/10</text:p>
          </table:table-cell>
          <table:table-cell office:value-type="string" table:style-name="ce18">
            <text:p>2010/11</text:p>
          </table:table-cell>
          <table:table-cell office:value-type="string" table:style-name="ce18">
            <text:p>2011/12</text:p>
          </table:table-cell>
          <table:table-cell office:value-type="string" table:style-name="ce18">
            <text:p>2012/13<text:span text:style-name="T3">R</text:span></text:p>
          </table:table-cell>
          <table:table-cell office:value-type="string" table:style-name="ce18">
            <text:p>2013/14<text:span text:style-name="T3">R</text:span></text:p>
          </table:table-cell>
          <table:table-cell office:value-type="string" table:style-name="ce18">
            <text:p>2014/15<text:span text:style-name="T3">R</text:span></text:p>
          </table:table-cell>
          <table:table-cell office:value-type="string" table:style-name="ce18">
            <text:p>2015/16<text:span text:style-name="T3">R</text:span></text:p>
          </table:table-cell>
          <table:table-cell office:value-type="string" table:style-name="ce18">
            <text:p>2016/17<text:span text:style-name="T3">R</text:span></text:p>
          </table:table-cell>
          <table:table-cell office:value-type="string" table:style-name="ce18">
            <text:p>2017/18</text:p>
          </table:table-cell>
          <table:table-cell table:number-columns-repeated="16366" table:style-name="ce19"/>
        </table:table-row>
        <table:table-row table:style-name="ro1">
          <table:table-cell office:value-type="string" table:style-name="ce20">
            <text:p>Fatalities:</text:p>
          </table:table-cell>
          <table:table-cell table:number-columns-repeated="10" table:style-name="ce20"/>
          <table:table-cell table:number-columns-repeated="16373" table:style-name="ce19"/>
        </table:table-row>
        <table:table-row table:style-name="ro1">
          <table:table-cell office:value-type="string" table:style-name="ce20">
            <text:p><text:s text:c="2"/>Passenger fatalities</text:p>
          </table:table-cell>
          <table:table-cell table:number-columns-repeated="15" table:style-name="ce21"/>
          <table:table-cell table:number-columns-repeated="2" table:style-name="ce22"/>
          <table:table-cell table:number-columns-repeated="16366" table:style-name="ce19"/>
        </table:table-row>
        <table:table-row table:style-name="ro1">
          <table:table-cell office:value-type="string" table:style-name="ce20">
            <text:p><text:s text:c="2"/>Workforce fatalities</text:p>
          </table:table-cell>
          <table:table-cell table:number-columns-repeated="15" table:style-name="ce21"/>
          <table:table-cell table:number-columns-repeated="2" table:style-name="ce22"/>
          <table:table-cell table:number-columns-repeated="16366" table:style-name="ce19"/>
        </table:table-row>
        <table:table-row table:style-name="ro1">
          <table:table-cell office:value-type="string" table:style-name="ce20">
            <text:p><text:s text:c="2"/>Public fatalities</text:p>
          </table:table-cell>
          <table:table-cell office:value-type="boolean" office:boolean-value="true" table:formula="of:=['RAI0501'.B11]=['RAI0501'.B12]+['RAI0501'.B13]+['RAI0501'.B14]" table:style-name="ce21">
            <text:p>TRUE</text:p>
          </table:table-cell>
          <table:table-cell office:value-type="boolean" office:boolean-value="true" table:formula="of:=['RAI0501'.C11]=['RAI0501'.C12]+['RAI0501'.C13]+['RAI0501'.C14]" table:style-name="ce21">
            <text:p>TRUE</text:p>
          </table:table-cell>
          <table:table-cell office:value-type="boolean" office:boolean-value="true" table:formula="of:=['RAI0501'.D11]=['RAI0501'.D12]+['RAI0501'.D13]+['RAI0501'.D14]" table:style-name="ce21">
            <text:p>TRUE</text:p>
          </table:table-cell>
          <table:table-cell office:value-type="boolean" office:boolean-value="true" table:formula="of:=['RAI0501'.E11]=['RAI0501'.E12]+['RAI0501'.E13]+['RAI0501'.E14]" table:style-name="ce21">
            <text:p>TRUE</text:p>
          </table:table-cell>
          <table:table-cell office:value-type="boolean" office:boolean-value="true" table:formula="of:=['RAI0501'.F11]=['RAI0501'.F12]+['RAI0501'.F13]+['RAI0501'.F14]" table:style-name="ce21">
            <text:p>TRUE</text:p>
          </table:table-cell>
          <table:table-cell office:value-type="boolean" office:boolean-value="true" table:formula="of:=['RAI0501'.G11]=['RAI0501'.G12]+['RAI0501'.G13]+['RAI0501'.G14]" table:style-name="ce21">
            <text:p>TRUE</text:p>
          </table:table-cell>
          <table:table-cell office:value-type="boolean" office:boolean-value="true" table:formula="of:=['RAI0501'.H11]=['RAI0501'.H12]+['RAI0501'.H13]+['RAI0501'.H14]" table:style-name="ce21">
            <text:p>TRUE</text:p>
          </table:table-cell>
          <table:table-cell office:value-type="boolean" office:boolean-value="true" table:formula="of:=['RAI0501'.I11]=['RAI0501'.I12]+['RAI0501'.I13]+['RAI0501'.I14]" table:style-name="ce21">
            <text:p>TRUE</text:p>
          </table:table-cell>
          <table:table-cell office:value-type="boolean" office:boolean-value="true" table:formula="of:=['RAI0501'.J11]=['RAI0501'.J12]+['RAI0501'.J13]+['RAI0501'.J14]" table:style-name="ce21">
            <text:p>TRUE</text:p>
          </table:table-cell>
          <table:table-cell office:value-type="boolean" office:boolean-value="true" table:formula="of:=['RAI0501'.K11]=['RAI0501'.K12]+['RAI0501'.K13]+['RAI0501'.K14]" table:style-name="ce21">
            <text:p>TRUE</text:p>
          </table:table-cell>
          <table:table-cell office:value-type="boolean" office:boolean-value="true" table:formula="of:=['RAI0501'.L11]=['RAI0501'.L12]+['RAI0501'.L13]+['RAI0501'.L14]" table:style-name="ce21">
            <text:p>TRUE</text:p>
          </table:table-cell>
          <table:table-cell office:value-type="boolean" office:boolean-value="true" table:formula="of:=['RAI0501'.M11]=['RAI0501'.M12]+['RAI0501'.M13]+['RAI0501'.M14]" table:style-name="ce21">
            <text:p>TRUE</text:p>
          </table:table-cell>
          <table:table-cell office:value-type="boolean" office:boolean-value="true" table:formula="of:=['RAI0501'.N11]=['RAI0501'.N12]+['RAI0501'.N13]+['RAI0501'.N14]" table:style-name="ce21">
            <text:p>TRUE</text:p>
          </table:table-cell>
          <table:table-cell office:value-type="boolean" office:boolean-value="true" table:formula="of:=['RAI0501'.O11]=['RAI0501'.O12]+['RAI0501'.O13]+['RAI0501'.O14]" table:style-name="ce21">
            <text:p>TRUE</text:p>
          </table:table-cell>
          <table:table-cell office:value-type="boolean" office:boolean-value="true" table:formula="of:=['RAI0501'.P11]=['RAI0501'.P12]+['RAI0501'.P13]+['RAI0501'.P14]" table:style-name="ce21">
            <text:p>TRUE</text:p>
          </table:table-cell>
          <table:table-cell office:value-type="boolean" office:boolean-value="true" table:formula="of:=['RAI0501'.Q11]=['RAI0501'.Q12]+['RAI0501'.Q13]+['RAI0501'.Q14]" table:style-name="ce21">
            <text:p>TRUE</text:p>
          </table:table-cell>
          <table:table-cell office:value-type="boolean" office:boolean-value="true" table:formula="of:=['RAI0501'.R11]=['RAI0501'.R12]+['RAI0501'.R13]+['RAI0501'.R14]" table:style-name="ce21">
            <text:p>TRUE</text:p>
          </table:table-cell>
          <table:table-cell table:number-columns-repeated="16366" table:style-name="ce19"/>
        </table:table-row>
        <table:table-row table:style-name="ro1">
          <table:table-cell office:value-type="string" table:style-name="ce19">
            <text:p><text:s text:c="4"/>Trespassers</text:p>
          </table:table-cell>
          <table:table-cell table:number-columns-repeated="15" table:style-name="ce23"/>
          <table:table-cell table:number-columns-repeated="2" table:style-name="ce24"/>
          <table:table-cell table:number-columns-repeated="16366" table:style-name="ce19"/>
        </table:table-row>
        <table:table-row table:style-name="ro1">
          <table:table-cell office:value-type="string" table:style-name="ce19">
            <text:p><text:s text:c="4"/>Level crossing user</text:p>
          </table:table-cell>
          <table:table-cell table:number-columns-repeated="4" table:style-name="ce23"/>
          <table:table-cell table:style-name="ce24"/>
          <table:table-cell table:number-columns-repeated="10" table:style-name="ce23"/>
          <table:table-cell table:number-columns-repeated="2" table:style-name="ce24"/>
          <table:table-cell table:number-columns-repeated="16366" table:style-name="ce19"/>
        </table:table-row>
        <table:table-row table:style-name="ro1">
          <table:table-cell office:value-type="string" table:style-name="ce19">
            <text:p><text:s text:c="4"/>Other public fatalities</text:p>
          </table:table-cell>
          <table:table-cell table:number-columns-repeated="15" table:style-name="ce23"/>
          <table:table-cell table:number-columns-repeated="2" table:style-name="ce24"/>
          <table:table-cell table:number-columns-repeated="16366" table:style-name="ce19"/>
        </table:table-row>
        <table:table-row table:style-name="ro1">
          <table:table-cell office:value-type="string" table:style-name="ce20">
            <text:p>Total fatalities (excl. suicides)</text:p>
          </table:table-cell>
          <table:table-cell office:value-type="boolean" office:boolean-value="true" table:formula="of:=['RAI0501'.B15]=['RAI0501'.B9]+['RAI0501'.B10]+['RAI0501'.B11]" table:style-name="ce21">
            <text:p>TRUE</text:p>
          </table:table-cell>
          <table:table-cell office:value-type="boolean" office:boolean-value="true" table:formula="of:=['RAI0501'.C15]=['RAI0501'.C9]+['RAI0501'.C10]+['RAI0501'.C11]" table:style-name="ce21">
            <text:p>TRUE</text:p>
          </table:table-cell>
          <table:table-cell office:value-type="boolean" office:boolean-value="true" table:formula="of:=['RAI0501'.D15]=['RAI0501'.D9]+['RAI0501'.D10]+['RAI0501'.D11]" table:style-name="ce21">
            <text:p>TRUE</text:p>
          </table:table-cell>
          <table:table-cell office:value-type="boolean" office:boolean-value="true" table:formula="of:=['RAI0501'.E15]=['RAI0501'.E9]+['RAI0501'.E10]+['RAI0501'.E11]" table:style-name="ce21">
            <text:p>TRUE</text:p>
          </table:table-cell>
          <table:table-cell office:value-type="boolean" office:boolean-value="true" table:formula="of:=['RAI0501'.F15]=['RAI0501'.F9]+['RAI0501'.F10]+['RAI0501'.F11]" table:style-name="ce21">
            <text:p>TRUE</text:p>
          </table:table-cell>
          <table:table-cell office:value-type="boolean" office:boolean-value="true" table:formula="of:=['RAI0501'.G15]=['RAI0501'.G9]+['RAI0501'.G10]+['RAI0501'.G11]" table:style-name="ce21">
            <text:p>TRUE</text:p>
          </table:table-cell>
          <table:table-cell office:value-type="boolean" office:boolean-value="true" table:formula="of:=['RAI0501'.H15]=['RAI0501'.H9]+['RAI0501'.H10]+['RAI0501'.H11]" table:style-name="ce21">
            <text:p>TRUE</text:p>
          </table:table-cell>
          <table:table-cell office:value-type="boolean" office:boolean-value="true" table:formula="of:=['RAI0501'.I15]=['RAI0501'.I9]+['RAI0501'.I10]+['RAI0501'.I11]" table:style-name="ce21">
            <text:p>TRUE</text:p>
          </table:table-cell>
          <table:table-cell office:value-type="boolean" office:boolean-value="true" table:formula="of:=['RAI0501'.J15]=['RAI0501'.J9]+['RAI0501'.J10]+['RAI0501'.J11]" table:style-name="ce21">
            <text:p>TRUE</text:p>
          </table:table-cell>
          <table:table-cell office:value-type="boolean" office:boolean-value="true" table:formula="of:=['RAI0501'.K15]=['RAI0501'.K9]+['RAI0501'.K10]+['RAI0501'.K11]" table:style-name="ce21">
            <text:p>TRUE</text:p>
          </table:table-cell>
          <table:table-cell office:value-type="boolean" office:boolean-value="true" table:formula="of:=['RAI0501'.L15]=['RAI0501'.L9]+['RAI0501'.L10]+['RAI0501'.L11]" table:style-name="ce21">
            <text:p>TRUE</text:p>
          </table:table-cell>
          <table:table-cell office:value-type="boolean" office:boolean-value="true" table:formula="of:=['RAI0501'.M15]=['RAI0501'.M9]+['RAI0501'.M10]+['RAI0501'.M11]" table:style-name="ce21">
            <text:p>TRUE</text:p>
          </table:table-cell>
          <table:table-cell office:value-type="boolean" office:boolean-value="true" table:formula="of:=['RAI0501'.N15]=['RAI0501'.N9]+['RAI0501'.N10]+['RAI0501'.N11]" table:style-name="ce21">
            <text:p>TRUE</text:p>
          </table:table-cell>
          <table:table-cell office:value-type="boolean" office:boolean-value="true" table:formula="of:=['RAI0501'.O15]=['RAI0501'.O9]+['RAI0501'.O10]+['RAI0501'.O11]" table:style-name="ce21">
            <text:p>TRUE</text:p>
          </table:table-cell>
          <table:table-cell office:value-type="boolean" office:boolean-value="true" table:formula="of:=['RAI0501'.P15]=['RAI0501'.P9]+['RAI0501'.P10]+['RAI0501'.P11]" table:style-name="ce21">
            <text:p>TRUE</text:p>
          </table:table-cell>
          <table:table-cell office:value-type="boolean" office:boolean-value="true" table:formula="of:=['RAI0501'.Q15]=['RAI0501'.Q9]+['RAI0501'.Q10]+['RAI0501'.Q11]" table:style-name="ce21">
            <text:p>TRUE</text:p>
          </table:table-cell>
          <table:table-cell office:value-type="boolean" office:boolean-value="true" table:formula="of:=['RAI0501'.R15]=['RAI0501'.R9]+['RAI0501'.R10]+['RAI0501'.R11]" table:style-name="ce21">
            <text:p>TRUE</text:p>
          </table:table-cell>
          <table:table-cell table:number-columns-repeated="16366" table:style-name="ce19"/>
        </table:table-row>
        <table:table-row table:style-name="ro1">
          <table:table-cell office:value-type="string" table:style-name="ce19">
            <text:p><text:s text:c="2"/>Suicides</text:p>
          </table:table-cell>
          <table:table-cell table:number-columns-repeated="4" table:style-name="ce23"/>
          <table:table-cell table:number-columns-repeated="2" table:style-name="ce24"/>
          <table:table-cell table:number-columns-repeated="9" table:style-name="ce23"/>
          <table:table-cell table:number-columns-repeated="2" table:style-name="ce24"/>
          <table:table-cell table:number-columns-repeated="16366" table:style-name="ce19"/>
        </table:table-row>
        <table:table-row table:style-name="ro1">
          <table:table-cell office:value-type="string" table:style-name="ce20">
            <text:p>Total fatalities</text:p>
          </table:table-cell>
          <table:table-cell office:value-type="boolean" office:boolean-value="true" table:formula="of:=['RAI0501'.B16]+['RAI0501'.B15]=['RAI0501'.B17]" table:style-name="ce21">
            <text:p>TRUE</text:p>
          </table:table-cell>
          <table:table-cell office:value-type="boolean" office:boolean-value="true" table:formula="of:=['RAI0501'.C16]+['RAI0501'.C15]=['RAI0501'.C17]" table:style-name="ce21">
            <text:p>TRUE</text:p>
          </table:table-cell>
          <table:table-cell office:value-type="boolean" office:boolean-value="true" table:formula="of:=['RAI0501'.D16]+['RAI0501'.D15]=['RAI0501'.D17]" table:style-name="ce21">
            <text:p>TRUE</text:p>
          </table:table-cell>
          <table:table-cell office:value-type="boolean" office:boolean-value="true" table:formula="of:=['RAI0501'.E16]+['RAI0501'.E15]=['RAI0501'.E17]" table:style-name="ce21">
            <text:p>TRUE</text:p>
          </table:table-cell>
          <table:table-cell office:value-type="boolean" office:boolean-value="true" table:formula="of:=['RAI0501'.F16]+['RAI0501'.F15]=['RAI0501'.F17]" table:style-name="ce21">
            <text:p>TRUE</text:p>
          </table:table-cell>
          <table:table-cell office:value-type="boolean" office:boolean-value="true" table:formula="of:=['RAI0501'.G16]+['RAI0501'.G15]=['RAI0501'.G17]" table:style-name="ce21">
            <text:p>TRUE</text:p>
          </table:table-cell>
          <table:table-cell office:value-type="boolean" office:boolean-value="true" table:formula="of:=['RAI0501'.H16]+['RAI0501'.H15]=['RAI0501'.H17]" table:style-name="ce21">
            <text:p>TRUE</text:p>
          </table:table-cell>
          <table:table-cell office:value-type="boolean" office:boolean-value="true" table:formula="of:=['RAI0501'.I16]+['RAI0501'.I15]=['RAI0501'.I17]" table:style-name="ce21">
            <text:p>TRUE</text:p>
          </table:table-cell>
          <table:table-cell office:value-type="boolean" office:boolean-value="true" table:formula="of:=['RAI0501'.J16]+['RAI0501'.J15]=['RAI0501'.J17]" table:style-name="ce21">
            <text:p>TRUE</text:p>
          </table:table-cell>
          <table:table-cell office:value-type="boolean" office:boolean-value="true" table:formula="of:=['RAI0501'.K16]+['RAI0501'.K15]=['RAI0501'.K17]" table:style-name="ce21">
            <text:p>TRUE</text:p>
          </table:table-cell>
          <table:table-cell office:value-type="boolean" office:boolean-value="true" table:formula="of:=['RAI0501'.L16]+['RAI0501'.L15]=['RAI0501'.L17]" table:style-name="ce21">
            <text:p>TRUE</text:p>
          </table:table-cell>
          <table:table-cell office:value-type="boolean" office:boolean-value="true" table:formula="of:=['RAI0501'.M16]+['RAI0501'.M15]=['RAI0501'.M17]" table:style-name="ce21">
            <text:p>TRUE</text:p>
          </table:table-cell>
          <table:table-cell office:value-type="boolean" office:boolean-value="true" table:formula="of:=['RAI0501'.N16]+['RAI0501'.N15]=['RAI0501'.N17]" table:style-name="ce21">
            <text:p>TRUE</text:p>
          </table:table-cell>
          <table:table-cell office:value-type="boolean" office:boolean-value="true" table:formula="of:=['RAI0501'.O16]+['RAI0501'.O15]=['RAI0501'.O17]" table:style-name="ce21">
            <text:p>TRUE</text:p>
          </table:table-cell>
          <table:table-cell office:value-type="boolean" office:boolean-value="true" table:formula="of:=['RAI0501'.P16]+['RAI0501'.P15]=['RAI0501'.P17]" table:style-name="ce21">
            <text:p>TRUE</text:p>
          </table:table-cell>
          <table:table-cell office:value-type="boolean" office:boolean-value="true" table:formula="of:=['RAI0501'.Q16]+['RAI0501'.Q15]=['RAI0501'.Q17]" table:style-name="ce21">
            <text:p>TRUE</text:p>
          </table:table-cell>
          <table:table-cell office:value-type="boolean" office:boolean-value="true" table:formula="of:=['RAI0501'.R16]+['RAI0501'.R15]=['RAI0501'.R17]" table:style-name="ce21">
            <text:p>TRUE</text:p>
          </table:table-cell>
          <table:table-cell table:number-columns-repeated="16366" table:style-name="ce19"/>
        </table:table-row>
        <table:table-row table:style-name="ro1">
          <table:table-cell table:style-name="ce20"/>
          <table:table-cell table:number-columns-repeated="10" table:style-name="ce21"/>
          <table:table-cell table:number-columns-repeated="5" table:style-name="ce23"/>
          <table:table-cell table:number-columns-repeated="2" table:style-name="ce24"/>
          <table:table-cell table:number-columns-repeated="16366" table:style-name="ce19"/>
        </table:table-row>
        <table:table-row table:style-name="ro1">
          <table:table-cell office:value-type="string" table:style-name="ce20">
            <text:p>Major injuries:</text:p>
          </table:table-cell>
          <table:table-cell table:number-columns-repeated="10" table:style-name="ce21"/>
          <table:table-cell table:number-columns-repeated="5" table:style-name="ce23"/>
          <table:table-cell table:number-columns-repeated="2" table:style-name="ce24"/>
          <table:table-cell table:number-columns-repeated="16366" table:style-name="ce19"/>
        </table:table-row>
        <table:table-row table:style-name="ro1">
          <table:table-cell office:value-type="string" table:style-name="ce20">
            <text:p><text:s text:c="2"/>Passenger major injuries</text:p>
          </table:table-cell>
          <table:table-cell table:number-columns-repeated="15" table:style-name="ce21"/>
          <table:table-cell table:style-name="ce22"/>
          <table:table-cell table:style-name="ce25"/>
          <table:table-cell table:number-columns-repeated="16366" table:style-name="ce19"/>
        </table:table-row>
        <table:table-row table:style-name="ro1">
          <table:table-cell office:value-type="string" table:style-name="ce20">
            <text:p><text:s text:c="2"/>Workforce major injuries</text:p>
          </table:table-cell>
          <table:table-cell table:number-columns-repeated="15" table:style-name="ce21"/>
          <table:table-cell table:number-columns-repeated="2" table:style-name="ce22"/>
          <table:table-cell table:number-columns-repeated="16366" table:style-name="ce19"/>
        </table:table-row>
        <table:table-row table:style-name="ro1">
          <table:table-cell office:value-type="string" table:style-name="ce20">
            <text:p><text:s text:c="2"/>Public major injuries</text:p>
          </table:table-cell>
          <table:table-cell table:number-columns-repeated="15" table:style-name="ce21"/>
          <table:table-cell table:number-columns-repeated="2" table:style-name="ce22"/>
          <table:table-cell table:number-columns-repeated="16366" table:style-name="ce19"/>
        </table:table-row>
        <table:table-row table:style-name="ro1">
          <table:table-cell office:value-type="string" table:style-name="ce20">
            <text:p>Total major injuries (excl. suicides)</text:p>
          </table:table-cell>
          <table:table-cell office:value-type="boolean" office:boolean-value="true" table:formula="of:=['RAI0501'.B23]=SUM(['RAI0501'.B20:.B22])" table:style-name="ce21">
            <text:p>TRUE</text:p>
          </table:table-cell>
          <table:table-cell office:value-type="boolean" office:boolean-value="true" table:formula="of:=['RAI0501'.C23]=SUM(['RAI0501'.C20:.C22])" table:style-name="ce21">
            <text:p>TRUE</text:p>
          </table:table-cell>
          <table:table-cell office:value-type="boolean" office:boolean-value="true" table:formula="of:=['RAI0501'.D23]=SUM(['RAI0501'.D20:.D22])" table:style-name="ce21">
            <text:p>TRUE</text:p>
          </table:table-cell>
          <table:table-cell office:value-type="boolean" office:boolean-value="true" table:formula="of:=['RAI0501'.E23]=SUM(['RAI0501'.E20:.E22])" table:style-name="ce21">
            <text:p>TRUE</text:p>
          </table:table-cell>
          <table:table-cell office:value-type="boolean" office:boolean-value="true" table:formula="of:=['RAI0501'.F23]=SUM(['RAI0501'.F20:.F22])" table:style-name="ce21">
            <text:p>TRUE</text:p>
          </table:table-cell>
          <table:table-cell office:value-type="boolean" office:boolean-value="true" table:formula="of:=['RAI0501'.G23]=SUM(['RAI0501'.G20:.G22])" table:style-name="ce21">
            <text:p>TRUE</text:p>
          </table:table-cell>
          <table:table-cell office:value-type="boolean" office:boolean-value="true" table:formula="of:=['RAI0501'.H23]=SUM(['RAI0501'.H20:.H22])" table:style-name="ce21">
            <text:p>TRUE</text:p>
          </table:table-cell>
          <table:table-cell office:value-type="boolean" office:boolean-value="true" table:formula="of:=['RAI0501'.I23]=SUM(['RAI0501'.I20:.I22])" table:style-name="ce21">
            <text:p>TRUE</text:p>
          </table:table-cell>
          <table:table-cell office:value-type="boolean" office:boolean-value="true" table:formula="of:=['RAI0501'.J23]=SUM(['RAI0501'.J20:.J22])" table:style-name="ce21">
            <text:p>TRUE</text:p>
          </table:table-cell>
          <table:table-cell office:value-type="boolean" office:boolean-value="true" table:formula="of:=['RAI0501'.K23]=SUM(['RAI0501'.K20:.K22])" table:style-name="ce21">
            <text:p>TRUE</text:p>
          </table:table-cell>
          <table:table-cell office:value-type="boolean" office:boolean-value="true" table:formula="of:=['RAI0501'.L23]=SUM(['RAI0501'.L20:.L22])" table:style-name="ce21">
            <text:p>TRUE</text:p>
          </table:table-cell>
          <table:table-cell office:value-type="boolean" office:boolean-value="true" table:formula="of:=['RAI0501'.M23]=SUM(['RAI0501'.M20:.M22])" table:style-name="ce21">
            <text:p>TRUE</text:p>
          </table:table-cell>
          <table:table-cell office:value-type="boolean" office:boolean-value="true" table:formula="of:=['RAI0501'.N23]=SUM(['RAI0501'.N20:.N22])" table:style-name="ce21">
            <text:p>TRUE</text:p>
          </table:table-cell>
          <table:table-cell office:value-type="boolean" office:boolean-value="true" table:formula="of:=['RAI0501'.O23]=SUM(['RAI0501'.O20:.O22])" table:style-name="ce21">
            <text:p>TRUE</text:p>
          </table:table-cell>
          <table:table-cell office:value-type="boolean" office:boolean-value="true" table:formula="of:=['RAI0501'.P23]=SUM(['RAI0501'.P20:.P22])" table:style-name="ce21">
            <text:p>TRUE</text:p>
          </table:table-cell>
          <table:table-cell office:value-type="boolean" office:boolean-value="false" table:formula="of:=['RAI0501'.Q23]=SUM(['RAI0501'.Q20:.Q22])" table:style-name="ce21">
            <text:p>FALSE</text:p>
          </table:table-cell>
          <table:table-cell office:value-type="boolean" office:boolean-value="false" table:formula="of:=['RAI0501'.R23]=SUM(['RAI0501'.R20:.R22])" table:style-name="ce21">
            <text:p>FALSE</text:p>
          </table:table-cell>
          <table:table-cell table:number-columns-repeated="16366" table:style-name="ce19"/>
        </table:table-row>
        <table:table-row table:style-name="ro1">
          <table:table-cell office:value-type="string" table:style-name="ce19">
            <text:p><text:s text:c="2"/>Suicides</text:p>
          </table:table-cell>
          <table:table-cell table:number-columns-repeated="15" table:style-name="ce23"/>
          <table:table-cell table:number-columns-repeated="2" table:style-name="ce24"/>
          <table:table-cell table:number-columns-repeated="16366" table:style-name="ce19"/>
        </table:table-row>
        <table:table-row table:style-name="ro1">
          <table:table-cell office:value-type="string" table:style-name="ce20">
            <text:p>Total major injuries</text:p>
          </table:table-cell>
          <table:table-cell office:value-type="boolean" office:boolean-value="true" table:formula="of:=['RAI0501'.B25]=['RAI0501'.B24]+['RAI0501'.B23]" table:style-name="ce21">
            <text:p>TRUE</text:p>
          </table:table-cell>
          <table:table-cell office:value-type="boolean" office:boolean-value="true" table:formula="of:=['RAI0501'.C25]=['RAI0501'.C24]+['RAI0501'.C23]" table:style-name="ce21">
            <text:p>TRUE</text:p>
          </table:table-cell>
          <table:table-cell office:value-type="boolean" office:boolean-value="true" table:formula="of:=['RAI0501'.D25]=['RAI0501'.D24]+['RAI0501'.D23]" table:style-name="ce21">
            <text:p>TRUE</text:p>
          </table:table-cell>
          <table:table-cell office:value-type="boolean" office:boolean-value="true" table:formula="of:=['RAI0501'.E25]=['RAI0501'.E24]+['RAI0501'.E23]" table:style-name="ce21">
            <text:p>TRUE</text:p>
          </table:table-cell>
          <table:table-cell office:value-type="boolean" office:boolean-value="true" table:formula="of:=['RAI0501'.F25]=['RAI0501'.F24]+['RAI0501'.F23]" table:style-name="ce21">
            <text:p>TRUE</text:p>
          </table:table-cell>
          <table:table-cell office:value-type="boolean" office:boolean-value="true" table:formula="of:=['RAI0501'.G25]=['RAI0501'.G24]+['RAI0501'.G23]" table:style-name="ce21">
            <text:p>TRUE</text:p>
          </table:table-cell>
          <table:table-cell office:value-type="boolean" office:boolean-value="true" table:formula="of:=['RAI0501'.H25]=['RAI0501'.H24]+['RAI0501'.H23]" table:style-name="ce21">
            <text:p>TRUE</text:p>
          </table:table-cell>
          <table:table-cell office:value-type="boolean" office:boolean-value="true" table:formula="of:=['RAI0501'.I25]=['RAI0501'.I24]+['RAI0501'.I23]" table:style-name="ce21">
            <text:p>TRUE</text:p>
          </table:table-cell>
          <table:table-cell office:value-type="boolean" office:boolean-value="true" table:formula="of:=['RAI0501'.J25]=['RAI0501'.J24]+['RAI0501'.J23]" table:style-name="ce21">
            <text:p>TRUE</text:p>
          </table:table-cell>
          <table:table-cell office:value-type="boolean" office:boolean-value="true" table:formula="of:=['RAI0501'.K25]=['RAI0501'.K24]+['RAI0501'.K23]" table:style-name="ce21">
            <text:p>TRUE</text:p>
          </table:table-cell>
          <table:table-cell office:value-type="boolean" office:boolean-value="true" table:formula="of:=['RAI0501'.L25]=['RAI0501'.L24]+['RAI0501'.L23]" table:style-name="ce21">
            <text:p>TRUE</text:p>
          </table:table-cell>
          <table:table-cell office:value-type="boolean" office:boolean-value="true" table:formula="of:=['RAI0501'.M25]=['RAI0501'.M24]+['RAI0501'.M23]" table:style-name="ce21">
            <text:p>TRUE</text:p>
          </table:table-cell>
          <table:table-cell office:value-type="boolean" office:boolean-value="true" table:formula="of:=['RAI0501'.N25]=['RAI0501'.N24]+['RAI0501'.N23]" table:style-name="ce21">
            <text:p>TRUE</text:p>
          </table:table-cell>
          <table:table-cell office:value-type="boolean" office:boolean-value="true" table:formula="of:=['RAI0501'.O25]=['RAI0501'.O24]+['RAI0501'.O23]" table:style-name="ce21">
            <text:p>TRUE</text:p>
          </table:table-cell>
          <table:table-cell office:value-type="boolean" office:boolean-value="true" table:formula="of:=['RAI0501'.P25]=['RAI0501'.P24]+['RAI0501'.P23]" table:style-name="ce21">
            <text:p>TRUE</text:p>
          </table:table-cell>
          <table:table-cell office:value-type="float" office:value="0" table:formula="of:=['RAI0501'.Q25]=['RAI0501'.Q24]+['RAI0501'.Q23]" table:style-name="ce21">
            <text:p>#VALUE!</text:p>
          </table:table-cell>
          <table:table-cell office:value-type="float" office:value="0" table:formula="of:=['RAI0501'.R25]=['RAI0501'.R24]+['RAI0501'.R23]" table:style-name="ce21">
            <text:p>#VALUE!</text:p>
          </table:table-cell>
          <table:table-cell table:number-columns-repeated="16366" table:style-name="ce19"/>
        </table:table-row>
        <table:table-row table:style-name="ro1">
          <table:table-cell table:style-name="ce19"/>
          <table:table-cell table:number-columns-repeated="15" table:style-name="ce23"/>
          <table:table-cell table:number-columns-repeated="2" table:style-name="ce24"/>
          <table:table-cell table:number-columns-repeated="16366" table:style-name="ce19"/>
        </table:table-row>
        <table:table-row table:style-name="ro1">
          <table:table-cell office:value-type="string" table:style-name="ce20">
            <text:p>Minor injuries</text:p>
          </table:table-cell>
          <table:table-cell office:value-type="boolean" office:boolean-value="true" table:formula="of:=['RAI0501'.B27]=SUM(['RAI0501'.B28:.B31])" table:style-name="ce21">
            <text:p>TRUE</text:p>
          </table:table-cell>
          <table:table-cell office:value-type="boolean" office:boolean-value="true" table:formula="of:=['RAI0501'.C27]=SUM(['RAI0501'.C28:.C31])" table:style-name="ce21">
            <text:p>TRUE</text:p>
          </table:table-cell>
          <table:table-cell office:value-type="boolean" office:boolean-value="true" table:formula="of:=['RAI0501'.D27]=SUM(['RAI0501'.D28:.D31])" table:style-name="ce21">
            <text:p>TRUE</text:p>
          </table:table-cell>
          <table:table-cell office:value-type="boolean" office:boolean-value="true" table:formula="of:=['RAI0501'.E27]=SUM(['RAI0501'.E28:.E31])" table:style-name="ce21">
            <text:p>TRUE</text:p>
          </table:table-cell>
          <table:table-cell office:value-type="boolean" office:boolean-value="true" table:formula="of:=['RAI0501'.F27]=SUM(['RAI0501'.F28:.F31])" table:style-name="ce21">
            <text:p>TRUE</text:p>
          </table:table-cell>
          <table:table-cell office:value-type="boolean" office:boolean-value="true" table:formula="of:=['RAI0501'.G27]=SUM(['RAI0501'.G28:.G31])" table:style-name="ce21">
            <text:p>TRUE</text:p>
          </table:table-cell>
          <table:table-cell office:value-type="boolean" office:boolean-value="true" table:formula="of:=['RAI0501'.H27]=SUM(['RAI0501'.H28:.H31])" table:style-name="ce21">
            <text:p>TRUE</text:p>
          </table:table-cell>
          <table:table-cell office:value-type="boolean" office:boolean-value="true" table:formula="of:=['RAI0501'.I27]=SUM(['RAI0501'.I28:.I31])" table:style-name="ce21">
            <text:p>TRUE</text:p>
          </table:table-cell>
          <table:table-cell office:value-type="boolean" office:boolean-value="true" table:formula="of:=['RAI0501'.J27]=SUM(['RAI0501'.J28:.J31])" table:style-name="ce21">
            <text:p>TRUE</text:p>
          </table:table-cell>
          <table:table-cell office:value-type="boolean" office:boolean-value="true" table:formula="of:=['RAI0501'.K27]=SUM(['RAI0501'.K28:.K31])" table:style-name="ce21">
            <text:p>TRUE</text:p>
          </table:table-cell>
          <table:table-cell office:value-type="boolean" office:boolean-value="true" table:formula="of:=['RAI0501'.L27]=SUM(['RAI0501'.L28:.L31])" table:style-name="ce21">
            <text:p>TRUE</text:p>
          </table:table-cell>
          <table:table-cell office:value-type="boolean" office:boolean-value="true" table:formula="of:=['RAI0501'.M27]=SUM(['RAI0501'.M28:.M31])" table:style-name="ce21">
            <text:p>TRUE</text:p>
          </table:table-cell>
          <table:table-cell office:value-type="boolean" office:boolean-value="true" table:formula="of:=['RAI0501'.N27]=SUM(['RAI0501'.N28:.N31])" table:style-name="ce21">
            <text:p>TRUE</text:p>
          </table:table-cell>
          <table:table-cell office:value-type="boolean" office:boolean-value="true" table:formula="of:=['RAI0501'.O27]=SUM(['RAI0501'.O28:.O31])" table:style-name="ce21">
            <text:p>TRUE</text:p>
          </table:table-cell>
          <table:table-cell office:value-type="boolean" office:boolean-value="true" table:formula="of:=['RAI0501'.P27]=SUM(['RAI0501'.P28:.P31])" table:style-name="ce21">
            <text:p>TRUE</text:p>
          </table:table-cell>
          <table:table-cell office:value-type="boolean" office:boolean-value="false" table:formula="of:=['RAI0501'.Q27]=SUM(['RAI0501'.Q28:.Q31])" table:style-name="ce21">
            <text:p>FALSE</text:p>
          </table:table-cell>
          <table:table-cell office:value-type="boolean" office:boolean-value="false" table:formula="of:=['RAI0501'.R27]=SUM(['RAI0501'.R28:.R31])" table:style-name="ce21">
            <text:p>FALSE</text:p>
          </table:table-cell>
          <table:table-cell table:number-columns-repeated="16366" table:style-name="ce19"/>
        </table:table-row>
        <table:table-row table:style-name="ro1">
          <table:table-cell office:value-type="string" table:style-name="ce19">
            <text:p><text:s text:c="2"/>Passengers</text:p>
          </table:table-cell>
          <table:table-cell table:number-columns-repeated="15" table:style-name="ce23"/>
          <table:table-cell table:number-columns-repeated="2" table:style-name="ce24"/>
          <table:table-cell table:number-columns-repeated="16366" table:style-name="ce19"/>
        </table:table-row>
        <table:table-row table:style-name="ro1">
          <table:table-cell office:value-type="string" table:style-name="ce19">
            <text:p><text:s text:c="2"/>Workforce</text:p>
          </table:table-cell>
          <table:table-cell table:number-columns-repeated="15" table:style-name="ce23"/>
          <table:table-cell table:number-columns-repeated="2" table:style-name="ce24"/>
          <table:table-cell table:style-name="ce23"/>
          <table:table-cell table:number-columns-repeated="16365" table:style-name="ce19"/>
        </table:table-row>
        <table:table-row table:style-name="ro1">
          <table:table-cell office:value-type="string" table:style-name="ce19">
            <text:p><text:s text:c="2"/>Public</text:p>
          </table:table-cell>
          <table:table-cell table:number-columns-repeated="15" table:style-name="ce23"/>
          <table:table-cell table:number-columns-repeated="2" table:style-name="ce24"/>
          <table:table-cell table:number-columns-repeated="16366" table:style-name="ce19"/>
        </table:table-row>
        <table:table-row table:style-name="ro1">
          <table:table-cell office:value-type="string" table:style-name="ce19">
            <text:p><text:s text:c="2"/>Suicides</text:p>
          </table:table-cell>
          <table:table-cell table:number-columns-repeated="15" table:style-name="ce23"/>
          <table:table-cell table:style-name="ce24"/>
          <table:table-cell table:style-name="ce22"/>
          <table:table-cell table:number-columns-repeated="16366" table:style-name="ce19"/>
        </table:table-row>
        <table:table-row table:style-name="ro1">
          <table:table-cell table:style-name="ce19"/>
          <table:table-cell table:number-columns-repeated="15" table:style-name="ce23"/>
          <table:table-cell table:number-columns-repeated="2" table:style-name="ce24"/>
          <table:table-cell table:number-columns-repeated="16366" table:style-name="ce19"/>
        </table:table-row>
        <table:table-row table:style-name="ro1">
          <table:table-cell office:value-type="string" table:style-name="ce20">
            <text:p>Shock/trauma</text:p>
          </table:table-cell>
          <table:table-cell office:value-type="boolean" office:boolean-value="true" table:formula="of:=['RAI0501'.B33]=SUM(['RAI0501'.B34:.B37])" table:style-name="ce21">
            <text:p>TRUE</text:p>
          </table:table-cell>
          <table:table-cell office:value-type="boolean" office:boolean-value="true" table:formula="of:=['RAI0501'.C33]=SUM(['RAI0501'.C34:.C37])" table:style-name="ce21">
            <text:p>TRUE</text:p>
          </table:table-cell>
          <table:table-cell office:value-type="boolean" office:boolean-value="true" table:formula="of:=['RAI0501'.D33]=SUM(['RAI0501'.D34:.D37])" table:style-name="ce21">
            <text:p>TRUE</text:p>
          </table:table-cell>
          <table:table-cell office:value-type="boolean" office:boolean-value="true" table:formula="of:=['RAI0501'.E33]=SUM(['RAI0501'.E34:.E37])" table:style-name="ce21">
            <text:p>TRUE</text:p>
          </table:table-cell>
          <table:table-cell office:value-type="boolean" office:boolean-value="true" table:formula="of:=['RAI0501'.F33]=SUM(['RAI0501'.F34:.F37])" table:style-name="ce21">
            <text:p>TRUE</text:p>
          </table:table-cell>
          <table:table-cell office:value-type="boolean" office:boolean-value="true" table:formula="of:=['RAI0501'.G33]=SUM(['RAI0501'.G34:.G37])" table:style-name="ce21">
            <text:p>TRUE</text:p>
          </table:table-cell>
          <table:table-cell office:value-type="boolean" office:boolean-value="true" table:formula="of:=['RAI0501'.H33]=SUM(['RAI0501'.H34:.H37])" table:style-name="ce21">
            <text:p>TRUE</text:p>
          </table:table-cell>
          <table:table-cell office:value-type="boolean" office:boolean-value="true" table:formula="of:=['RAI0501'.I33]=SUM(['RAI0501'.I34:.I37])" table:style-name="ce21">
            <text:p>TRUE</text:p>
          </table:table-cell>
          <table:table-cell office:value-type="boolean" office:boolean-value="true" table:formula="of:=['RAI0501'.J33]=SUM(['RAI0501'.J34:.J37])" table:style-name="ce21">
            <text:p>TRUE</text:p>
          </table:table-cell>
          <table:table-cell office:value-type="boolean" office:boolean-value="true" table:formula="of:=['RAI0501'.K33]=SUM(['RAI0501'.K34:.K37])" table:style-name="ce21">
            <text:p>TRUE</text:p>
          </table:table-cell>
          <table:table-cell office:value-type="boolean" office:boolean-value="true" table:formula="of:=['RAI0501'.L33]=SUM(['RAI0501'.L34:.L37])" table:style-name="ce21">
            <text:p>TRUE</text:p>
          </table:table-cell>
          <table:table-cell office:value-type="boolean" office:boolean-value="true" table:formula="of:=['RAI0501'.M33]=SUM(['RAI0501'.M34:.M37])" table:style-name="ce21">
            <text:p>TRUE</text:p>
          </table:table-cell>
          <table:table-cell office:value-type="boolean" office:boolean-value="true" table:formula="of:=['RAI0501'.N33]=SUM(['RAI0501'.N34:.N37])" table:style-name="ce21">
            <text:p>TRUE</text:p>
          </table:table-cell>
          <table:table-cell office:value-type="boolean" office:boolean-value="true" table:formula="of:=['RAI0501'.O33]=SUM(['RAI0501'.O34:.O37])" table:style-name="ce21">
            <text:p>TRUE</text:p>
          </table:table-cell>
          <table:table-cell office:value-type="boolean" office:boolean-value="true" table:formula="of:=['RAI0501'.P33]=SUM(['RAI0501'.P34:.P37])" table:style-name="ce21">
            <text:p>TRUE</text:p>
          </table:table-cell>
          <table:table-cell office:value-type="boolean" office:boolean-value="false" table:formula="of:=['RAI0501'.Q33]=SUM(['RAI0501'.Q34:.Q37])" table:style-name="ce21">
            <text:p>FALSE</text:p>
          </table:table-cell>
          <table:table-cell office:value-type="boolean" office:boolean-value="false" table:formula="of:=['RAI0501'.R33]=SUM(['RAI0501'.R34:.R37])" table:style-name="ce21">
            <text:p>FALSE</text:p>
          </table:table-cell>
          <table:table-cell table:number-columns-repeated="16366" table:style-name="ce19"/>
        </table:table-row>
        <table:table-row table:style-name="ro1">
          <table:table-cell office:value-type="string" table:style-name="ce19">
            <text:p><text:s text:c="2"/>Passengers</text:p>
          </table:table-cell>
          <table:table-cell table:number-columns-repeated="15" table:style-name="ce23"/>
          <table:table-cell table:number-columns-repeated="2" table:style-name="ce24"/>
          <table:table-cell table:number-columns-repeated="16366" table:style-name="ce19"/>
        </table:table-row>
        <table:table-row table:style-name="ro1">
          <table:table-cell office:value-type="string" table:style-name="ce19">
            <text:p><text:s text:c="2"/>Workforce</text:p>
          </table:table-cell>
          <table:table-cell table:number-columns-repeated="15" table:style-name="ce23"/>
          <table:table-cell table:number-columns-repeated="2" table:style-name="ce24"/>
          <table:table-cell table:style-name="ce23"/>
          <table:table-cell table:number-columns-repeated="16365" table:style-name="ce19"/>
        </table:table-row>
        <table:table-row table:style-name="ro1">
          <table:table-cell office:value-type="string" table:style-name="ce19">
            <text:p><text:s text:c="2"/>Public</text:p>
          </table:table-cell>
          <table:table-cell table:number-columns-repeated="15" table:style-name="ce23"/>
          <table:table-cell table:number-columns-repeated="2" table:style-name="ce24"/>
          <table:table-cell table:number-columns-repeated="16366" table:style-name="ce19"/>
        </table:table-row>
        <table:table-row table:style-name="ro1">
          <table:table-cell office:value-type="string" table:style-name="ce19">
            <text:p><text:s text:c="2"/>Suicides</text:p>
          </table:table-cell>
          <table:table-cell table:number-columns-repeated="15" table:style-name="ce23"/>
          <table:table-cell table:style-name="ce24"/>
          <table:table-cell table:style-name="ce22"/>
          <table:table-cell table:number-columns-repeated="16366" table:style-name="ce19"/>
        </table:table-row>
        <table:table-row table:style-name="ro1">
          <table:table-cell office:value-type="string" table:style-name="ce20">
            <text:p>All casualties (excl. suicides)</text:p>
          </table:table-cell>
          <table:table-cell office:value-type="boolean" office:boolean-value="true" table:formula="of:=SUM(['RAI0501'.B33];['RAI0501'.B27];['RAI0501'.B23];['RAI0501'.B15])-['RAI0501'.B37]-['RAI0501'.B31]=['RAI0501'.B38]" table:style-name="ce21">
            <text:p>TRUE</text:p>
          </table:table-cell>
          <table:table-cell office:value-type="boolean" office:boolean-value="true" table:formula="of:=SUM(['RAI0501'.C33];['RAI0501'.C27];['RAI0501'.C23];['RAI0501'.C15])-['RAI0501'.C37]-['RAI0501'.C31]=['RAI0501'.C38]" table:style-name="ce21">
            <text:p>TRUE</text:p>
          </table:table-cell>
          <table:table-cell office:value-type="boolean" office:boolean-value="true" table:formula="of:=SUM(['RAI0501'.D33];['RAI0501'.D27];['RAI0501'.D23];['RAI0501'.D15])-['RAI0501'.D37]-['RAI0501'.D31]=['RAI0501'.D38]" table:style-name="ce21">
            <text:p>TRUE</text:p>
          </table:table-cell>
          <table:table-cell office:value-type="boolean" office:boolean-value="true" table:formula="of:=SUM(['RAI0501'.E33];['RAI0501'.E27];['RAI0501'.E23];['RAI0501'.E15])-['RAI0501'.E37]-['RAI0501'.E31]=['RAI0501'.E38]" table:style-name="ce21">
            <text:p>TRUE</text:p>
          </table:table-cell>
          <table:table-cell office:value-type="boolean" office:boolean-value="true" table:formula="of:=SUM(['RAI0501'.F33];['RAI0501'.F27];['RAI0501'.F23];['RAI0501'.F15])-['RAI0501'.F37]-['RAI0501'.F31]=['RAI0501'.F38]" table:style-name="ce21">
            <text:p>TRUE</text:p>
          </table:table-cell>
          <table:table-cell office:value-type="boolean" office:boolean-value="true" table:formula="of:=SUM(['RAI0501'.G33];['RAI0501'.G27];['RAI0501'.G23];['RAI0501'.G15])-['RAI0501'.G37]-['RAI0501'.G31]=['RAI0501'.G38]" table:style-name="ce21">
            <text:p>TRUE</text:p>
          </table:table-cell>
          <table:table-cell office:value-type="boolean" office:boolean-value="true" table:formula="of:=SUM(['RAI0501'.H33];['RAI0501'.H27];['RAI0501'.H23];['RAI0501'.H15])-['RAI0501'.H37]-['RAI0501'.H31]=['RAI0501'.H38]" table:style-name="ce21">
            <text:p>TRUE</text:p>
          </table:table-cell>
          <table:table-cell office:value-type="boolean" office:boolean-value="true" table:formula="of:=SUM(['RAI0501'.I33];['RAI0501'.I27];['RAI0501'.I23];['RAI0501'.I15])-['RAI0501'.I37]-['RAI0501'.I31]=['RAI0501'.I38]" table:style-name="ce21">
            <text:p>TRUE</text:p>
          </table:table-cell>
          <table:table-cell office:value-type="boolean" office:boolean-value="true" table:formula="of:=SUM(['RAI0501'.J33];['RAI0501'.J27];['RAI0501'.J23];['RAI0501'.J15])-['RAI0501'.J37]-['RAI0501'.J31]=['RAI0501'.J38]" table:style-name="ce21">
            <text:p>TRUE</text:p>
          </table:table-cell>
          <table:table-cell office:value-type="boolean" office:boolean-value="true" table:formula="of:=SUM(['RAI0501'.K33];['RAI0501'.K27];['RAI0501'.K23];['RAI0501'.K15])-['RAI0501'.K37]-['RAI0501'.K31]=['RAI0501'.K38]" table:style-name="ce21">
            <text:p>TRUE</text:p>
          </table:table-cell>
          <table:table-cell office:value-type="boolean" office:boolean-value="true" table:formula="of:=SUM(['RAI0501'.L33];['RAI0501'.L27];['RAI0501'.L23];['RAI0501'.L15])-['RAI0501'.L37]-['RAI0501'.L31]=['RAI0501'.L38]" table:style-name="ce21">
            <text:p>TRUE</text:p>
          </table:table-cell>
          <table:table-cell office:value-type="boolean" office:boolean-value="true" table:formula="of:=SUM(['RAI0501'.M33];['RAI0501'.M27];['RAI0501'.M23];['RAI0501'.M15])-['RAI0501'.M37]-['RAI0501'.M31]=['RAI0501'.M38]" table:style-name="ce21">
            <text:p>TRUE</text:p>
          </table:table-cell>
          <table:table-cell office:value-type="boolean" office:boolean-value="true" table:formula="of:=SUM(['RAI0501'.N33];['RAI0501'.N27];['RAI0501'.N23];['RAI0501'.N15])-['RAI0501'.N37]-['RAI0501'.N31]=['RAI0501'.N38]" table:style-name="ce21">
            <text:p>TRUE</text:p>
          </table:table-cell>
          <table:table-cell office:value-type="boolean" office:boolean-value="true" table:formula="of:=SUM(['RAI0501'.O33];['RAI0501'.O27];['RAI0501'.O23];['RAI0501'.O15])-['RAI0501'.O37]-['RAI0501'.O31]=['RAI0501'.O38]" table:style-name="ce21">
            <text:p>TRUE</text:p>
          </table:table-cell>
          <table:table-cell office:value-type="boolean" office:boolean-value="true" table:formula="of:=SUM(['RAI0501'.P33];['RAI0501'.P27];['RAI0501'.P23];['RAI0501'.P15])-['RAI0501'.P37]-['RAI0501'.P31]=['RAI0501'.P38]" table:style-name="ce21">
            <text:p>TRUE</text:p>
          </table:table-cell>
          <table:table-cell office:value-type="boolean" office:boolean-value="false" table:formula="of:=SUM(['RAI0501'.Q33];['RAI0501'.Q27];['RAI0501'.Q23];['RAI0501'.Q15])-['RAI0501'.Q37]-['RAI0501'.Q31]=['RAI0501'.Q38]" table:style-name="ce21">
            <text:p>FALSE</text:p>
          </table:table-cell>
          <table:table-cell office:value-type="float" office:value="0" table:formula="of:=SUM(['RAI0501'.R33];['RAI0501'.R27];['RAI0501'.R23];['RAI0501'.R15])-['RAI0501'.R37]-['RAI0501'.R31]=['RAI0501'.R38]" table:style-name="ce21">
            <text:p>#VALUE!</text:p>
          </table:table-cell>
          <table:table-cell table:number-columns-repeated="16366" table:style-name="ce19"/>
        </table:table-row>
        <table:table-row table:style-name="ro1">
          <table:table-cell office:value-type="string" table:style-name="ce26">
            <text:p>All casualties</text:p>
          </table:table-cell>
          <table:table-cell office:value-type="boolean" office:boolean-value="true" table:formula="of:=['RAI0501'.B33]+['RAI0501'.B27]+['RAI0501'.B25]+['RAI0501'.B17]=['RAI0501'.B39]" table:style-name="ce21">
            <text:p>TRUE</text:p>
          </table:table-cell>
          <table:table-cell office:value-type="boolean" office:boolean-value="true" table:formula="of:=['RAI0501'.C33]+['RAI0501'.C27]+['RAI0501'.C25]+['RAI0501'.C17]=['RAI0501'.C39]" table:style-name="ce21">
            <text:p>TRUE</text:p>
          </table:table-cell>
          <table:table-cell office:value-type="boolean" office:boolean-value="true" table:formula="of:=['RAI0501'.D33]+['RAI0501'.D27]+['RAI0501'.D25]+['RAI0501'.D17]=['RAI0501'.D39]" table:style-name="ce21">
            <text:p>TRUE</text:p>
          </table:table-cell>
          <table:table-cell office:value-type="boolean" office:boolean-value="true" table:formula="of:=['RAI0501'.E33]+['RAI0501'.E27]+['RAI0501'.E25]+['RAI0501'.E17]=['RAI0501'.E39]" table:style-name="ce21">
            <text:p>TRUE</text:p>
          </table:table-cell>
          <table:table-cell office:value-type="boolean" office:boolean-value="true" table:formula="of:=['RAI0501'.F33]+['RAI0501'.F27]+['RAI0501'.F25]+['RAI0501'.F17]=['RAI0501'.F39]" table:style-name="ce21">
            <text:p>TRUE</text:p>
          </table:table-cell>
          <table:table-cell office:value-type="boolean" office:boolean-value="true" table:formula="of:=['RAI0501'.G33]+['RAI0501'.G27]+['RAI0501'.G25]+['RAI0501'.G17]=['RAI0501'.G39]" table:style-name="ce21">
            <text:p>TRUE</text:p>
          </table:table-cell>
          <table:table-cell office:value-type="boolean" office:boolean-value="true" table:formula="of:=['RAI0501'.H33]+['RAI0501'.H27]+['RAI0501'.H25]+['RAI0501'.H17]=['RAI0501'.H39]" table:style-name="ce21">
            <text:p>TRUE</text:p>
          </table:table-cell>
          <table:table-cell office:value-type="boolean" office:boolean-value="true" table:formula="of:=['RAI0501'.I33]+['RAI0501'.I27]+['RAI0501'.I25]+['RAI0501'.I17]=['RAI0501'.I39]" table:style-name="ce21">
            <text:p>TRUE</text:p>
          </table:table-cell>
          <table:table-cell office:value-type="boolean" office:boolean-value="true" table:formula="of:=['RAI0501'.J33]+['RAI0501'.J27]+['RAI0501'.J25]+['RAI0501'.J17]=['RAI0501'.J39]" table:style-name="ce21">
            <text:p>TRUE</text:p>
          </table:table-cell>
          <table:table-cell office:value-type="boolean" office:boolean-value="true" table:formula="of:=['RAI0501'.K33]+['RAI0501'.K27]+['RAI0501'.K25]+['RAI0501'.K17]=['RAI0501'.K39]" table:style-name="ce21">
            <text:p>TRUE</text:p>
          </table:table-cell>
          <table:table-cell office:value-type="boolean" office:boolean-value="true" table:formula="of:=['RAI0501'.L33]+['RAI0501'.L27]+['RAI0501'.L25]+['RAI0501'.L17]=['RAI0501'.L39]" table:style-name="ce21">
            <text:p>TRUE</text:p>
          </table:table-cell>
          <table:table-cell office:value-type="boolean" office:boolean-value="true" table:formula="of:=['RAI0501'.M33]+['RAI0501'.M27]+['RAI0501'.M25]+['RAI0501'.M17]=['RAI0501'.M39]" table:style-name="ce21">
            <text:p>TRUE</text:p>
          </table:table-cell>
          <table:table-cell office:value-type="boolean" office:boolean-value="true" table:formula="of:=['RAI0501'.N33]+['RAI0501'.N27]+['RAI0501'.N25]+['RAI0501'.N17]=['RAI0501'.N39]" table:style-name="ce21">
            <text:p>TRUE</text:p>
          </table:table-cell>
          <table:table-cell office:value-type="boolean" office:boolean-value="true" table:formula="of:=['RAI0501'.O33]+['RAI0501'.O27]+['RAI0501'.O25]+['RAI0501'.O17]=['RAI0501'.O39]" table:style-name="ce21">
            <text:p>TRUE</text:p>
          </table:table-cell>
          <table:table-cell office:value-type="boolean" office:boolean-value="true" table:formula="of:=['RAI0501'.P33]+['RAI0501'.P27]+['RAI0501'.P25]+['RAI0501'.P17]=['RAI0501'.P39]" table:style-name="ce21">
            <text:p>TRUE</text:p>
          </table:table-cell>
          <table:table-cell office:value-type="float" office:value="0" table:formula="of:=['RAI0501'.Q33]+['RAI0501'.Q27]+['RAI0501'.Q25]+['RAI0501'.Q17]=['RAI0501'.Q39]" table:style-name="ce21">
            <text:p>#VALUE!</text:p>
          </table:table-cell>
          <table:table-cell office:value-type="float" office:value="0" table:formula="of:=['RAI0501'.R33]+['RAI0501'.R27]+['RAI0501'.R25]+['RAI0501'.R17]=['RAI0501'.R39]" table:style-name="ce21">
            <text:p>#VALUE!</text:p>
          </table:table-cell>
          <table:table-cell table:number-columns-repeated="16366" table:style-name="ce19"/>
        </table:table-row>
        <table:table-row table:style-name="ro1">
          <table:table-cell table:style-name="ce20"/>
          <table:table-cell table:number-columns-repeated="17" table:style-name="ce21"/>
          <table:table-cell table:number-columns-repeated="16366" table:style-name="ce19"/>
        </table:table-row>
        <table:table-row table:style-name="ro4">
          <table:table-cell office:value-type="string" table:style-name="ce19">
            <text:p>Note: RSSB continually updates and revises previous years’ data in light of any new information that becomes available.</text:p>
          </table:table-cell>
          <table:table-cell table:number-columns-repeated="31" table:style-name="ce29"/>
          <table:table-cell table:number-columns-repeated="16352" table:style-name="ce3"/>
        </table:table-row>
        <table:table-row table:style-name="ro4">
          <table:table-cell table:style-name="ce19"/>
          <table:table-cell table:number-columns-repeated="11" table:style-name="ce29"/>
          <table:table-cell table:number-columns-repeated="2" table:style-name="ce19"/>
          <table:table-cell table:number-columns-repeated="18" table:style-name="ce29"/>
          <table:table-cell table:number-columns-repeated="16352" table:style-name="ce3"/>
        </table:table-row>
        <table:table-row table:style-name="ro4">
          <table:table-cell office:value-type="string" table:style-name="ce19">
            <text:p>R Due to a new reporting system being implemented in March 2017, RSSB has refreshed the back series to 2007-08 to mirror their Annual Safety Performance Report coverage.<text:s/></text:p>
          </table:table-cell>
          <table:table-cell table:number-columns-repeated="11" table:style-name="ce29"/>
          <table:table-cell table:number-columns-repeated="2" table:style-name="ce19"/>
          <table:table-cell table:number-columns-repeated="2" table:style-name="ce29"/>
          <table:table-cell table:style-name="ce3"/>
          <table:table-cell office:value-type="string" table:style-name="ce30">
            <text:p>Source: Rail Safety and Standards Board (RSSB)</text:p>
          </table:table-cell>
          <table:table-cell table:number-columns-repeated="14" table:style-name="ce29"/>
          <table:table-cell table:number-columns-repeated="16352" table:style-name="ce3"/>
        </table:table-row>
        <table:table-row table:style-name="ro4">
          <table:table-cell office:value-type="string" table:style-name="ce19">
            <text:p><text:s text:c="3"/>Therefore, any comparisons with data prior to 2007-08 should be treated with caution.</text:p>
          </table:table-cell>
          <table:table-cell table:number-columns-repeated="11" table:style-name="ce29"/>
          <table:table-cell table:number-columns-repeated="2" table:style-name="ce19"/>
          <table:table-cell table:number-columns-repeated="2" table:style-name="ce29"/>
          <table:table-cell table:style-name="ce3"/>
          <table:table-cell table:style-name="ce31"/>
          <table:table-cell table:number-columns-repeated="14" table:style-name="ce29"/>
          <table:table-cell table:number-columns-repeated="16352" table:style-name="ce3"/>
        </table:table-row>
        <table:table-row table:style-name="ro4">
          <table:table-cell office:value-type="string" table:style-name="ce19">
            <text:p>: Some data on injuries <text:s/>to the public (non-suicide) is currently unavailable. Total numbers of injuries are therefore also unavailable.</text:p>
          </table:table-cell>
          <table:table-cell table:number-columns-repeated="11" table:style-name="ce29"/>
          <table:table-cell table:number-columns-repeated="2" table:style-name="ce19"/>
          <table:table-cell table:number-columns-repeated="2" table:style-name="ce30"/>
          <table:table-cell table:style-name="ce3"/>
          <table:table-cell office:value-type="string" table:style-name="ce31">
            <text:p>Last updated: 31 October 2018</text:p>
          </table:table-cell>
          <table:table-cell table:number-columns-repeated="14" table:style-name="ce29"/>
          <table:table-cell table:number-columns-repeated="16352" table:style-name="ce3"/>
        </table:table-row>
        <table:table-row table:style-name="ro4">
          <table:table-cell table:style-name="ce19"/>
          <table:table-cell table:number-columns-repeated="11" table:style-name="ce29"/>
          <table:table-cell table:number-columns-repeated="2" table:style-name="ce19"/>
          <table:table-cell table:number-columns-repeated="2" table:style-name="ce32"/>
          <table:table-cell table:style-name="ce3"/>
          <table:table-cell office:value-type="string" table:style-name="ce31">
            <text:p>Next updated: November 2019</text:p>
          </table:table-cell>
          <table:table-cell table:number-columns-repeated="14" table:style-name="ce29"/>
          <table:table-cell table:number-columns-repeated="16352" table:style-name="ce3"/>
        </table:table-row>
        <table:table-row table:style-name="ro4">
          <table:table-cell office:value-type="string" table:style-name="ce33">
            <text:p>1 Includes National Rail only.</text:p>
          </table:table-cell>
          <table:table-cell table:number-columns-repeated="11" table:style-name="ce34"/>
          <table:table-cell table:number-columns-repeated="4" table:style-name="ce19"/>
          <table:table-cell table:style-name="ce3"/>
          <table:table-cell office:value-type="string" table:style-name="ce31">
            <text:p>Telephone: 020 7944 2419</text:p>
          </table:table-cell>
          <table:table-cell table:number-columns-repeated="14" table:style-name="ce29"/>
          <table:table-cell table:number-columns-repeated="16352" table:style-name="ce3"/>
        </table:table-row>
        <table:table-row table:style-name="ro4">
          <table:table-cell table:style-name="ce7"/>
          <table:table-cell table:number-columns-repeated="5" table:style-name="ce35"/>
          <table:table-cell table:style-name="ce34"/>
          <table:table-cell table:number-columns-repeated="3" table:style-name="ce7"/>
          <table:table-cell table:number-columns-repeated="2" table:style-name="ce29"/>
          <table:table-cell table:number-columns-repeated="4" table:style-name="ce19"/>
          <table:table-cell table:style-name="ce3"/>
          <table:table-cell office:value-type="string" table:style-name="ce31">
            <text:p>Email: rail.stats@dft.gsi.gov.uk</text:p>
          </table:table-cell>
          <table:table-cell table:number-columns-repeated="14" table:style-name="ce29"/>
          <table:table-cell table:number-columns-repeated="16352" table:style-name="ce3"/>
        </table:table-row>
        <table:table-row table:style-name="ro4">
          <table:table-cell table:style-name="ce3"/>
          <table:table-cell table:style-name="ce7"/>
          <table:table-cell table:number-columns-repeated="5" table:style-name="ce16"/>
          <table:table-cell table:number-columns-repeated="3" table:style-name="ce7"/>
          <table:table-cell table:number-columns-repeated="2" table:style-name="ce29"/>
          <table:table-cell table:style-name="ce30"/>
          <table:table-cell table:number-columns-repeated="5" table:style-name="ce36"/>
          <table:table-cell table:number-columns-repeated="14" table:style-name="ce29"/>
          <table:table-cell table:number-columns-repeated="16352" table:style-name="ce3"/>
        </table:table-row>
        <table:table-row table:style-name="ro4">
          <table:table-cell table:style-name="ce3"/>
          <table:table-cell table:style-name="ce7"/>
          <table:table-cell table:number-columns-repeated="5" table:style-name="ce16"/>
          <table:table-cell table:number-columns-repeated="3" table:style-name="ce7"/>
          <table:table-cell table:number-columns-repeated="3" table:style-name="ce29"/>
          <table:table-cell table:number-columns-repeated="5" table:style-name="ce36"/>
          <table:table-cell table:number-columns-repeated="14" table:style-name="ce29"/>
          <table:table-cell table:number-columns-repeated="16352" table:style-name="ce3"/>
        </table:table-row>
        <table:table-row table:style-name="ro4">
          <table:table-cell table:style-name="ce16"/>
          <table:table-cell table:number-columns-repeated="2" table:style-name="ce37"/>
          <table:table-cell table:number-columns-repeated="7" table:style-name="ce7"/>
          <table:table-cell table:number-columns-repeated="2" table:style-name="ce29"/>
          <table:table-cell table:style-name="ce36"/>
          <table:table-cell table:number-columns-repeated="19" table:style-name="ce29"/>
          <table:table-cell table:number-columns-repeated="16352" table:style-name="ce3"/>
        </table:table-row>
        <table:table-row table:style-name="ro4">
          <table:table-cell table:style-name="ce33"/>
          <table:table-cell table:number-columns-repeated="2" table:style-name="ce37"/>
          <table:table-cell table:number-columns-repeated="7" table:style-name="ce7"/>
          <table:table-cell table:number-columns-repeated="2" table:style-name="ce29"/>
          <table:table-cell table:style-name="ce36"/>
          <table:table-cell table:number-columns-repeated="19" table:style-name="ce29"/>
          <table:table-cell table:number-columns-repeated="16352" table:style-name="ce3"/>
        </table:table-row>
        <table:table-row table:style-name="ro4">
          <table:table-cell table:number-columns-repeated="32" table:style-name="ce29"/>
          <table:table-cell table:number-columns-repeated="16352" table:style-name="ce3"/>
        </table:table-row>
        <table:table-row table:number-rows-repeated="1048523" table:style-name="ro5">
          <table:table-cell table:number-columns-repeated="16384"/>
        </table:table-row>
        <table:named-expressions>
          <table:named-expression table:name="_1.2__Average_distance_travelled_by_mode_of_travel__1975_76__1985_86_and_1993_95" table:expression="of:=[.#REF!]" table:base-cell-address="RAI0501.$A$1"/>
          <table:named-expression table:name="_1981" table:expression="of:=[.#REF!]" table:base-cell-address="RAI0501.$A$1"/>
          <table:named-expression table:name="activeCell" table:expression="of:=[.#REF!]" table:base-cell-address="RAI0501.$A$1"/>
          <table:named-expression table:name="ANNUAL" table:expression="of:=[.#REF!]" table:base-cell-address="RAI0501.$A$1"/>
          <table:named-expression table:name="BARQTR" table:expression="of:=[.#REF!]" table:base-cell-address="RAI0501.$A$1"/>
          <table:named-expression table:name="BELGIUM" table:expression="of:=[.#REF!]" table:base-cell-address="RAI0501.$A$1"/>
          <table:named-expression table:name="CategoryTitle" table:expression="of:=[.#REF!]" table:base-cell-address="RAI0501.$A$1"/>
          <table:named-expression table:name="DEFLATOR" table:expression="of:=[.#REF!]" table:base-cell-address="RAI0501.$A$1"/>
          <table:named-expression table:name="dgdsfyh" table:expression="of:=[.#REF!]" table:base-cell-address="RAI0501.$A$1"/>
          <table:named-expression table:name="DK" table:expression="of:=[.#REF!]" table:base-cell-address="RAI0501.$A$1"/>
          <table:named-expression table:name="DNK_D" table:expression="of:=[.#REF!]" table:base-cell-address="RAI0501.$A$1"/>
          <table:named-expression table:name="EIRE" table:expression="of:=[.#REF!]" table:base-cell-address="RAI0501.$A$1"/>
          <table:named-expression table:name="fbegyear" table:expression="of:=[.#REF!]" table:base-cell-address="RAI0501.$A$1"/>
          <table:named-expression table:name="fendyear" table:expression="of:=[.#REF!]" table:base-cell-address="RAI0501.$A$1"/>
          <table:named-expression table:name="FL" table:expression="of:=[.#REF!]" table:base-cell-address="RAI0501.$A$1"/>
          <table:named-expression table:name="Footnotes" table:expression="of:=[.#REF!]" table:base-cell-address="RAI0501.$A$1"/>
          <table:named-expression table:name="FRANCE" table:expression="of:=[.#REF!]" table:base-cell-address="RAI0501.$A$1"/>
          <table:named-expression table:name="fyear" table:expression="of:=[.#REF!]" table:base-cell-address="RAI0501.$A$1"/>
          <table:named-expression table:name="GERMANY" table:expression="of:=[.#REF!]" table:base-cell-address="RAI0501.$A$1"/>
          <table:named-expression table:name="GraphTitle" table:expression="of:=[.#REF!]" table:base-cell-address="RAI0501.$A$1"/>
          <table:named-expression table:name="ITALY" table:expression="of:=[.#REF!]" table:base-cell-address="RAI0501.$A$1"/>
          <table:named-expression table:name="MON_FRI" table:expression="of:=['file:///C:/Documents%20and%20Settings/sweekes2/Local%20Settings/Temporary%20Internet%20Files/OLK2FA/Chapter%208/80407%20.xls'#'4-16DATA'.#REF!]" table:base-cell-address="RAI0501.$A$1"/>
          <table:named-expression table:name="NLS" table:expression="of:=[.#REF!]" table:base-cell-address="RAI0501.$A$1"/>
          <table:named-expression table:name="NONEC" table:expression="of:=[.#REF!]" table:base-cell-address="RAI0501.$A$1"/>
          <table:named-expression table:name="OldData" table:expression="of:=[.#REF!]" table:base-cell-address="RAI0501.$A$1"/>
          <table:named-expression table:name="OTHEREC" table:expression="of:=[.#REF!]" table:base-cell-address="RAI0501.$A$1"/>
          <table:named-expression table:name="PIE" table:expression="of:=[.#REF!]" table:base-cell-address="RAI0501.$A$1"/>
          <table:named-expression table:name="Print_Area" table:expression="of:=[.#REF!]" table:base-cell-address="RAI0501.$A$1"/>
          <table:named-expression table:name="PUBLISH_Print_Area" table:expression="of:=[.#REF!]" table:base-cell-address="RAI0501.$A$1"/>
          <table:named-expression table:name="PUBLISH1998_Print_Area" table:expression="of:=[.#REF!]" table:base-cell-address="RAI0501.$A$1"/>
          <table:named-expression table:name="qryNonEUBreakdown" table:expression="of:=[.#REF!]" table:base-cell-address="RAI0501.$A$1"/>
          <table:named-expression table:name="QUARTER" table:expression="of:=[.#REF!]" table:base-cell-address="RAI0501.$A$1"/>
          <table:named-expression table:name="SAT_SUN" table:expression="of:=['file:///C:/Documents%20and%20Settings/sweekes2/Local%20Settings/Temporary%20Internet%20Files/OLK2FA/Chapter%208/80407%20.xls'#'4-16DATA'.#REF!]" table:base-cell-address="RAI0501.$A$1"/>
          <table:named-expression table:name="SPAIN" table:expression="of:=[.#REF!]" table:base-cell-address="RAI0501.$A$1"/>
          <table:named-expression table:name="TableTitle" table:expression="of:=[.#REF!]" table:base-cell-address="RAI0501.$A$1"/>
          <table:named-expression table:name="testing" table:expression="of:=[.#REF!]" table:base-cell-address="RAI0501.$A$1"/>
          <table:named-expression table:name="ValueTitle" table:expression="of:=[.#REF!]" table:base-cell-address="RAI0501.$A$1"/>
        </table:named-expressions>
      </table:table>
      <table:table table:name="'file:///C:/2005Publications/RoRo%20Q2_2005/Bulletin205draft.xls'#CommentarySA" table:style-name="ta2">
        <table:table-source xlink:href="file:///C:/2005Publications/RoRo%20Q2_2005/Bulletin205draft.xls" table:table-name="CommentaryS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2005Publications/RoRo%20Q2_2005/Bulletin205draft.xls'#TABLE1a" table:style-name="ta2">
        <table:table-source xlink:href="file:///C:/2005Publications/RoRo%20Q2_2005/Bulletin205draft.xls" table:table-name="TABLE1a" table:mode="copy-results-only"/>
        <table:table-column/>
        <table:table-row table:number-rows-repeated="7">
          <table:table-cell table:number-columns-repeated="16384"/>
        </table:table-row>
        <table:table-row>
          <table:table-cell table:number-columns-repeated="4"/>
          <table:table-cell office:value-type="float" office:value="338.98700000000002"/>
          <table:table-cell table:number-columns-repeated="7"/>
          <table:table-cell office:value-type="float" office:value="583.88400000000001"/>
          <table:table-cell table:number-columns-repeated="16371"/>
        </table:table-row>
        <table:table-row>
          <table:table-cell table:number-columns-repeated="4"/>
          <table:table-cell office:value-type="float" office:value="360.2"/>
          <table:table-cell table:number-columns-repeated="7"/>
          <table:table-cell office:value-type="float" office:value="601.20000000000005"/>
          <table:table-cell table:number-columns-repeated="16371"/>
        </table:table-row>
        <table:table-row>
          <table:table-cell table:number-columns-repeated="4"/>
          <table:table-cell office:value-type="float" office:value="373.7"/>
          <table:table-cell table:number-columns-repeated="7"/>
          <table:table-cell office:value-type="float" office:value="629.29999999999995"/>
          <table:table-cell table:number-columns-repeated="16371"/>
        </table:table-row>
        <table:table-row>
          <table:table-cell table:number-columns-repeated="4"/>
          <table:table-cell office:value-type="float" office:value="398"/>
          <table:table-cell table:number-columns-repeated="7"/>
          <table:table-cell office:value-type="float" office:value="539.4"/>
          <table:table-cell table:number-columns-repeated="16371"/>
        </table:table-row>
        <table:table-row>
          <table:table-cell table:number-columns-repeated="4"/>
          <table:table-cell office:value-type="float" office:value="453.1"/>
          <table:table-cell table:number-columns-repeated="7"/>
          <table:table-cell office:value-type="float" office:value="701.6"/>
          <table:table-cell table:number-columns-repeated="16371"/>
        </table:table-row>
        <table:table-row>
          <table:table-cell table:number-columns-repeated="4"/>
          <table:table-cell office:value-type="float" office:value="486"/>
          <table:table-cell table:number-columns-repeated="7"/>
          <table:table-cell office:value-type="float" office:value="677.4"/>
          <table:table-cell table:number-columns-repeated="16371"/>
        </table:table-row>
        <table:table-row>
          <table:table-cell table:number-columns-repeated="4"/>
          <table:table-cell office:value-type="float" office:value="531.08299999999997"/>
          <table:table-cell table:number-columns-repeated="7"/>
          <table:table-cell office:value-type="float" office:value="626.40899999999999"/>
          <table:table-cell table:number-columns-repeated="16371"/>
        </table:table-row>
        <table:table-row table:number-rows-repeated="1048562">
          <table:table-cell table:number-columns-repeated="16371"/>
        </table:table-row>
      </table:table>
      <table:table table:name="'file:///C:/2005Publications/RoRo%20Q2_2005/Bulletin205draft.xls'#TABLE1b" table:style-name="ta2">
        <table:table-source xlink:href="file:///C:/2005Publications/RoRo%20Q2_2005/Bulletin205draft.xls" table:table-name="TABLE1b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2005Publications/RoRo%20Q2_2005/Bulletin205draft.xls'#TABLE2" table:style-name="ta2">
        <table:table-source xlink:href="file:///C:/2005Publications/RoRo%20Q2_2005/Bulletin205draft.xls" table:table-name="TABLE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2005Publications/RoRo%20Q2_2005/Bulletin205draft.xls'#TABLE2cont__" table:style-name="ta2">
        <table:table-source xlink:href="file:///C:/2005Publications/RoRo%20Q2_2005/Bulletin205draft.xls" table:table-name="TABLE2cont_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2005Publications/RoRo%20Q2_2005/Bulletin205draft.xls'#TABLE3" table:style-name="ta2">
        <table:table-source xlink:href="file:///C:/2005Publications/RoRo%20Q2_2005/Bulletin205draft.xls" table:table-name="TABLE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2005Publications/RoRo%20Q2_2005/Bulletin205draft.xls'#TABLE3a" table:style-name="ta2">
        <table:table-source xlink:href="file:///C:/2005Publications/RoRo%20Q2_2005/Bulletin205draft.xls" table:table-name="TABLE3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2005Publications/RoRo%20Q2_2005/Bulletin205draft.xls'#TABLE3b" table:style-name="ta2">
        <table:table-source xlink:href="file:///C:/2005Publications/RoRo%20Q2_2005/Bulletin205draft.xls" table:table-name="TABLE3b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2005Publications/RoRo%20Q2_2005/Bulletin205draft.xls'#TABLE4AL" table:style-name="ta2">
        <table:table-source xlink:href="file:///C:/2005Publications/RoRo%20Q2_2005/Bulletin205draft.xls" table:table-name="TABLE4AL" table:mode="copy-results-only"/>
        <table:table-column/>
        <table:table-row table:number-rows-repeated="5">
          <table:table-cell table:number-columns-repeated="16384"/>
        </table:table-row>
        <table:table-row>
          <table:table-cell/>
          <table:table-cell office:value-type="float" office:value="577.40200000000004"/>
          <table:table-cell/>
          <table:table-cell office:value-type="float" office:value="582.44799999999998"/>
          <table:table-cell/>
          <table:table-cell office:value-type="float" office:value="147.71100000000001"/>
          <table:table-cell table:number-columns-repeated="16378"/>
        </table:table-row>
        <table:table-row>
          <table:table-cell/>
          <table:table-cell office:value-type="float" office:value="589.79999999999995"/>
          <table:table-cell/>
          <table:table-cell office:value-type="float" office:value="589.5"/>
          <table:table-cell/>
          <table:table-cell office:value-type="float" office:value="147.30000000000001"/>
          <table:table-cell table:number-columns-repeated="16378"/>
        </table:table-row>
        <table:table-row>
          <table:table-cell/>
          <table:table-cell office:value-type="float" office:value="596.79999999999995"/>
          <table:table-cell/>
          <table:table-cell office:value-type="float" office:value="630.9"/>
          <table:table-cell/>
          <table:table-cell office:value-type="float" office:value="171.5"/>
          <table:table-cell table:number-columns-repeated="16378"/>
        </table:table-row>
        <table:table-row>
          <table:table-cell/>
          <table:table-cell office:value-type="float" office:value="552.9"/>
          <table:table-cell/>
          <table:table-cell office:value-type="float" office:value="662.8"/>
          <table:table-cell/>
          <table:table-cell office:value-type="float" office:value="173.9"/>
          <table:table-cell table:number-columns-repeated="16378"/>
        </table:table-row>
        <table:table-row>
          <table:table-cell/>
          <table:table-cell office:value-type="float" office:value="620.29999999999995"/>
          <table:table-cell/>
          <table:table-cell office:value-type="float" office:value="751.1"/>
          <table:table-cell/>
          <table:table-cell office:value-type="float" office:value="226.7"/>
          <table:table-cell table:number-columns-repeated="16378"/>
        </table:table-row>
        <table:table-row>
          <table:table-cell/>
          <table:table-cell office:value-type="float" office:value="611.20000000000005"/>
          <table:table-cell/>
          <table:table-cell office:value-type="float" office:value="816.4"/>
          <table:table-cell/>
          <table:table-cell office:value-type="float" office:value="200"/>
          <table:table-cell table:number-columns-repeated="16378"/>
        </table:table-row>
        <table:table-row>
          <table:table-cell/>
          <table:table-cell office:value-type="float" office:value="581.86400000000003"/>
          <table:table-cell/>
          <table:table-cell office:value-type="float" office:value="873.72799999999995"/>
          <table:table-cell/>
          <table:table-cell office:value-type="float" office:value="188.54199999999997"/>
          <table:table-cell table:number-columns-repeated="16378"/>
        </table:table-row>
        <table:table-row table:number-rows-repeated="1048564">
          <table:table-cell table:number-columns-repeated="16378"/>
        </table:table-row>
      </table:table>
      <table:table table:name="'file:///C:/2005Publications/RoRo%20Q2_2005/Bulletin205draft.xls'#TABLE4a" table:style-name="ta2">
        <table:table-source xlink:href="file:///C:/2005Publications/RoRo%20Q2_2005/Bulletin205draft.xls" table:table-name="TABLE4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2005Publications/RoRo%20Q2_2005/Bulletin205draft.xls'#TABLE4b" table:style-name="ta2">
        <table:table-source xlink:href="file:///C:/2005Publications/RoRo%20Q2_2005/Bulletin205draft.xls" table:table-name="TABLE4b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2005Publications/RoRo%20Q2_2005/Bulletin205draft.xls'#TABLE5" table:style-name="ta2">
        <table:table-source xlink:href="file:///C:/2005Publications/RoRo%20Q2_2005/Bulletin205draft.xls" table:table-name="TABLE5" table:mode="copy-results-only"/>
        <table:table-column/>
        <table:table-row table:number-rows-repeated="5">
          <table:table-cell table:number-columns-repeated="16384"/>
        </table:table-row>
        <table:table-row>
          <table:table-cell/>
          <table:table-cell office:value-type="float" office:value="205.35400000000001"/>
          <table:table-cell/>
          <table:table-cell office:value-type="float" office:value="97.811999999999998"/>
          <table:table-cell/>
          <table:table-cell office:value-type="float" office:value="32.856999999999999"/>
          <table:table-cell table:number-columns-repeated="3"/>
          <table:table-cell office:value-type="float" office:value="1.86"/>
          <table:table-cell table:number-columns-repeated="16374"/>
        </table:table-row>
        <table:table-row>
          <table:table-cell/>
          <table:table-cell office:value-type="float" office:value="228.5"/>
          <table:table-cell/>
          <table:table-cell office:value-type="float" office:value="96.4"/>
          <table:table-cell/>
          <table:table-cell office:value-type="float" office:value="33.200000000000003"/>
          <table:table-cell table:number-columns-repeated="3"/>
          <table:table-cell office:value-type="float" office:value="1.4"/>
          <table:table-cell table:number-columns-repeated="16374"/>
        </table:table-row>
        <table:table-row>
          <table:table-cell/>
          <table:table-cell office:value-type="float" office:value="241"/>
          <table:table-cell/>
          <table:table-cell office:value-type="float" office:value="96.6"/>
          <table:table-cell/>
          <table:table-cell office:value-type="float" office:value="34"/>
          <table:table-cell table:number-columns-repeated="3"/>
          <table:table-cell office:value-type="float" office:value="1.5"/>
          <table:table-cell table:number-columns-repeated="16374"/>
        </table:table-row>
        <table:table-row>
          <table:table-cell/>
          <table:table-cell office:value-type="float" office:value="271.3"/>
          <table:table-cell/>
          <table:table-cell office:value-type="float" office:value="86.2"/>
          <table:table-cell/>
          <table:table-cell office:value-type="float" office:value="38.799999999999997"/>
          <table:table-cell table:number-columns-repeated="3"/>
          <table:table-cell office:value-type="float" office:value="1.2"/>
          <table:table-cell table:number-columns-repeated="16374"/>
        </table:table-row>
        <table:table-row>
          <table:table-cell/>
          <table:table-cell office:value-type="float" office:value="332.9"/>
          <table:table-cell/>
          <table:table-cell office:value-type="float" office:value="77.2"/>
          <table:table-cell/>
          <table:table-cell office:value-type="float" office:value="39.299999999999997"/>
          <table:table-cell table:number-columns-repeated="3"/>
          <table:table-cell office:value-type="float" office:value="3.5"/>
          <table:table-cell table:number-columns-repeated="16374"/>
        </table:table-row>
        <table:table-row>
          <table:table-cell/>
          <table:table-cell office:value-type="float" office:value="368"/>
          <table:table-cell/>
          <table:table-cell office:value-type="float" office:value="73.5"/>
          <table:table-cell/>
          <table:table-cell office:value-type="float" office:value="41.7"/>
          <table:table-cell table:number-columns-repeated="3"/>
          <table:table-cell office:value-type="float" office:value="2.5"/>
          <table:table-cell table:number-columns-repeated="16374"/>
        </table:table-row>
        <table:table-row>
          <table:table-cell/>
          <table:table-cell office:value-type="float" office:value="401.9"/>
          <table:table-cell/>
          <table:table-cell office:value-type="float" office:value="80.2"/>
          <table:table-cell/>
          <table:table-cell office:value-type="float" office:value="45.9"/>
          <table:table-cell table:number-columns-repeated="3"/>
          <table:table-cell office:value-type="float" office:value="2.8"/>
          <table:table-cell table:number-columns-repeated="16374"/>
        </table:table-row>
        <table:table-row table:number-rows-repeated="1048564">
          <table:table-cell table:number-columns-repeated="16374"/>
        </table:table-row>
      </table:table>
      <table:table table:name="'file:///C:/2005Publications/RoRo%20Q2_2005/Bulletin205draft.xls'#Routes" table:style-name="ta2">
        <table:table-source xlink:href="file:///C:/2005Publications/RoRo%20Q2_2005/Bulletin205draft.xls" table:table-name="Route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2005Publications/RoRo%20Q2_2005/Bulletin205draft.xls'#FiguresSA_-do_not_print" table:style-name="ta2">
        <table:table-source xlink:href="file:///C:/2005Publications/RoRo%20Q2_2005/Bulletin205draft.xls" table:table-name="FiguresSA_-do_not_print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2005Publications/RoRo%20Q2_2005/Bulletin205draft.xls'#TABLE2cont__2" table:style-name="ta2">
        <table:table-source xlink:href="file:///C:/2005Publications/RoRo%20Q2_2005/Bulletin205draft.xls" table:table-name="TABLE2cont__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2005Publications/RoRo%20Q2_2005/Bulletin205draft.xls'#FiguresSA_-do_not_print2" table:style-name="ta2">
        <table:table-source xlink:href="file:///C:/2005Publications/RoRo%20Q2_2005/Bulletin205draft.xls" table:table-name="FiguresSA_-do_not_prin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2005Publications/RoRo%20Q2_2005/Bulletin205draft.xls'#TABLE2cont__1" table:style-name="ta2">
        <table:table-source xlink:href="file:///C:/2005Publications/RoRo%20Q2_2005/Bulletin205draft.xls" table:table-name="TABLE2cont__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2005Publications/RoRo%20Q2_2005/Bulletin205draft.xls'#FiguresSA_-do_not_print1" table:style-name="ta2">
        <table:table-source xlink:href="file:///C:/2005Publications/RoRo%20Q2_2005/Bulletin205draft.xls" table:table-name="FiguresSA_-do_not_print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2005Publications/RoRo%20Q2_2005/Bulletin205draft.xls'#TABLE2cont__3" table:style-name="ta2">
        <table:table-source xlink:href="file:///C:/2005Publications/RoRo%20Q2_2005/Bulletin205draft.xls" table:table-name="TABLE2cont__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2005Publications/RoRo%20Q2_2005/Bulletin205draft.xls'#FiguresSA_-do_not_print3" table:style-name="ta2">
        <table:table-source xlink:href="file:///C:/2005Publications/RoRo%20Q2_2005/Bulletin205draft.xls" table:table-name="FiguresSA_-do_not_print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2005Publications/RoRo%20Q2_2005/Bulletin205draft.xls'#TABLE2cont__4" table:style-name="ta2">
        <table:table-source xlink:href="file:///C:/2005Publications/RoRo%20Q2_2005/Bulletin205draft.xls" table:table-name="TABLE2cont__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2005Publications/RoRo%20Q2_2005/Bulletin205draft.xls'#FiguresSA_-do_not_print4" table:style-name="ta2">
        <table:table-source xlink:href="file:///C:/2005Publications/RoRo%20Q2_2005/Bulletin205draft.xls" table:table-name="FiguresSA_-do_not_print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sweekes2/Local%20Settings/Temporary%20Internet%20Files/OLK2FA/Chapter%208/80408%20final.xls'#1993" table:style-name="ta2">
        <table:table-source xlink:href="file:///C:/Documents%20and%20Settings/sweekes2/Local%20Settings/Temporary%20Internet%20Files/OLK2FA/Chapter%208/80408%20final.xls" table:table-name="199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sweekes2/Local%20Settings/Temporary%20Internet%20Files/OLK2FA/Chapter%208/80408%20final.xls'#1994" table:style-name="ta2">
        <table:table-source xlink:href="file:///C:/Documents%20and%20Settings/sweekes2/Local%20Settings/Temporary%20Internet%20Files/OLK2FA/Chapter%208/80408%20final.xls" table:table-name="199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sweekes2/Local%20Settings/Temporary%20Internet%20Files/OLK2FA/Chapter%208/80408%20final.xls'#1995" table:style-name="ta2">
        <table:table-source xlink:href="file:///C:/Documents%20and%20Settings/sweekes2/Local%20Settings/Temporary%20Internet%20Files/OLK2FA/Chapter%208/80408%20final.xls" table:table-name="199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sweekes2/Local%20Settings/Temporary%20Internet%20Files/OLK2FA/Chapter%208/80408%20final.xls'#1996" table:style-name="ta2">
        <table:table-source xlink:href="file:///C:/Documents%20and%20Settings/sweekes2/Local%20Settings/Temporary%20Internet%20Files/OLK2FA/Chapter%208/80408%20final.xls" table:table-name="199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sweekes2/Local%20Settings/Temporary%20Internet%20Files/OLK2FA/Chapter%208/80408%20final.xls'#1997" table:style-name="ta2">
        <table:table-source xlink:href="file:///C:/Documents%20and%20Settings/sweekes2/Local%20Settings/Temporary%20Internet%20Files/OLK2FA/Chapter%208/80408%20final.xls" table:table-name="199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sweekes2/Local%20Settings/Temporary%20Internet%20Files/OLK2FA/Chapter%208/80408%20final.xls'#1998" table:style-name="ta2">
        <table:table-source xlink:href="file:///C:/Documents%20and%20Settings/sweekes2/Local%20Settings/Temporary%20Internet%20Files/OLK2FA/Chapter%208/80408%20final.xls" table:table-name="199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sweekes2/Local%20Settings/Temporary%20Internet%20Files/OLK2FA/Chapter%208/80408%20final.xls'#1999" table:style-name="ta2">
        <table:table-source xlink:href="file:///C:/Documents%20and%20Settings/sweekes2/Local%20Settings/Temporary%20Internet%20Files/OLK2FA/Chapter%208/80408%20final.xls" table:table-name="199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sweekes2/Local%20Settings/Temporary%20Internet%20Files/OLK2FA/Chapter%208/80408%20final.xls'#RAGB2000" table:style-name="ta2">
        <table:table-source xlink:href="file:///C:/Documents%20and%20Settings/sweekes2/Local%20Settings/Temporary%20Internet%20Files/OLK2FA/Chapter%208/80408%20final.xls" table:table-name="RAGB200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sweekes2/Local%20Settings/Temporary%20Internet%20Files/OLK2FA/Chapter%208/80408%20final.xls'#2000" table:style-name="ta2">
        <table:table-source xlink:href="file:///C:/Documents%20and%20Settings/sweekes2/Local%20Settings/Temporary%20Internet%20Files/OLK2FA/Chapter%208/80408%20final.xls" table:table-name="200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sweekes2/Local%20Settings/Temporary%20Internet%20Files/OLK2FA/Chapter%208/80408%20final.xls'#2001" table:style-name="ta2">
        <table:table-source xlink:href="file:///C:/Documents%20and%20Settings/sweekes2/Local%20Settings/Temporary%20Internet%20Files/OLK2FA/Chapter%208/80408%20final.xls" table:table-name="200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sweekes2/Local%20Settings/Temporary%20Internet%20Files/OLK2FA/Chapter%208/80408%20final.xls'#2002" table:style-name="ta2">
        <table:table-source xlink:href="file:///C:/Documents%20and%20Settings/sweekes2/Local%20Settings/Temporary%20Internet%20Files/OLK2FA/Chapter%208/80408%20final.xls" table:table-name="200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sweekes2/Local%20Settings/Temporary%20Internet%20Files/OLK2FA/Chapter%208/80408%20final.xls'#chart(a)-1998" table:style-name="ta2">
        <table:table-source xlink:href="file:///C:/Documents%20and%20Settings/sweekes2/Local%20Settings/Temporary%20Internet%20Files/OLK2FA/Chapter%208/80408%20final.xls" table:table-name="chart(a)-199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sweekes2/Local%20Settings/Temporary%20Internet%20Files/OLK2FA/Chapter%208/80408%20final.xls'#chart(b)-1998" table:style-name="ta2">
        <table:table-source xlink:href="file:///C:/Documents%20and%20Settings/sweekes2/Local%20Settings/Temporary%20Internet%20Files/OLK2FA/Chapter%208/80408%20final.xls" table:table-name="chart(b)-199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sweekes2/Local%20Settings/Temporary%20Internet%20Files/OLK2FA/Chapter%208/80408%20final.xls'#4-16DATA" table:style-name="ta2">
        <table:table-source xlink:href="file:///C:/Documents%20and%20Settings/sweekes2/Local%20Settings/Temporary%20Internet%20Files/OLK2FA/Chapter%208/80408%20final.xls" table:table-name="4-16DATA" table:mode="copy-results-only"/>
        <table:table-column/>
        <table:table-row>
          <table:table-cell office:value-type="string" office:string-value="Casualties by hour of day and day of week: 1998"/>
          <table:table-cell table:number-columns-repeated="16383"/>
        </table:table-row>
        <table:table-row table:number-rows-repeated="3">
          <table:table-cell table:number-columns-repeated="16384"/>
        </table:table-row>
        <table:table-row>
          <table:table-cell table:number-columns-repeated="3"/>
          <table:table-cell office:value-type="string" office:string-value="                DAY"/>
          <table:table-cell table:number-columns-repeated="16380"/>
        </table:table-row>
        <table:table-row table:number-rows-repeated="2">
          <table:table-cell table:number-columns-repeated="16384"/>
        </table:table-row>
        <table:table-row>
          <table:table-cell table:number-columns-repeated="2"/>
          <table:table-cell office:value-type="string" office:string-value="Sat-Sun"/>
          <table:table-cell office:value-type="string" office:string-value="Mon - Fri"/>
          <table:table-cell table:number-columns-repeated="16380"/>
        </table:table-row>
        <table:table-row>
          <table:table-cell/>
          <table:table-cell office:value-type="string" office:string-value="          Average number per hour"/>
          <table:table-cell table:number-columns-repeated="16382"/>
        </table:table-row>
        <table:table-row>
          <table:table-cell office:value-type="string" office:string-value="Hour"/>
          <table:table-cell office:value-type="string" office:string-value="0"/>
          <table:table-cell table:number-columns-repeated="16382"/>
        </table:table-row>
        <table:table-row>
          <table:table-cell/>
          <table:table-cell office:value-type="string" office:string-value="1"/>
          <table:table-cell office:value-type="float" office:value="26.5288"/>
          <table:table-cell office:value-type="float" office:value="9.5172000000000008"/>
          <table:table-cell table:number-columns-repeated="16380"/>
        </table:table-row>
        <table:table-row>
          <table:table-cell/>
          <table:table-cell office:value-type="string" office:string-value="2"/>
          <table:table-cell office:value-type="float" office:value="18.961500000000001"/>
          <table:table-cell office:value-type="float" office:value="5.8505000000000003"/>
          <table:table-cell table:number-columns-repeated="16380"/>
        </table:table-row>
        <table:table-row>
          <table:table-cell/>
          <table:table-cell office:value-type="string" office:string-value="3"/>
          <table:table-cell office:value-type="float" office:value="18.269200000000001"/>
          <table:table-cell office:value-type="float" office:value="4.6858000000000004"/>
          <table:table-cell table:number-columns-repeated="16380"/>
        </table:table-row>
        <table:table-row>
          <table:table-cell/>
          <table:table-cell office:value-type="string" office:string-value="4"/>
          <table:table-cell office:value-type="float" office:value="11.298"/>
          <table:table-cell office:value-type="float" office:value="2.7892000000000001"/>
          <table:table-cell table:number-columns-repeated="16380"/>
        </table:table-row>
        <table:table-row>
          <table:table-cell/>
          <table:table-cell office:value-type="string" office:string-value="5"/>
          <table:table-cell office:value-type="float" office:value="6.0288000000000004"/>
          <table:table-cell office:value-type="float" office:value="2.6858"/>
          <table:table-cell table:number-columns-repeated="16380"/>
        </table:table-row>
        <table:table-row>
          <table:table-cell/>
          <table:table-cell office:value-type="string" office:string-value="6"/>
          <table:table-cell office:value-type="float" office:value="5.2595999999999998"/>
          <table:table-cell office:value-type="float" office:value="5.9042000000000003"/>
          <table:table-cell table:number-columns-repeated="16380"/>
        </table:table-row>
        <table:table-row>
          <table:table-cell/>
          <table:table-cell office:value-type="string" office:string-value="7"/>
          <table:table-cell office:value-type="float" office:value="7.173"/>
          <table:table-cell office:value-type="float" office:value="13.363899999999999"/>
          <table:table-cell table:number-columns-repeated="16380"/>
        </table:table-row>
        <table:table-row>
          <table:table-cell/>
          <table:table-cell office:value-type="string" office:string-value="8"/>
          <table:table-cell office:value-type="float" office:value="10.673"/>
          <table:table-cell office:value-type="float" office:value="40.6053"/>
          <table:table-cell table:number-columns-repeated="16380"/>
        </table:table-row>
        <table:table-row>
          <table:table-cell/>
          <table:table-cell office:value-type="string" office:string-value="9"/>
          <table:table-cell office:value-type="float" office:value="18.019200000000001"/>
          <table:table-cell office:value-type="float" office:value="79.245199999999997"/>
          <table:table-cell table:number-columns-repeated="16380"/>
        </table:table-row>
        <table:table-row>
          <table:table-cell/>
          <table:table-cell office:value-type="string" office:string-value="10"/>
          <table:table-cell office:value-type="float" office:value="26.6538"/>
          <table:table-cell office:value-type="float" office:value="47.524900000000002"/>
          <table:table-cell table:number-columns-repeated="16380"/>
        </table:table-row>
        <table:table-row>
          <table:table-cell/>
          <table:table-cell office:value-type="string" office:string-value="11"/>
          <table:table-cell office:value-type="float" office:value="41.461500000000001"/>
          <table:table-cell office:value-type="float" office:value="41.233699999999999"/>
          <table:table-cell table:number-columns-repeated="16380"/>
        </table:table-row>
        <table:table-row>
          <table:table-cell/>
          <table:table-cell office:value-type="string" office:string-value="12"/>
          <table:table-cell office:value-type="float" office:value="53.605699999999999"/>
          <table:table-cell office:value-type="float" office:value="45.708799999999997"/>
          <table:table-cell table:number-columns-repeated="16380"/>
        </table:table-row>
        <table:table-row>
          <table:table-cell/>
          <table:table-cell office:value-type="string" office:string-value="13"/>
          <table:table-cell office:value-type="float" office:value="61.769199999999998"/>
          <table:table-cell office:value-type="float" office:value="50.440600000000003"/>
          <table:table-cell table:number-columns-repeated="16380"/>
        </table:table-row>
        <table:table-row>
          <table:table-cell/>
          <table:table-cell office:value-type="string" office:string-value="14"/>
          <table:table-cell office:value-type="float" office:value="64.971100000000007"/>
          <table:table-cell office:value-type="float" office:value="53.8812"/>
          <table:table-cell table:number-columns-repeated="16380"/>
        </table:table-row>
        <table:table-row>
          <table:table-cell/>
          <table:table-cell office:value-type="string" office:string-value="15"/>
          <table:table-cell office:value-type="float" office:value="62.4711"/>
          <table:table-cell office:value-type="float" office:value="51.302599999999998"/>
          <table:table-cell table:number-columns-repeated="16380"/>
        </table:table-row>
        <table:table-row>
          <table:table-cell/>
          <table:table-cell office:value-type="string" office:string-value="16"/>
          <table:table-cell office:value-type="float" office:value="58.509599999999999"/>
          <table:table-cell office:value-type="float" office:value="68.800700000000006"/>
          <table:table-cell table:number-columns-repeated="16380"/>
        </table:table-row>
        <table:table-row>
          <table:table-cell/>
          <table:table-cell office:value-type="string" office:string-value="17"/>
          <table:table-cell office:value-type="float" office:value="58.663400000000003"/>
          <table:table-cell office:value-type="float" office:value="76.896500000000003"/>
          <table:table-cell table:number-columns-repeated="16380"/>
        </table:table-row>
        <table:table-row>
          <table:table-cell/>
          <table:table-cell office:value-type="string" office:string-value="18"/>
          <table:table-cell office:value-type="float" office:value="58.884599999999999"/>
          <table:table-cell office:value-type="float" office:value="84.969300000000004"/>
          <table:table-cell table:number-columns-repeated="16380"/>
        </table:table-row>
        <table:table-row>
          <table:table-cell/>
          <table:table-cell office:value-type="string" office:string-value="19"/>
          <table:table-cell office:value-type="float" office:value="50.298000000000002"/>
          <table:table-cell office:value-type="float" office:value="64.777699999999996"/>
          <table:table-cell table:number-columns-repeated="16380"/>
        </table:table-row>
        <table:table-row>
          <table:table-cell/>
          <table:table-cell office:value-type="string" office:string-value="20"/>
          <table:table-cell office:value-type="float" office:value="45.9711"/>
          <table:table-cell office:value-type="float" office:value="50.613"/>
          <table:table-cell table:number-columns-repeated="16380"/>
        </table:table-row>
        <table:table-row>
          <table:table-cell/>
          <table:table-cell office:value-type="string" office:string-value="21"/>
          <table:table-cell office:value-type="float" office:value="35.903799999999997"/>
          <table:table-cell office:value-type="float" office:value="37.390799999999999"/>
          <table:table-cell table:number-columns-repeated="16380"/>
        </table:table-row>
        <table:table-row>
          <table:table-cell/>
          <table:table-cell office:value-type="string" office:string-value="22"/>
          <table:table-cell office:value-type="float" office:value="28.875"/>
          <table:table-cell office:value-type="float" office:value="30.662800000000001"/>
          <table:table-cell table:number-columns-repeated="16380"/>
        </table:table-row>
        <table:table-row>
          <table:table-cell/>
          <table:table-cell office:value-type="string" office:string-value="23"/>
          <table:table-cell office:value-type="float" office:value="26.067299999999999"/>
          <table:table-cell office:value-type="float" office:value="25.823699999999999"/>
          <table:table-cell table:number-columns-repeated="16380"/>
        </table:table-row>
        <table:table-row table:number-rows-repeated="3">
          <table:table-cell table:number-columns-repeated="16384"/>
        </table:table-row>
        <table:table-row>
          <table:table-cell table:number-columns-repeated="22"/>
          <table:table-cell office:value-type="float" office:value="30.375"/>
          <table:table-cell office:value-type="float" office:value="10.827586206896552"/>
          <table:table-cell table:number-columns-repeated="16360"/>
        </table:table-row>
        <table:table-row>
          <table:table-cell table:number-columns-repeated="22"/>
          <table:table-cell office:value-type="float" office:value="21.625"/>
          <table:table-cell office:value-type="float" office:value="6.3678160919540234"/>
          <table:table-cell table:number-columns-repeated="16360"/>
        </table:table-row>
        <table:table-row>
          <table:table-cell table:number-columns-repeated="22"/>
          <table:table-cell office:value-type="float" office:value="19.71153846153846"/>
          <table:table-cell office:value-type="float" office:value="4.5747126436781613"/>
          <table:table-cell table:number-columns-repeated="16360"/>
        </table:table-row>
        <table:table-row>
          <table:table-cell table:number-columns-repeated="22"/>
          <table:table-cell office:value-type="float" office:value="7.9038461538461542"/>
          <table:table-cell office:value-type="float" office:value="3.0957854406130267"/>
          <table:table-cell table:number-columns-repeated="16360"/>
        </table:table-row>
        <table:table-row>
          <table:table-cell table:number-columns-repeated="22"/>
          <table:table-cell office:value-type="float" office:value="5.0480769230769234"/>
          <table:table-cell office:value-type="float" office:value="2.6896551724137931"/>
          <table:table-cell table:number-columns-repeated="16360"/>
        </table:table-row>
        <table:table-row>
          <table:table-cell table:number-columns-repeated="22"/>
          <table:table-cell office:value-type="float" office:value="5.4711538461538458"/>
          <table:table-cell office:value-type="float" office:value="5.0613026819923368"/>
          <table:table-cell table:number-columns-repeated="16360"/>
        </table:table-row>
        <table:table-row>
          <table:table-cell table:number-columns-repeated="22"/>
          <table:table-cell office:value-type="float" office:value="7.5769230769230766"/>
          <table:table-cell office:value-type="float" office:value="11.984674329501916"/>
          <table:table-cell table:number-columns-repeated="16360"/>
        </table:table-row>
        <table:table-row>
          <table:table-cell table:number-columns-repeated="22"/>
          <table:table-cell office:value-type="float" office:value="11.961538461538462"/>
          <table:table-cell office:value-type="float" office:value="37.712643678160923"/>
          <table:table-cell table:number-columns-repeated="16360"/>
        </table:table-row>
        <table:table-row>
          <table:table-cell table:number-columns-repeated="22"/>
          <table:table-cell office:value-type="float" office:value="18.692307692307693"/>
          <table:table-cell office:value-type="float" office:value="68.337164750957854"/>
          <table:table-cell table:number-columns-repeated="16360"/>
        </table:table-row>
        <table:table-row>
          <table:table-cell table:number-columns-repeated="22"/>
          <table:table-cell office:value-type="float" office:value="26.432692307692307"/>
          <table:table-cell office:value-type="float" office:value="42.896551724137929"/>
          <table:table-cell table:number-columns-repeated="16360"/>
        </table:table-row>
        <table:table-row>
          <table:table-cell table:number-columns-repeated="22"/>
          <table:table-cell office:value-type="float" office:value="38.105769230769234"/>
          <table:table-cell office:value-type="float" office:value="38.601532567049809"/>
          <table:table-cell table:number-columns-repeated="16360"/>
        </table:table-row>
        <table:table-row>
          <table:table-cell table:number-columns-repeated="22"/>
          <table:table-cell office:value-type="float" office:value="50.644230769230766"/>
          <table:table-cell office:value-type="float" office:value="43.52873563218391"/>
          <table:table-cell table:number-columns-repeated="16360"/>
        </table:table-row>
        <table:table-row>
          <table:table-cell table:number-columns-repeated="22"/>
          <table:table-cell office:value-type="float" office:value="56.08653846153846"/>
          <table:table-cell office:value-type="float" office:value="48.842911877394634"/>
          <table:table-cell table:number-columns-repeated="16360"/>
        </table:table-row>
        <table:table-row>
          <table:table-cell table:number-columns-repeated="22"/>
          <table:table-cell office:value-type="float" office:value="56.067307692307693"/>
          <table:table-cell office:value-type="float" office:value="47.689655172413794"/>
          <table:table-cell table:number-columns-repeated="16360"/>
        </table:table-row>
        <table:table-row>
          <table:table-cell table:number-columns-repeated="22"/>
          <table:table-cell office:value-type="float" office:value="57.634615384615387"/>
          <table:table-cell office:value-type="float" office:value="46.191570881226056"/>
          <table:table-cell table:number-columns-repeated="16360"/>
        </table:table-row>
        <table:table-row>
          <table:table-cell table:number-columns-repeated="22"/>
          <table:table-cell office:value-type="float" office:value="58.394230769230766"/>
          <table:table-cell office:value-type="float" office:value="61.697318007662837"/>
          <table:table-cell table:number-columns-repeated="16360"/>
        </table:table-row>
        <table:table-row>
          <table:table-cell table:number-columns-repeated="22"/>
          <table:table-cell office:value-type="float" office:value="57.57692307692308"/>
          <table:table-cell office:value-type="float" office:value="71.306513409961681"/>
          <table:table-cell table:number-columns-repeated="16360"/>
        </table:table-row>
        <table:table-row>
          <table:table-cell table:number-columns-repeated="22"/>
          <table:table-cell office:value-type="float" office:value="57.730769230769234"/>
          <table:table-cell office:value-type="float" office:value="77.94252873563218"/>
          <table:table-cell table:number-columns-repeated="16360"/>
        </table:table-row>
        <table:table-row>
          <table:table-cell table:number-columns-repeated="22"/>
          <table:table-cell office:value-type="float" office:value="48.192307692307693"/>
          <table:table-cell office:value-type="float" office:value="56.931034482758619"/>
          <table:table-cell table:number-columns-repeated="16360"/>
        </table:table-row>
        <table:table-row>
          <table:table-cell table:number-columns-repeated="22"/>
          <table:table-cell office:value-type="float" office:value="45.596153846153847"/>
          <table:table-cell office:value-type="float" office:value="49.486590038314176"/>
          <table:table-cell table:number-columns-repeated="16360"/>
        </table:table-row>
        <table:table-row>
          <table:table-cell table:number-columns-repeated="22"/>
          <table:table-cell office:value-type="float" office:value="39.78846153846154"/>
          <table:table-cell office:value-type="float" office:value="38.716475095785441"/>
          <table:table-cell table:number-columns-repeated="16360"/>
        </table:table-row>
        <table:table-row>
          <table:table-cell table:number-columns-repeated="22"/>
          <table:table-cell office:value-type="float" office:value="31.557692307692307"/>
          <table:table-cell office:value-type="float" office:value="33.540229885057471"/>
          <table:table-cell table:number-columns-repeated="16360"/>
        </table:table-row>
        <table:table-row>
          <table:table-cell table:number-columns-repeated="22"/>
          <table:table-cell office:value-type="float" office:value="28.73076923076923"/>
          <table:table-cell office:value-type="float" office:value="28.509578544061302"/>
          <table:table-cell table:number-columns-repeated="16360"/>
        </table:table-row>
        <table:table-row>
          <table:table-cell table:number-columns-repeated="22"/>
          <table:table-cell office:value-type="float" office:value="39.403846153846153"/>
          <table:table-cell office:value-type="float" office:value="29.195402298850574"/>
          <table:table-cell table:number-columns-repeated="16360"/>
        </table:table-row>
        <table:table-row table:number-rows-repeated="1048516">
          <table:table-cell table:number-columns-repeated="16360"/>
        </table:table-row>
      </table:table>
      <table:table table:name="'file:///C:/Documents%20and%20Settings/sweekes2/Local%20Settings/Temporary%20Internet%20Files/OLK2FA/Chapter%208/80408%20final.xls'#TIS-INDEX" table:style-name="ta2">
        <table:table-source xlink:href="file:///C:/Documents%20and%20Settings/sweekes2/Local%20Settings/Temporary%20Internet%20Files/OLK2FA/Chapter%208/80408%20final.xls" table:table-name="TIS-INDEX" table:mode="copy-results-only"/>
        <table:table-column/>
        <table:table-row table:number-rows-repeated="41">
          <table:table-cell table:number-columns-repeated="16384"/>
        </table:table-row>
        <table:table-row>
          <table:table-cell office:value-type="string" office:string-value="(b) weekends"/>
          <table:table-cell table:number-columns-repeated="16383"/>
        </table:table-row>
        <table:table-row table:number-rows-repeated="1048534">
          <table:table-cell table:number-columns-repeated="16383"/>
        </table:table-row>
      </table:table>
      <table:table table:name="'file:///C:/Documents%20and%20Settings/sweekes2/Local%20Settings/Temporary%20Internet%20Files/OLK2FA/Chapter%208/80408%20final.xls'#1999_Chart" table:style-name="ta2">
        <table:table-source xlink:href="file:///C:/Documents%20and%20Settings/sweekes2/Local%20Settings/Temporary%20Internet%20Files/OLK2FA/Chapter%208/80408%20final.xls" table:table-name="1999_Chart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sweekes2/Local%20Settings/Temporary%20Internet%20Files/OLK2FA/Chapter%208/80408%20final.xls'#2000_Chart" table:style-name="ta2">
        <table:table-source xlink:href="file:///C:/Documents%20and%20Settings/sweekes2/Local%20Settings/Temporary%20Internet%20Files/OLK2FA/Chapter%208/80408%20final.xls" table:table-name="2000_Chart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sweekes2/Local%20Settings/Temporary%20Internet%20Files/OLK2FA/Chapter%208/80408%20final.xls'#2001_Chart" table:style-name="ta2">
        <table:table-source xlink:href="file:///C:/Documents%20and%20Settings/sweekes2/Local%20Settings/Temporary%20Internet%20Files/OLK2FA/Chapter%208/80408%20final.xls" table:table-name="2001_Chart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sweekes2/Local%20Settings/Temporary%20Internet%20Files/OLK2FA/Chapter%208/80408%20final.xls'#8_4" table:style-name="ta2">
        <table:table-source xlink:href="file:///C:/Documents%20and%20Settings/sweekes2/Local%20Settings/Temporary%20Internet%20Files/OLK2FA/Chapter%208/80408%20final.xls" table:table-name="8_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sweekes2/Local%20Settings/Temporary%20Internet%20Files/OLK2FA/Chapter%208/80408%20final.xls'#RAWDATA" table:style-name="ta2">
        <table:table-source xlink:href="file:///C:/Documents%20and%20Settings/sweekes2/Local%20Settings/Temporary%20Internet%20Files/OLK2FA/Chapter%208/80408%20final.xls" table:table-name="RAWDAT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sweekes2/Local%20Settings/Temporary%20Internet%20Files/OLK2FA/Chapter%208/80408%20final.xls'#Alternate_Publish" table:style-name="ta2">
        <table:table-source xlink:href="file:///C:/Documents%20and%20Settings/sweekes2/Local%20Settings/Temporary%20Internet%20Files/OLK2FA/Chapter%208/80408%20final.xls" table:table-name="Alternate_Publish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sweekes2/Local%20Settings/Temporary%20Internet%20Files/OLK2FA/Chapter%208/80408%20final.xls'#Grapher" table:style-name="ta2">
        <table:table-source xlink:href="file:///C:/Documents%20and%20Settings/sweekes2/Local%20Settings/Temporary%20Internet%20Files/OLK2FA/Chapter%208/80408%20final.xls" table:table-name="Grapher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sweekes2/Local%20Settings/Temporary%20Internet%20Files/OLK2FA/Chapter%208/80408%20final.xls'#1999_Chart2" table:style-name="ta2">
        <table:table-source xlink:href="file:///C:/Documents%20and%20Settings/sweekes2/Local%20Settings/Temporary%20Internet%20Files/OLK2FA/Chapter%208/80408%20final.xls" table:table-name="1999_Char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sweekes2/Local%20Settings/Temporary%20Internet%20Files/OLK2FA/Chapter%208/80408%20final.xls'#2000_Chart2" table:style-name="ta2">
        <table:table-source xlink:href="file:///C:/Documents%20and%20Settings/sweekes2/Local%20Settings/Temporary%20Internet%20Files/OLK2FA/Chapter%208/80408%20final.xls" table:table-name="2000_Char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sweekes2/Local%20Settings/Temporary%20Internet%20Files/OLK2FA/Chapter%208/80408%20final.xls'#2001_Chart2" table:style-name="ta2">
        <table:table-source xlink:href="file:///C:/Documents%20and%20Settings/sweekes2/Local%20Settings/Temporary%20Internet%20Files/OLK2FA/Chapter%208/80408%20final.xls" table:table-name="2001_Char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sweekes2/Local%20Settings/Temporary%20Internet%20Files/OLK2FA/Chapter%208/80408%20final.xls'#8_42" table:style-name="ta2">
        <table:table-source xlink:href="file:///C:/Documents%20and%20Settings/sweekes2/Local%20Settings/Temporary%20Internet%20Files/OLK2FA/Chapter%208/80408%20final.xls" table:table-name="8_4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sweekes2/Local%20Settings/Temporary%20Internet%20Files/OLK2FA/Chapter%208/80408%20final.xls'#Alternate_Publish2" table:style-name="ta2">
        <table:table-source xlink:href="file:///C:/Documents%20and%20Settings/sweekes2/Local%20Settings/Temporary%20Internet%20Files/OLK2FA/Chapter%208/80408%20final.xls" table:table-name="Alternate_Publish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sweekes2/Local%20Settings/Temporary%20Internet%20Files/OLK2FA/Chapter%208/80408%20final.xls'#1999_Chart1" table:style-name="ta2">
        <table:table-source xlink:href="file:///C:/Documents%20and%20Settings/sweekes2/Local%20Settings/Temporary%20Internet%20Files/OLK2FA/Chapter%208/80408%20final.xls" table:table-name="1999_Chart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sweekes2/Local%20Settings/Temporary%20Internet%20Files/OLK2FA/Chapter%208/80408%20final.xls'#2000_Chart1" table:style-name="ta2">
        <table:table-source xlink:href="file:///C:/Documents%20and%20Settings/sweekes2/Local%20Settings/Temporary%20Internet%20Files/OLK2FA/Chapter%208/80408%20final.xls" table:table-name="2000_Chart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sweekes2/Local%20Settings/Temporary%20Internet%20Files/OLK2FA/Chapter%208/80408%20final.xls'#2001_Chart1" table:style-name="ta2">
        <table:table-source xlink:href="file:///C:/Documents%20and%20Settings/sweekes2/Local%20Settings/Temporary%20Internet%20Files/OLK2FA/Chapter%208/80408%20final.xls" table:table-name="2001_Chart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sweekes2/Local%20Settings/Temporary%20Internet%20Files/OLK2FA/Chapter%208/80408%20final.xls'#8_41" table:style-name="ta2">
        <table:table-source xlink:href="file:///C:/Documents%20and%20Settings/sweekes2/Local%20Settings/Temporary%20Internet%20Files/OLK2FA/Chapter%208/80408%20final.xls" table:table-name="8_4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sweekes2/Local%20Settings/Temporary%20Internet%20Files/OLK2FA/Chapter%208/80408%20final.xls'#Alternate_Publish1" table:style-name="ta2">
        <table:table-source xlink:href="file:///C:/Documents%20and%20Settings/sweekes2/Local%20Settings/Temporary%20Internet%20Files/OLK2FA/Chapter%208/80408%20final.xls" table:table-name="Alternate_Publish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sweekes2/Local%20Settings/Temporary%20Internet%20Files/OLK2FA/Chapter%208/80408%20final.xls'#1999_Chart3" table:style-name="ta2">
        <table:table-source xlink:href="file:///C:/Documents%20and%20Settings/sweekes2/Local%20Settings/Temporary%20Internet%20Files/OLK2FA/Chapter%208/80408%20final.xls" table:table-name="1999_Chart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sweekes2/Local%20Settings/Temporary%20Internet%20Files/OLK2FA/Chapter%208/80408%20final.xls'#2000_Chart3" table:style-name="ta2">
        <table:table-source xlink:href="file:///C:/Documents%20and%20Settings/sweekes2/Local%20Settings/Temporary%20Internet%20Files/OLK2FA/Chapter%208/80408%20final.xls" table:table-name="2000_Chart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sweekes2/Local%20Settings/Temporary%20Internet%20Files/OLK2FA/Chapter%208/80408%20final.xls'#2001_Chart3" table:style-name="ta2">
        <table:table-source xlink:href="file:///C:/Documents%20and%20Settings/sweekes2/Local%20Settings/Temporary%20Internet%20Files/OLK2FA/Chapter%208/80408%20final.xls" table:table-name="2001_Chart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sweekes2/Local%20Settings/Temporary%20Internet%20Files/OLK2FA/Chapter%208/80408%20final.xls'#8_43" table:style-name="ta2">
        <table:table-source xlink:href="file:///C:/Documents%20and%20Settings/sweekes2/Local%20Settings/Temporary%20Internet%20Files/OLK2FA/Chapter%208/80408%20final.xls" table:table-name="8_4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sweekes2/Local%20Settings/Temporary%20Internet%20Files/OLK2FA/Chapter%208/80408%20final.xls'#Alternate_Publish3" table:style-name="ta2">
        <table:table-source xlink:href="file:///C:/Documents%20and%20Settings/sweekes2/Local%20Settings/Temporary%20Internet%20Files/OLK2FA/Chapter%208/80408%20final.xls" table:table-name="Alternate_Publish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sweekes2/Local%20Settings/Temporary%20Internet%20Files/OLK2FA/Chapter%208/80408%20final.xls'#1999_Chart4" table:style-name="ta2">
        <table:table-source xlink:href="file:///C:/Documents%20and%20Settings/sweekes2/Local%20Settings/Temporary%20Internet%20Files/OLK2FA/Chapter%208/80408%20final.xls" table:table-name="1999_Chart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sweekes2/Local%20Settings/Temporary%20Internet%20Files/OLK2FA/Chapter%208/80408%20final.xls'#2000_Chart4" table:style-name="ta2">
        <table:table-source xlink:href="file:///C:/Documents%20and%20Settings/sweekes2/Local%20Settings/Temporary%20Internet%20Files/OLK2FA/Chapter%208/80408%20final.xls" table:table-name="2000_Chart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sweekes2/Local%20Settings/Temporary%20Internet%20Files/OLK2FA/Chapter%208/80408%20final.xls'#2001_Chart4" table:style-name="ta2">
        <table:table-source xlink:href="file:///C:/Documents%20and%20Settings/sweekes2/Local%20Settings/Temporary%20Internet%20Files/OLK2FA/Chapter%208/80408%20final.xls" table:table-name="2001_Chart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sweekes2/Local%20Settings/Temporary%20Internet%20Files/OLK2FA/Chapter%208/80408%20final.xls'#8_44" table:style-name="ta2">
        <table:table-source xlink:href="file:///C:/Documents%20and%20Settings/sweekes2/Local%20Settings/Temporary%20Internet%20Files/OLK2FA/Chapter%208/80408%20final.xls" table:table-name="8_4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sweekes2/Local%20Settings/Temporary%20Internet%20Files/OLK2FA/Chapter%208/80408%20final.xls'#Alternate_Publish4" table:style-name="ta2">
        <table:table-source xlink:href="file:///C:/Documents%20and%20Settings/sweekes2/Local%20Settings/Temporary%20Internet%20Files/OLK2FA/Chapter%208/80408%20final.xls" table:table-name="Alternate_Publish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IRHS/EXCEL/RORO/bulletins/2003/SA%20Changes/SA%20Changes%20to%20bulletin%20-%20draft.xls'#CommentarySA" table:style-name="ta2">
        <table:table-source xlink:href="file:///C:/IRHS/EXCEL/RORO/bulletins/2003/SA%20Changes/SA%20Changes%20to%20bulletin%20-%20draft.xls" table:table-name="CommentaryS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IRHS/EXCEL/RORO/bulletins/2003/SA%20Changes/SA%20Changes%20to%20bulletin%20-%20draft.xls'#TABLE1a" table:style-name="ta2">
        <table:table-source xlink:href="file:///C:/IRHS/EXCEL/RORO/bulletins/2003/SA%20Changes/SA%20Changes%20to%20bulletin%20-%20draft.xls" table:table-name="TABLE1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IRHS/EXCEL/RORO/bulletins/2003/SA%20Changes/SA%20Changes%20to%20bulletin%20-%20draft.xls'#TABLE1b" table:style-name="ta2">
        <table:table-source xlink:href="file:///C:/IRHS/EXCEL/RORO/bulletins/2003/SA%20Changes/SA%20Changes%20to%20bulletin%20-%20draft.xls" table:table-name="TABLE1b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IRHS/EXCEL/RORO/bulletins/2003/SA%20Changes/SA%20Changes%20to%20bulletin%20-%20draft.xls'#TABLE2" table:style-name="ta2">
        <table:table-source xlink:href="file:///C:/IRHS/EXCEL/RORO/bulletins/2003/SA%20Changes/SA%20Changes%20to%20bulletin%20-%20draft.xls" table:table-name="TABLE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IRHS/EXCEL/RORO/bulletins/2003/SA%20Changes/SA%20Changes%20to%20bulletin%20-%20draft.xls'#TABLE3" table:style-name="ta2">
        <table:table-source xlink:href="file:///C:/IRHS/EXCEL/RORO/bulletins/2003/SA%20Changes/SA%20Changes%20to%20bulletin%20-%20draft.xls" table:table-name="TABLE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IRHS/EXCEL/RORO/bulletins/2003/SA%20Changes/SA%20Changes%20to%20bulletin%20-%20draft.xls'#TABLE3a" table:style-name="ta2">
        <table:table-source xlink:href="file:///C:/IRHS/EXCEL/RORO/bulletins/2003/SA%20Changes/SA%20Changes%20to%20bulletin%20-%20draft.xls" table:table-name="TABLE3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IRHS/EXCEL/RORO/bulletins/2003/SA%20Changes/SA%20Changes%20to%20bulletin%20-%20draft.xls'#TABLE3b" table:style-name="ta2">
        <table:table-source xlink:href="file:///C:/IRHS/EXCEL/RORO/bulletins/2003/SA%20Changes/SA%20Changes%20to%20bulletin%20-%20draft.xls" table:table-name="TABLE3b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IRHS/EXCEL/RORO/bulletins/2003/SA%20Changes/SA%20Changes%20to%20bulletin%20-%20draft.xls'#TABLE4AL" table:style-name="ta2">
        <table:table-source xlink:href="file:///C:/IRHS/EXCEL/RORO/bulletins/2003/SA%20Changes/SA%20Changes%20to%20bulletin%20-%20draft.xls" table:table-name="TABLE4AL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IRHS/EXCEL/RORO/bulletins/2003/SA%20Changes/SA%20Changes%20to%20bulletin%20-%20draft.xls'#TABLE4a" table:style-name="ta2">
        <table:table-source xlink:href="file:///C:/IRHS/EXCEL/RORO/bulletins/2003/SA%20Changes/SA%20Changes%20to%20bulletin%20-%20draft.xls" table:table-name="TABLE4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IRHS/EXCEL/RORO/bulletins/2003/SA%20Changes/SA%20Changes%20to%20bulletin%20-%20draft.xls'#TABLE4b" table:style-name="ta2">
        <table:table-source xlink:href="file:///C:/IRHS/EXCEL/RORO/bulletins/2003/SA%20Changes/SA%20Changes%20to%20bulletin%20-%20draft.xls" table:table-name="TABLE4b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IRHS/EXCEL/RORO/bulletins/2003/SA%20Changes/SA%20Changes%20to%20bulletin%20-%20draft.xls'#TABLE5" table:style-name="ta2">
        <table:table-source xlink:href="file:///C:/IRHS/EXCEL/RORO/bulletins/2003/SA%20Changes/SA%20Changes%20to%20bulletin%20-%20draft.xls" table:table-name="TABLE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sweekes2/Local%20Settings/Temporary%20Internet%20Files/OLK2FA/Chapter%208/80407%20.xls'#1993" table:style-name="ta2">
        <table:table-source xlink:href="file:///C:/Documents%20and%20Settings/sweekes2/Local%20Settings/Temporary%20Internet%20Files/OLK2FA/Chapter%208/80407%20.xls" table:table-name="199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sweekes2/Local%20Settings/Temporary%20Internet%20Files/OLK2FA/Chapter%208/80407%20.xls'#1994" table:style-name="ta2">
        <table:table-source xlink:href="file:///C:/Documents%20and%20Settings/sweekes2/Local%20Settings/Temporary%20Internet%20Files/OLK2FA/Chapter%208/80407%20.xls" table:table-name="199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sweekes2/Local%20Settings/Temporary%20Internet%20Files/OLK2FA/Chapter%208/80407%20.xls'#1995" table:style-name="ta2">
        <table:table-source xlink:href="file:///C:/Documents%20and%20Settings/sweekes2/Local%20Settings/Temporary%20Internet%20Files/OLK2FA/Chapter%208/80407%20.xls" table:table-name="199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sweekes2/Local%20Settings/Temporary%20Internet%20Files/OLK2FA/Chapter%208/80407%20.xls'#1996" table:style-name="ta2">
        <table:table-source xlink:href="file:///C:/Documents%20and%20Settings/sweekes2/Local%20Settings/Temporary%20Internet%20Files/OLK2FA/Chapter%208/80407%20.xls" table:table-name="199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sweekes2/Local%20Settings/Temporary%20Internet%20Files/OLK2FA/Chapter%208/80407%20.xls'#1997" table:style-name="ta2">
        <table:table-source xlink:href="file:///C:/Documents%20and%20Settings/sweekes2/Local%20Settings/Temporary%20Internet%20Files/OLK2FA/Chapter%208/80407%20.xls" table:table-name="199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sweekes2/Local%20Settings/Temporary%20Internet%20Files/OLK2FA/Chapter%208/80407%20.xls'#1998" table:style-name="ta2">
        <table:table-source xlink:href="file:///C:/Documents%20and%20Settings/sweekes2/Local%20Settings/Temporary%20Internet%20Files/OLK2FA/Chapter%208/80407%20.xls" table:table-name="199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sweekes2/Local%20Settings/Temporary%20Internet%20Files/OLK2FA/Chapter%208/80407%20.xls'#1999" table:style-name="ta2">
        <table:table-source xlink:href="file:///C:/Documents%20and%20Settings/sweekes2/Local%20Settings/Temporary%20Internet%20Files/OLK2FA/Chapter%208/80407%20.xls" table:table-name="199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sweekes2/Local%20Settings/Temporary%20Internet%20Files/OLK2FA/Chapter%208/80407%20.xls'#RAGB2000" table:style-name="ta2">
        <table:table-source xlink:href="file:///C:/Documents%20and%20Settings/sweekes2/Local%20Settings/Temporary%20Internet%20Files/OLK2FA/Chapter%208/80407%20.xls" table:table-name="RAGB200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sweekes2/Local%20Settings/Temporary%20Internet%20Files/OLK2FA/Chapter%208/80407%20.xls'#2000" table:style-name="ta2">
        <table:table-source xlink:href="file:///C:/Documents%20and%20Settings/sweekes2/Local%20Settings/Temporary%20Internet%20Files/OLK2FA/Chapter%208/80407%20.xls" table:table-name="200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sweekes2/Local%20Settings/Temporary%20Internet%20Files/OLK2FA/Chapter%208/80407%20.xls'#2001" table:style-name="ta2">
        <table:table-source xlink:href="file:///C:/Documents%20and%20Settings/sweekes2/Local%20Settings/Temporary%20Internet%20Files/OLK2FA/Chapter%208/80407%20.xls" table:table-name="200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sweekes2/Local%20Settings/Temporary%20Internet%20Files/OLK2FA/Chapter%208/80407%20.xls'#2002" table:style-name="ta2">
        <table:table-source xlink:href="file:///C:/Documents%20and%20Settings/sweekes2/Local%20Settings/Temporary%20Internet%20Files/OLK2FA/Chapter%208/80407%20.xls" table:table-name="200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sweekes2/Local%20Settings/Temporary%20Internet%20Files/OLK2FA/Chapter%208/80407%20.xls'#chart(a)-1998" table:style-name="ta2">
        <table:table-source xlink:href="file:///C:/Documents%20and%20Settings/sweekes2/Local%20Settings/Temporary%20Internet%20Files/OLK2FA/Chapter%208/80407%20.xls" table:table-name="chart(a)-199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sweekes2/Local%20Settings/Temporary%20Internet%20Files/OLK2FA/Chapter%208/80407%20.xls'#chart(b)-1998" table:style-name="ta2">
        <table:table-source xlink:href="file:///C:/Documents%20and%20Settings/sweekes2/Local%20Settings/Temporary%20Internet%20Files/OLK2FA/Chapter%208/80407%20.xls" table:table-name="chart(b)-199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sweekes2/Local%20Settings/Temporary%20Internet%20Files/OLK2FA/Chapter%208/80407%20.xls'#4-16DATA" table:style-name="ta2">
        <table:table-source xlink:href="file:///C:/Documents%20and%20Settings/sweekes2/Local%20Settings/Temporary%20Internet%20Files/OLK2FA/Chapter%208/80407%20.xls" table:table-name="4-16DAT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sweekes2/Local%20Settings/Temporary%20Internet%20Files/OLK2FA/Chapter%208/80407%20.xls'#TIS-INDEX" table:style-name="ta2">
        <table:table-source xlink:href="file:///C:/Documents%20and%20Settings/sweekes2/Local%20Settings/Temporary%20Internet%20Files/OLK2FA/Chapter%208/80407%20.xls" table:table-name="TIS-INDEX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sweekes2/Local%20Settings/Temporary%20Internet%20Files/OLK2FA/Chapter%208/80407%20.xls'#1999_Chart" table:style-name="ta2">
        <table:table-source xlink:href="file:///C:/Documents%20and%20Settings/sweekes2/Local%20Settings/Temporary%20Internet%20Files/OLK2FA/Chapter%208/80407%20.xls" table:table-name="1999_Chart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sweekes2/Local%20Settings/Temporary%20Internet%20Files/OLK2FA/Chapter%208/80407%20.xls'#2000_Chart" table:style-name="ta2">
        <table:table-source xlink:href="file:///C:/Documents%20and%20Settings/sweekes2/Local%20Settings/Temporary%20Internet%20Files/OLK2FA/Chapter%208/80407%20.xls" table:table-name="2000_Chart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sweekes2/Local%20Settings/Temporary%20Internet%20Files/OLK2FA/Chapter%208/80407%20.xls'#2001_Chart" table:style-name="ta2">
        <table:table-source xlink:href="file:///C:/Documents%20and%20Settings/sweekes2/Local%20Settings/Temporary%20Internet%20Files/OLK2FA/Chapter%208/80407%20.xls" table:table-name="2001_Chart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sweekes2/Local%20Settings/Temporary%20Internet%20Files/OLK2FA/Chapter%208/80407%20.xls'#Alternate_Publish" table:style-name="ta2">
        <table:table-source xlink:href="file:///C:/Documents%20and%20Settings/sweekes2/Local%20Settings/Temporary%20Internet%20Files/OLK2FA/Chapter%208/80407%20.xls" table:table-name="Alternate_Publish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sweekes2/Local%20Settings/Temporary%20Internet%20Files/OLK2FA/Chapter%208/80407%20.xls'#RAWDATA" table:style-name="ta2">
        <table:table-source xlink:href="file:///C:/Documents%20and%20Settings/sweekes2/Local%20Settings/Temporary%20Internet%20Files/OLK2FA/Chapter%208/80407%20.xls" table:table-name="RAWDAT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sweekes2/Local%20Settings/Temporary%20Internet%20Files/OLK2FA/Chapter%208/80407%20.xls'#Grapher" table:style-name="ta2">
        <table:table-source xlink:href="file:///C:/Documents%20and%20Settings/sweekes2/Local%20Settings/Temporary%20Internet%20Files/OLK2FA/Chapter%208/80407%20.xls" table:table-name="Grapher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sweekes2/Local%20Settings/Temporary%20Internet%20Files/OLK2FA/Chapter%208/80407%20.xls'#1999_Chart2" table:style-name="ta2">
        <table:table-source xlink:href="file:///C:/Documents%20and%20Settings/sweekes2/Local%20Settings/Temporary%20Internet%20Files/OLK2FA/Chapter%208/80407%20.xls" table:table-name="1999_Char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sweekes2/Local%20Settings/Temporary%20Internet%20Files/OLK2FA/Chapter%208/80407%20.xls'#2000_Chart2" table:style-name="ta2">
        <table:table-source xlink:href="file:///C:/Documents%20and%20Settings/sweekes2/Local%20Settings/Temporary%20Internet%20Files/OLK2FA/Chapter%208/80407%20.xls" table:table-name="2000_Char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sweekes2/Local%20Settings/Temporary%20Internet%20Files/OLK2FA/Chapter%208/80407%20.xls'#2001_Chart2" table:style-name="ta2">
        <table:table-source xlink:href="file:///C:/Documents%20and%20Settings/sweekes2/Local%20Settings/Temporary%20Internet%20Files/OLK2FA/Chapter%208/80407%20.xls" table:table-name="2001_Char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sweekes2/Local%20Settings/Temporary%20Internet%20Files/OLK2FA/Chapter%208/80407%20.xls'#Alternate_Publish2" table:style-name="ta2">
        <table:table-source xlink:href="file:///C:/Documents%20and%20Settings/sweekes2/Local%20Settings/Temporary%20Internet%20Files/OLK2FA/Chapter%208/80407%20.xls" table:table-name="Alternate_Publish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sweekes2/Local%20Settings/Temporary%20Internet%20Files/OLK2FA/Chapter%208/80407%20.xls'#1999_Chart1" table:style-name="ta2">
        <table:table-source xlink:href="file:///C:/Documents%20and%20Settings/sweekes2/Local%20Settings/Temporary%20Internet%20Files/OLK2FA/Chapter%208/80407%20.xls" table:table-name="1999_Chart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sweekes2/Local%20Settings/Temporary%20Internet%20Files/OLK2FA/Chapter%208/80407%20.xls'#2000_Chart1" table:style-name="ta2">
        <table:table-source xlink:href="file:///C:/Documents%20and%20Settings/sweekes2/Local%20Settings/Temporary%20Internet%20Files/OLK2FA/Chapter%208/80407%20.xls" table:table-name="2000_Chart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sweekes2/Local%20Settings/Temporary%20Internet%20Files/OLK2FA/Chapter%208/80407%20.xls'#2001_Chart1" table:style-name="ta2">
        <table:table-source xlink:href="file:///C:/Documents%20and%20Settings/sweekes2/Local%20Settings/Temporary%20Internet%20Files/OLK2FA/Chapter%208/80407%20.xls" table:table-name="2001_Chart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sweekes2/Local%20Settings/Temporary%20Internet%20Files/OLK2FA/Chapter%208/80407%20.xls'#Alternate_Publish1" table:style-name="ta2">
        <table:table-source xlink:href="file:///C:/Documents%20and%20Settings/sweekes2/Local%20Settings/Temporary%20Internet%20Files/OLK2FA/Chapter%208/80407%20.xls" table:table-name="Alternate_Publish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sweekes2/Local%20Settings/Temporary%20Internet%20Files/OLK2FA/Chapter%208/80407%20.xls'#1999_Chart3" table:style-name="ta2">
        <table:table-source xlink:href="file:///C:/Documents%20and%20Settings/sweekes2/Local%20Settings/Temporary%20Internet%20Files/OLK2FA/Chapter%208/80407%20.xls" table:table-name="1999_Chart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sweekes2/Local%20Settings/Temporary%20Internet%20Files/OLK2FA/Chapter%208/80407%20.xls'#2000_Chart3" table:style-name="ta2">
        <table:table-source xlink:href="file:///C:/Documents%20and%20Settings/sweekes2/Local%20Settings/Temporary%20Internet%20Files/OLK2FA/Chapter%208/80407%20.xls" table:table-name="2000_Chart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sweekes2/Local%20Settings/Temporary%20Internet%20Files/OLK2FA/Chapter%208/80407%20.xls'#2001_Chart3" table:style-name="ta2">
        <table:table-source xlink:href="file:///C:/Documents%20and%20Settings/sweekes2/Local%20Settings/Temporary%20Internet%20Files/OLK2FA/Chapter%208/80407%20.xls" table:table-name="2001_Chart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sweekes2/Local%20Settings/Temporary%20Internet%20Files/OLK2FA/Chapter%208/80407%20.xls'#Alternate_Publish3" table:style-name="ta2">
        <table:table-source xlink:href="file:///C:/Documents%20and%20Settings/sweekes2/Local%20Settings/Temporary%20Internet%20Files/OLK2FA/Chapter%208/80407%20.xls" table:table-name="Alternate_Publish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sweekes2/Local%20Settings/Temporary%20Internet%20Files/OLK2FA/Chapter%208/80407%20.xls'#1999_Chart4" table:style-name="ta2">
        <table:table-source xlink:href="file:///C:/Documents%20and%20Settings/sweekes2/Local%20Settings/Temporary%20Internet%20Files/OLK2FA/Chapter%208/80407%20.xls" table:table-name="1999_Chart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sweekes2/Local%20Settings/Temporary%20Internet%20Files/OLK2FA/Chapter%208/80407%20.xls'#2000_Chart4" table:style-name="ta2">
        <table:table-source xlink:href="file:///C:/Documents%20and%20Settings/sweekes2/Local%20Settings/Temporary%20Internet%20Files/OLK2FA/Chapter%208/80407%20.xls" table:table-name="2000_Chart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sweekes2/Local%20Settings/Temporary%20Internet%20Files/OLK2FA/Chapter%208/80407%20.xls'#2001_Chart4" table:style-name="ta2">
        <table:table-source xlink:href="file:///C:/Documents%20and%20Settings/sweekes2/Local%20Settings/Temporary%20Internet%20Files/OLK2FA/Chapter%208/80407%20.xls" table:table-name="2001_Chart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sweekes2/Local%20Settings/Temporary%20Internet%20Files/OLK2FA/Chapter%208/80407%20.xls'#Alternate_Publish4" table:style-name="ta2">
        <table:table-source xlink:href="file:///C:/Documents%20and%20Settings/sweekes2/Local%20Settings/Temporary%20Internet%20Files/OLK2FA/Chapter%208/80407%20.xls" table:table-name="Alternate_Publish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TSGB1998/SECTION1/1-13-98.XLS'#TIS-INDEX" table:style-name="ta2">
        <table:table-source xlink:href="file:///C:/TSGB1998/SECTION1/1-13-98.XLS" table:table-name="TIS-INDEX" table:mode="copy-results-only"/>
        <table:table-column/>
        <table:table-row table:number-rows-repeated="8">
          <table:table-cell table:number-columns-repeated="16384"/>
        </table:table-row>
        <table:table-row>
          <table:table-cell table:number-columns-repeated="4"/>
          <table:table-cell office:value-type="float" office:value="1983"/>
          <table:table-cell office:value-type="float" office:value="1984"/>
          <table:table-cell office:value-type="float" office:value="1985"/>
          <table:table-cell office:value-type="float" office:value="1986"/>
          <table:table-cell office:value-type="float" office:value="1987"/>
          <table:table-cell office:value-type="float" office:value="1988"/>
          <table:table-cell office:value-type="float" office:value="1989"/>
          <table:table-cell office:value-type="float" office:value="1990"/>
          <table:table-cell office:value-type="float" office:value="1991"/>
          <table:table-cell office:value-type="float" office:value="1992"/>
          <table:table-cell office:value-type="float" office:value="1993"/>
          <table:table-cell office:value-type="float" office:value="1994"/>
          <table:table-cell office:value-type="float" office:value="1995"/>
          <table:table-cell office:value-type="float" office:value="1996"/>
          <table:table-cell table:number-columns-repeated="16366"/>
        </table:table-row>
        <table:table-row table:number-rows-repeated="3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4.2"/>
          <table:table-cell office:value-type="float" office:value="4"/>
          <table:table-cell office:value-type="float" office:value="4.3"/>
          <table:table-cell office:value-type="float" office:value="3.7"/>
          <table:table-cell office:value-type="float" office:value="4.0999999999999996"/>
          <table:table-cell office:value-type="float" office:value="4.9000000000000004"/>
          <table:table-cell office:value-type="float" office:value="4.5"/>
          <table:table-cell office:value-type="float" office:value="4.9000000000000004"/>
          <table:table-cell office:value-type="float" office:value="4.9000000000000004"/>
          <table:table-cell office:value-type="float" office:value="4.5"/>
          <table:table-cell office:value-type="float" office:value="5"/>
          <table:table-cell office:value-type="float" office:value="5.0999999999999996"/>
          <table:table-cell office:value-type="float" office:value="5.7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2.2999999999999998"/>
          <table:table-cell office:value-type="float" office:value="2.2000000000000002"/>
          <table:table-cell office:value-type="float" office:value="2"/>
          <table:table-cell office:value-type="float" office:value="2.1"/>
          <table:table-cell office:value-type="float" office:value="2"/>
          <table:table-cell office:value-type="float" office:value="2.2000000000000002"/>
          <table:table-cell office:value-type="float" office:value="2.2000000000000002"/>
          <table:table-cell office:value-type="float" office:value="2.1"/>
          <table:table-cell office:value-type="float" office:value="2"/>
          <table:table-cell office:value-type="float" office:value="2"/>
          <table:table-cell office:value-type="float" office:value="1.91"/>
          <table:table-cell office:value-type="float" office:value="1.8220000000000001"/>
          <table:table-cell office:value-type="float" office:value="1.7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51.4"/>
          <table:table-cell office:value-type="float" office:value="53.1"/>
          <table:table-cell office:value-type="float" office:value="50.9"/>
          <table:table-cell office:value-type="float" office:value="46"/>
          <table:table-cell office:value-type="float" office:value="43.9"/>
          <table:table-cell office:value-type="float" office:value="49.3"/>
          <table:table-cell office:value-type="float" office:value="47.9"/>
          <table:table-cell office:value-type="float" office:value="45.4"/>
          <table:table-cell office:value-type="float" office:value="46"/>
          <table:table-cell office:value-type="float" office:value="42.7"/>
          <table:table-cell office:value-type="float" office:value="41.7"/>
          <table:table-cell office:value-type="float" office:value="43"/>
          <table:table-cell office:value-type="float" office:value="42.5"/>
          <table:table-cell table:number-columns-repeated="16367"/>
        </table:table-row>
        <table:table-row>
          <table:table-cell/>
          <table:table-cell office:value-type="string" office:string-value="ow:  coastwise"/>
          <table:table-cell table:number-columns-repeated="2"/>
          <table:table-cell office:value-type="float" office:value="40.200000000000003"/>
          <table:table-cell office:value-type="float" office:value="41"/>
          <table:table-cell office:value-type="float" office:value="38.9"/>
          <table:table-cell office:value-type="float" office:value="33.9"/>
          <table:table-cell office:value-type="float" office:value="31.4"/>
          <table:table-cell office:value-type="float" office:value="34.200000000000003"/>
          <table:table-cell office:value-type="float" office:value="34.1"/>
          <table:table-cell office:value-type="float" office:value="32.1"/>
          <table:table-cell office:value-type="float" office:value="31.2"/>
          <table:table-cell office:value-type="float" office:value="29.4"/>
          <table:table-cell office:value-type="float" office:value="28.9"/>
          <table:table-cell office:value-type="float" office:value="28.9"/>
          <table:table-cell office:value-type="float" office:value="31.4"/>
          <table:table-cell table:number-columns-repeated="16367"/>
        </table:table-row>
        <table:table-row>
          <table:table-cell/>
          <table:table-cell office:value-type="string" office:string-value="Pipeline "/>
          <table:table-cell table:number-columns-repeated="5"/>
          <table:table-cell office:value-type="float" office:value="10.4"/>
          <table:table-cell office:value-type="float" office:value="10.5"/>
          <table:table-cell office:value-type="float" office:value="11.1"/>
          <table:table-cell office:value-type="float" office:value="9.8000000000000007"/>
          <table:table-cell office:value-type="float" office:value="11.1"/>
          <table:table-cell office:value-type="float" office:value="11.1"/>
          <table:table-cell office:value-type="float" office:value="11"/>
          <table:table-cell office:value-type="float" office:value="11.6"/>
          <table:table-cell office:value-type="float" office:value="12"/>
          <table:table-cell office:value-type="float" office:value="12.2"/>
          <table:table-cell table:number-columns-repeated="16367"/>
        </table:table-row>
        <table:table-row>
          <table:table-cell/>
          <table:table-cell office:value-type="string" office:string-value="Pipeline"/>
          <table:table-cell table:number-columns-repeated="2"/>
          <table:table-cell office:value-type="float" office:value="9.9"/>
          <table:table-cell office:value-type="float" office:value="10.4"/>
          <table:table-cell office:value-type="float" office:value="11.2"/>
          <table:table-cell office:value-type="float" office:value="10.4"/>
          <table:table-cell office:value-type="float" office:value="10.5"/>
          <table:table-cell office:value-type="float" office:value="11.1"/>
          <table:table-cell office:value-type="float" office:value="9.8000000000000007"/>
          <table:table-cell office:value-type="float" office:value="11"/>
          <table:table-cell office:value-type="float" office:value="11.1"/>
          <table:table-cell office:value-type="float" office:value="11"/>
          <table:table-cell office:value-type="float" office:value="11.6"/>
          <table:table-cell office:value-type="float" office:value="12"/>
          <table:table-cell office:value-type="float" office:value="12.2"/>
          <table:table-cell table:number-columns-repeated="16367"/>
        </table:table-row>
        <table:table-row>
          <table:table-cell/>
          <table:table-cell office:value-type="string" office:string-value="All modes"/>
          <table:table-cell table:number-columns-repeated="2"/>
          <table:table-cell office:value-type="float" office:value="67.8"/>
          <table:table-cell office:value-type="float" office:value="69.7"/>
          <table:table-cell office:value-type="float" office:value="68.400000000000006"/>
          <table:table-cell office:value-type="float" office:value="62.2"/>
          <table:table-cell office:value-type="float" office:value="60.5"/>
          <table:table-cell office:value-type="float" office:value="67.5"/>
          <table:table-cell office:value-type="float" office:value="64.400000000000006"/>
          <table:table-cell office:value-type="float" office:value="63.5"/>
          <table:table-cell office:value-type="float" office:value="64"/>
          <table:table-cell office:value-type="float" office:value="60.2"/>
          <table:table-cell office:value-type="float" office:value="60.21"/>
          <table:table-cell office:value-type="float" office:value="61.921999999999997"/>
          <table:table-cell office:value-type="float" office:value="62.099999999999994"/>
          <table:table-cell table:number-columns-repeated="16367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3.2"/>
          <table:table-cell office:value-type="float" office:value="3.3"/>
          <table:table-cell office:value-type="float" office:value="4.2"/>
          <table:table-cell office:value-type="float" office:value="3.7"/>
          <table:table-cell office:value-type="float" office:value="3.7"/>
          <table:table-cell office:value-type="float" office:value="3.9"/>
          <table:table-cell office:value-type="float" office:value="4"/>
          <table:table-cell office:value-type="float" office:value="4.2"/>
          <table:table-cell office:value-type="float" office:value="3.7"/>
          <table:table-cell office:value-type="float" office:value="3.5"/>
          <table:table-cell office:value-type="float" office:value="3.1"/>
          <table:table-cell office:value-type="float" office:value="2.9"/>
          <table:table-cell office:value-type="float" office:value="2.7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5.9"/>
          <table:table-cell office:value-type="float" office:value="1.6"/>
          <table:table-cell office:value-type="float" office:value="4.0999999999999996"/>
          <table:table-cell office:value-type="float" office:value="5.0999999999999996"/>
          <table:table-cell office:value-type="float" office:value="4.7"/>
          <table:table-cell office:value-type="float" office:value="4.5999999999999996"/>
          <table:table-cell office:value-type="float" office:value="4.8"/>
          <table:table-cell office:value-type="float" office:value="5"/>
          <table:table-cell office:value-type="float" office:value="5"/>
          <table:table-cell office:value-type="float" office:value="5.4"/>
          <table:table-cell office:value-type="float" office:value="3.9449999999999998"/>
          <table:table-cell office:value-type="float" office:value="3.2719999999999998"/>
          <table:table-cell office:value-type="float" office:value="3.1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3.8"/>
          <table:table-cell office:value-type="float" office:value="1.1000000000000001"/>
          <table:table-cell office:value-type="float" office:value="3.1"/>
          <table:table-cell office:value-type="float" office:value="3.7"/>
          <table:table-cell office:value-type="float" office:value="2.9"/>
          <table:table-cell office:value-type="float" office:value="2.9"/>
          <table:table-cell office:value-type="float" office:value="2.6"/>
          <table:table-cell office:value-type="float" office:value="1.4"/>
          <table:table-cell office:value-type="float" office:value="1.8"/>
          <table:table-cell office:value-type="float" office:value="1.8"/>
          <table:table-cell office:value-type="float" office:value="1.5"/>
          <table:table-cell office:value-type="float" office:value="1.4"/>
          <table:table-cell office:value-type="float" office:value="1.8"/>
          <table:table-cell table:number-columns-repeated="16367"/>
        </table:table-row>
        <table:table-row>
          <table:table-cell/>
          <table:table-cell office:value-type="string" office:string-value="All modes"/>
          <table:table-cell table:number-columns-repeated="2"/>
          <table:table-cell office:value-type="float" office:value="12.900000000000002"/>
          <table:table-cell office:value-type="float" office:value="6"/>
          <table:table-cell office:value-type="float" office:value="11.4"/>
          <table:table-cell office:value-type="float" office:value="12.5"/>
          <table:table-cell office:value-type="float" office:value="11.3"/>
          <table:table-cell office:value-type="float" office:value="11.4"/>
          <table:table-cell office:value-type="float" office:value="11.4"/>
          <table:table-cell office:value-type="float" office:value="10.6"/>
          <table:table-cell office:value-type="float" office:value="10.5"/>
          <table:table-cell office:value-type="float" office:value="10.700000000000001"/>
          <table:table-cell office:value-type="float" office:value="8.5449999999999999"/>
          <table:table-cell office:value-type="float" office:value="7.5719999999999992"/>
          <table:table-cell office:value-type="float" office:value="7.6000000000000005"/>
          <table:table-cell table:number-columns-repeated="16367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88.5"/>
          <table:table-cell office:value-type="float" office:value="93.1"/>
          <table:table-cell office:value-type="float" office:value="94.7"/>
          <table:table-cell office:value-type="float" office:value="98"/>
          <table:table-cell office:value-type="float" office:value="105.5"/>
          <table:table-cell office:value-type="float" office:value="121.4"/>
          <table:table-cell office:value-type="float" office:value="129.30000000000001"/>
          <table:table-cell office:value-type="float" office:value="127.2"/>
          <table:table-cell office:value-type="float" office:value="121.4"/>
          <table:table-cell office:value-type="float" office:value="118.5"/>
          <table:table-cell office:value-type="float" office:value="126.4"/>
          <table:table-cell office:value-type="float" office:value="135.69999999999999"/>
          <table:table-cell office:value-type="float" office:value="141.19999999999999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8.9"/>
          <table:table-cell office:value-type="float" office:value="8.9"/>
          <table:table-cell office:value-type="float" office:value="9.1999999999999993"/>
          <table:table-cell office:value-type="float" office:value="9.4"/>
          <table:table-cell office:value-type="float" office:value="10.6"/>
          <table:table-cell office:value-type="float" office:value="11.4"/>
          <table:table-cell office:value-type="float" office:value="10.3"/>
          <table:table-cell office:value-type="float" office:value="8.6999999999999993"/>
          <table:table-cell office:value-type="float" office:value="8.3000000000000007"/>
          <table:table-cell office:value-type="float" office:value="8.1"/>
          <table:table-cell office:value-type="float" office:value="7.91"/>
          <table:table-cell office:value-type="float" office:value="7.8839999999999995"/>
          <table:table-cell office:value-type="float" office:value="8.5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5.0999999999999996"/>
          <table:table-cell office:value-type="float" office:value="5.5"/>
          <table:table-cell office:value-type="float" office:value="3.6"/>
          <table:table-cell office:value-type="float" office:value="5.0999999999999996"/>
          <table:table-cell office:value-type="float" office:value="7.3"/>
          <table:table-cell office:value-type="float" office:value="7.1"/>
          <table:table-cell office:value-type="float" office:value="7.4"/>
          <table:table-cell office:value-type="float" office:value="8.6999999999999993"/>
          <table:table-cell office:value-type="float" office:value="9.9"/>
          <table:table-cell office:value-type="float" office:value="10.4"/>
          <table:table-cell office:value-type="float" office:value="8"/>
          <table:table-cell office:value-type="float" office:value="7.8"/>
          <table:table-cell office:value-type="float" office:value="8.3000000000000007"/>
          <table:table-cell table:number-columns-repeated="16367"/>
        </table:table-row>
        <table:table-row>
          <table:table-cell/>
          <table:table-cell office:value-type="string" office:string-value="All modes"/>
          <table:table-cell table:number-columns-repeated="2"/>
          <table:table-cell office:value-type="float" office:value="102.5"/>
          <table:table-cell office:value-type="float" office:value="107.5"/>
          <table:table-cell office:value-type="float" office:value="107.5"/>
          <table:table-cell office:value-type="float" office:value="112.5"/>
          <table:table-cell office:value-type="float" office:value="123.39999999999999"/>
          <table:table-cell office:value-type="float" office:value="139.9"/>
          <table:table-cell office:value-type="float" office:value="147.00000000000003"/>
          <table:table-cell office:value-type="float" office:value="144.6"/>
          <table:table-cell office:value-type="float" office:value="139.60000000000002"/>
          <table:table-cell office:value-type="float" office:value="137"/>
          <table:table-cell office:value-type="float" office:value="142.31"/>
          <table:table-cell office:value-type="float" office:value="151.38399999999999"/>
          <table:table-cell office:value-type="float" office:value="158"/>
          <table:table-cell table:number-columns-repeated="16367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95.9"/>
          <table:table-cell office:value-type="float" office:value="100.39999999999999"/>
          <table:table-cell office:value-type="float" office:value="103.2"/>
          <table:table-cell office:value-type="float" office:value="105.4"/>
          <table:table-cell office:value-type="float" office:value="113.3"/>
          <table:table-cell office:value-type="float" office:value="130.20000000000002"/>
          <table:table-cell office:value-type="float" office:value="137.80000000000001"/>
          <table:table-cell office:value-type="float" office:value="136.30000000000001"/>
          <table:table-cell office:value-type="float" office:value="130"/>
          <table:table-cell office:value-type="float" office:value="126.5"/>
          <table:table-cell office:value-type="float" office:value="134.5"/>
          <table:table-cell office:value-type="float" office:value="143.69999999999999"/>
          <table:table-cell office:value-type="float" office:value="149.6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17.100000000000001"/>
          <table:table-cell office:value-type="float" office:value="12.700000000000001"/>
          <table:table-cell office:value-type="float" office:value="15.299999999999999"/>
          <table:table-cell office:value-type="float" office:value="16.600000000000001"/>
          <table:table-cell office:value-type="float" office:value="17.3"/>
          <table:table-cell office:value-type="float" office:value="18.2"/>
          <table:table-cell office:value-type="float" office:value="17.3"/>
          <table:table-cell office:value-type="float" office:value="15.799999999999999"/>
          <table:table-cell office:value-type="float" office:value="15.3"/>
          <table:table-cell office:value-type="float" office:value="15.5"/>
          <table:table-cell office:value-type="float" office:value="13.765000000000001"/>
          <table:table-cell office:value-type="float" office:value="12.977999999999998"/>
          <table:table-cell office:value-type="float" office:value="13.3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60.3"/>
          <table:table-cell office:value-type="float" office:value="59.7"/>
          <table:table-cell office:value-type="float" office:value="57.6"/>
          <table:table-cell office:value-type="float" office:value="54.800000000000004"/>
          <table:table-cell office:value-type="float" office:value="54.099999999999994"/>
          <table:table-cell office:value-type="float" office:value="59.3"/>
          <table:table-cell office:value-type="float" office:value="57.9"/>
          <table:table-cell office:value-type="float" office:value="55.7"/>
          <table:table-cell office:value-type="float" office:value="57.699999999999996"/>
          <table:table-cell office:value-type="float" office:value="54.900000000000006"/>
          <table:table-cell office:value-type="float" office:value="51.2"/>
          <table:table-cell office:value-type="float" office:value="52.2"/>
          <table:table-cell office:value-type="float" office:value="52.6"/>
          <table:table-cell table:number-columns-repeated="16367"/>
        </table:table-row>
        <table:table-row>
          <table:table-cell/>
          <table:table-cell office:value-type="string" office:string-value="Pipeline "/>
          <table:table-cell table:number-columns-repeated="2"/>
          <table:table-cell office:value-type="float" office:value="9.9"/>
          <table:table-cell office:value-type="float" office:value="10.4"/>
          <table:table-cell office:value-type="float" office:value="11.2"/>
          <table:table-cell office:value-type="float" office:value="10.4"/>
          <table:table-cell office:value-type="float" office:value="10.5"/>
          <table:table-cell office:value-type="float" office:value="11.1"/>
          <table:table-cell office:value-type="float" office:value="9.8000000000000007"/>
          <table:table-cell office:value-type="float" office:value="11"/>
          <table:table-cell office:value-type="float" office:value="11.1"/>
          <table:table-cell office:value-type="float" office:value="11"/>
          <table:table-cell office:value-type="float" office:value="11.6"/>
          <table:table-cell office:value-type="float" office:value="12"/>
          <table:table-cell office:value-type="float" office:value="12.2"/>
          <table:table-cell table:number-columns-repeated="16367"/>
        </table:table-row>
        <table:table-row>
          <table:table-cell/>
          <table:table-cell office:value-type="string" office:string-value="All modes "/>
          <table:table-cell table:number-columns-repeated="2"/>
          <table:table-cell office:value-type="float" office:value="183.20000000000002"/>
          <table:table-cell office:value-type="float" office:value="183.20000000000002"/>
          <table:table-cell office:value-type="float" office:value="187.29999999999998"/>
          <table:table-cell office:value-type="float" office:value="187.20000000000002"/>
          <table:table-cell office:value-type="float" office:value="195.2"/>
          <table:table-cell office:value-type="float" office:value="218.79999999999998"/>
          <table:table-cell office:value-type="float" office:value="222.80000000000004"/>
          <table:table-cell office:value-type="float" office:value="218.8"/>
          <table:table-cell office:value-type="float" office:value="214.1"/>
          <table:table-cell office:value-type="float" office:value="207.9"/>
          <table:table-cell office:value-type="float" office:value="211.06499999999997"/>
          <table:table-cell office:value-type="float" office:value="220.87799999999999"/>
          <table:table-cell office:value-type="float" office:value="227.7"/>
          <table:table-cell table:number-columns-repeated="16367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52.3471615720524"/>
          <table:table-cell office:value-type="float" office:value="54.803493449781648"/>
          <table:table-cell office:value-type="float" office:value="55.098772023491726"/>
          <table:table-cell office:value-type="float" office:value="56.303418803418801"/>
          <table:table-cell office:value-type="float" office:value="58.043032786885249"/>
          <table:table-cell office:value-type="float" office:value="59.506398537477153"/>
          <table:table-cell office:value-type="float" office:value="61.849192100538595"/>
          <table:table-cell office:value-type="float" office:value="62.294332723948806"/>
          <table:table-cell office:value-type="float" office:value="60.719290051377861"/>
          <table:table-cell office:value-type="float" office:value="60.846560846560848"/>
          <table:table-cell office:value-type="float" office:value="63.724445076161388"/>
          <table:table-cell office:value-type="float" office:value="65.058539103034249"/>
          <table:table-cell office:value-type="float" office:value="65.700483091787447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9.3340611353711793"/>
          <table:table-cell office:value-type="float" office:value="6.9323144104803491"/>
          <table:table-cell office:value-type="float" office:value="8.1687132941804581"/>
          <table:table-cell office:value-type="float" office:value="8.867521367521368"/>
          <table:table-cell office:value-type="float" office:value="8.8627049180327884"/>
          <table:table-cell office:value-type="float" office:value="8.3180987202925056"/>
          <table:table-cell office:value-type="float" office:value="7.7648114901256724"/>
          <table:table-cell office:value-type="float" office:value="7.221206581352833"/>
          <table:table-cell office:value-type="float" office:value="7.1461933675852407"/>
          <table:table-cell office:value-type="float" office:value="7.4555074555074556"/>
          <table:table-cell office:value-type="float" office:value="6.5216876317722035"/>
          <table:table-cell office:value-type="float" office:value="5.8756417569880197"/>
          <table:table-cell office:value-type="float" office:value="5.8410188844971467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32.914847161572048"/>
          <table:table-cell office:value-type="float" office:value="32.587336244541483"/>
          <table:table-cell office:value-type="float" office:value="30.752802989855848"/>
          <table:table-cell office:value-type="float" office:value="29.273504273504276"/>
          <table:table-cell office:value-type="float" office:value="27.715163934426229"/>
          <table:table-cell office:value-type="float" office:value="27.102376599634368"/>
          <table:table-cell office:value-type="float" office:value="25.987432675044879"/>
          <table:table-cell office:value-type="float" office:value="25.457038391224863"/>
          <table:table-cell office:value-type="float" office:value="26.950023353573094"/>
          <table:table-cell office:value-type="float" office:value="26.406926406926406"/>
          <table:table-cell office:value-type="float" office:value="24.257930021557346"/>
          <table:table-cell office:value-type="float" office:value="23.632955749327685"/>
          <table:table-cell office:value-type="float" office:value="23.100570926657884"/>
          <table:table-cell table:number-columns-repeated="16367"/>
        </table:table-row>
        <table:table-row>
          <table:table-cell/>
          <table:table-cell office:value-type="string" office:string-value="Pipeline"/>
          <table:table-cell table:number-columns-repeated="2"/>
          <table:table-cell office:value-type="float" office:value="5.4039301310043664"/>
          <table:table-cell office:value-type="float" office:value="5.676855895196506"/>
          <table:table-cell office:value-type="float" office:value="5.9797116924719704"/>
          <table:table-cell office:value-type="float" office:value="5.5555555555555554"/>
          <table:table-cell office:value-type="float" office:value="5.3790983606557381"/>
          <table:table-cell office:value-type="float" office:value="5.0731261425959779"/>
          <table:table-cell office:value-type="float" office:value="4.3985637342908435"/>
          <table:table-cell office:value-type="float" office:value="5.0274223034734913"/>
          <table:table-cell office:value-type="float" office:value="5.1844932274638014"/>
          <table:table-cell office:value-type="float" office:value="5.2910052910052912"/>
          <table:table-cell office:value-type="float" office:value="5.495937270509085"/>
          <table:table-cell office:value-type="float" office:value="5.4328633906500423"/>
          <table:table-cell office:value-type="float" office:value="5.3579270970575319"/>
          <table:table-cell table:number-columns-repeated="16367"/>
        </table:table-row>
        <table:table-row table:number-rows-repeated="1048532">
          <table:table-cell table:number-columns-repeated="16367"/>
        </table:table-row>
      </table:table>
      <table:named-expressions>
        <table:named-range table:name="\0" table:cell-range-address="'file:///C:/2005Publications/RoRo%20Q2_2005/Bulletin205draft.xls'#TABLE1a.$U$1:TABLE1a.$U$7" table:base-cell-address="RAI0501.$A$1"/>
        <table:named-range table:name="\p" table:cell-range-address="'file:///C:/2005Publications/RoRo%20Q2_2005/Bulletin205draft.xls'#TABLE1a.$P$1" table:base-cell-address="RAI0501.$A$1"/>
        <table:named-range table:name="\t" table:cell-range-address="'file:///C:/2005Publications/RoRo%20Q2_2005/Bulletin205draft.xls'#TABLE1a.$U$3" table:base-cell-address="RAI0501.$A$1"/>
        <table:named-expression table:name="_1.2__Average_distance_travelled_by_mode_of_travel__1975_76__1985_86_and_1993_95" table:expression="of:=[.#REF!]" table:base-cell-address="RAI0501.$A$1"/>
        <table:named-expression table:name="_1981" table:expression="of:=[.#REF!]" table:base-cell-address="RAI0501.$A$1"/>
        <table:named-range table:name="_1991" table:cell-range-address="'file:///C:/Documents%20and%20Settings/sweekes2/Local%20Settings/Temporary%20Internet%20Files/OLK2FA/Chapter%208/80408%20final.xls'#4-16DATA.$W$37:4-16DATA.$X$60" table:base-cell-address="RAI0501.$A$1"/>
        <table:named-expression table:name="activeCell" table:expression="of:=[.#REF!]" table:base-cell-address="RAI0501.$A$1"/>
        <table:named-expression table:name="ALL" table:expression="of:=#N/A" table:base-cell-address="RAI0501.$A$1"/>
        <table:named-range table:name="ANNBELGIUM" table:cell-range-address="'file:///C:/2005Publications/RoRo%20Q2_2005/Bulletin205draft.xls'#TABLE5.$D$5:TABLE5.$D$12" table:base-cell-address="RAI0501.$A$1"/>
        <table:named-range table:name="ANNDVR" table:cell-range-address="'file:///C:/2005Publications/RoRo%20Q2_2005/Bulletin205draft.xls'#TABLE4AL.$D$6:TABLE4AL.$D$12" table:base-cell-address="RAI0501.$A$1"/>
        <table:named-range table:name="ANNENG" table:cell-range-address="'file:///C:/2005Publications/RoRo%20Q2_2005/Bulletin205draft.xls'#TABLE4AL.$F$6:TABLE4AL.$F$12" table:base-cell-address="RAI0501.$A$1"/>
        <table:named-range table:name="ANNFORIEGN" table:cell-range-address="'file:///C:/2005Publications/RoRo%20Q2_2005/Bulletin205draft.xls'#TABLE1a.$P$37" table:base-cell-address="RAI0501.$A$1"/>
        <table:named-range table:name="ANNFRANCE" table:cell-range-address="'file:///C:/2005Publications/RoRo%20Q2_2005/Bulletin205draft.xls'#TABLE5.$B$5:TABLE5.$B$12" table:base-cell-address="RAI0501.$A$1"/>
        <table:named-range table:name="ANNL" table:cell-range-address="'file:///C:/2005Publications/RoRo%20Q2_2005/Bulletin205draft.xls'#TABLE5.$F$5:TABLE5.$F$12" table:base-cell-address="RAI0501.$A$1"/>
        <table:named-range table:name="ANNOTHER" table:cell-range-address="'file:///C:/2005Publications/RoRo%20Q2_2005/Bulletin205draft.xls'#TABLE5.$J$5:TABLE5.$J$12" table:base-cell-address="RAI0501.$A$1"/>
        <table:named-range table:name="ANNSE" table:cell-range-address="'file:///C:/2005Publications/RoRo%20Q2_2005/Bulletin205draft.xls'#TABLE4AL.$B$6:TABLE4AL.$B$12" table:base-cell-address="RAI0501.$A$1"/>
        <table:named-expression table:name="ANNUAL" table:expression="of:=[.#REF!]" table:base-cell-address="RAI0501.$A$1"/>
        <table:named-range table:name="ANNUK" table:cell-range-address="'file:///C:/2005Publications/RoRo%20Q2_2005/Bulletin205draft.xls'#TABLE1a.$E$8:TABLE1a.$E$14" table:base-cell-address="RAI0501.$A$1"/>
        <table:named-range table:name="ANNUT" table:cell-range-address="'file:///C:/2005Publications/RoRo%20Q2_2005/Bulletin205draft.xls'#TABLE1a.$M$8:TABLE1a.$M$14" table:base-cell-address="RAI0501.$A$1"/>
        <table:named-expression table:name="BARQTR" table:expression="of:=[.#REF!]" table:base-cell-address="RAI0501.$A$1"/>
        <table:named-expression table:name="BELGIUM" table:expression="of:=[.#REF!]" table:base-cell-address="RAI0501.$A$1"/>
        <table:named-expression table:name="BULL" table:expression="of:=#N/A" table:base-cell-address="RAI0501.$A$1"/>
        <table:named-range table:name="CAMARA" table:cell-range-address="'file:///C:/2005Publications/RoRo%20Q2_2005/Bulletin205draft.xls'#TABLE1a.$P$4" table:base-cell-address="RAI0501.$A$1"/>
        <table:named-expression table:name="CategoryTitle" table:expression="of:=[.#REF!]" table:base-cell-address="RAI0501.$A$1"/>
        <table:named-range table:name="CLONE" table:cell-range-address="'file:///C:/2005Publications/RoRo%20Q2_2005/Bulletin205draft.xls'#TABLE1a.$P$6" table:base-cell-address="RAI0501.$A$1"/>
        <table:named-expression table:name="DEFLATOR" table:expression="of:=[.#REF!]" table:base-cell-address="RAI0501.$A$1"/>
        <table:named-expression table:name="dgdsfyh" table:expression="of:=[.#REF!]" table:base-cell-address="RAI0501.$A$1"/>
        <table:named-expression table:name="DK" table:expression="of:=[.#REF!]" table:base-cell-address="RAI0501.$A$1"/>
        <table:named-expression table:name="DNK_D" table:expression="of:=[.#REF!]" table:base-cell-address="RAI0501.$A$1"/>
        <table:named-expression table:name="DOVER" table:expression="of:=#N/A" table:base-cell-address="RAI0501.$A$1"/>
        <table:named-expression table:name="EIRE" table:expression="of:=[.#REF!]" table:base-cell-address="RAI0501.$A$1"/>
        <table:named-expression table:name="ENGLISH" table:expression="of:=#N/A" table:base-cell-address="RAI0501.$A$1"/>
        <table:named-expression table:name="fbegyear" table:expression="of:=[.#REF!]" table:base-cell-address="RAI0501.$A$1"/>
        <table:named-expression table:name="fendyear" table:expression="of:=[.#REF!]" table:base-cell-address="RAI0501.$A$1"/>
        <table:named-expression table:name="FL" table:expression="of:=[.#REF!]" table:base-cell-address="RAI0501.$A$1"/>
        <table:named-expression table:name="Footnotes" table:expression="of:=[.#REF!]" table:base-cell-address="RAI0501.$A$1"/>
        <table:named-range table:name="FOREIGN" table:cell-range-address="'file:///C:/2005Publications/RoRo%20Q2_2005/Bulletin205draft.xls'#TABLE1a.$P$38:TABLE1a.$P$52" table:base-cell-address="RAI0501.$A$1"/>
        <table:named-expression table:name="FRANCE" table:expression="of:=[.#REF!]" table:base-cell-address="RAI0501.$A$1"/>
        <table:named-expression table:name="fyear" table:expression="of:=[.#REF!]" table:base-cell-address="RAI0501.$A$1"/>
        <table:named-expression table:name="GERMANY" table:expression="of:=[.#REF!]" table:base-cell-address="RAI0501.$A$1"/>
        <table:named-expression table:name="GraphData" table:expression="of:=['file:///C:/TSGB1998/SECTION1/1-13-98.XLS'#'TIS-INDEX'.$B$13:.$Q$44]~['file:///C:/TSGB1998/SECTION1/1-13-98.XLS'#'TIS-INDEX'.$E$9:.$R$9]" table:base-cell-address="RAI0501.$A$1"/>
        <table:named-expression table:name="GraphTitle" table:expression="of:=[.#REF!]" table:base-cell-address="RAI0501.$A$1"/>
        <table:named-expression table:name="ITALY" table:expression="of:=[.#REF!]" table:base-cell-address="RAI0501.$A$1"/>
        <table:named-expression table:name="MON_FRI" table:expression="of:=['file:///C:/Documents%20and%20Settings/sweekes2/Local%20Settings/Temporary%20Internet%20Files/OLK2FA/Chapter%208/80407%20.xls'#'4-16DATA'.#REF!]" table:base-cell-address="RAI0501.$A$1"/>
        <table:named-expression table:name="NLS" table:expression="of:=[.#REF!]" table:base-cell-address="RAI0501.$A$1"/>
        <table:named-expression table:name="NONEC" table:expression="of:=[.#REF!]" table:base-cell-address="RAI0501.$A$1"/>
        <table:named-expression table:name="NORTHSEA" table:expression="of:=#N/A" table:base-cell-address="RAI0501.$A$1"/>
        <table:named-expression table:name="OldData" table:expression="of:=[.#REF!]" table:base-cell-address="RAI0501.$A$1"/>
        <table:named-expression table:name="OTHER" table:expression="of:=#N/A" table:base-cell-address="RAI0501.$A$1"/>
        <table:named-expression table:name="OTHEREC" table:expression="of:=[.#REF!]" table:base-cell-address="RAI0501.$A$1"/>
        <table:named-expression table:name="PIE" table:expression="of:=[.#REF!]" table:base-cell-address="RAI0501.$A$1"/>
        <table:named-expression table:name="Print_Area" table:expression="of:=[.#REF!]" table:base-cell-address="RAI0501.$A$1"/>
        <table:named-range table:name="Print_Area_MI" table:cell-range-address="'file:///C:/Documents%20and%20Settings/sweekes2/Local%20Settings/Temporary%20Internet%20Files/OLK2FA/Chapter%208/80408%20final.xls'#4-16DATA.$A$1:4-16DATA.$G$33" table:base-cell-address="RAI0501.$A$1"/>
        <table:named-expression table:name="PUBLISH_Print_Area" table:expression="of:=[.#REF!]" table:base-cell-address="RAI0501.$A$1"/>
        <table:named-expression table:name="PUBLISH1998_Print_Area" table:expression="of:=[.#REF!]" table:base-cell-address="RAI0501.$A$1"/>
        <table:named-expression table:name="qryNonEUBreakdown" table:expression="of:=[.#REF!]" table:base-cell-address="RAI0501.$A$1"/>
        <table:named-expression table:name="QUARTER" table:expression="of:=[.#REF!]" table:base-cell-address="RAI0501.$A$1"/>
        <table:named-expression table:name="SAT_SUN" table:expression="of:=['file:///C:/Documents%20and%20Settings/sweekes2/Local%20Settings/Temporary%20Internet%20Files/OLK2FA/Chapter%208/80407%20.xls'#'4-16DATA'.#REF!]" table:base-cell-address="RAI0501.$A$1"/>
        <table:named-expression table:name="SPAIN" table:expression="of:=[.#REF!]" table:base-cell-address="RAI0501.$A$1"/>
        <table:named-range table:name="tab" table:cell-range-address="'file:///C:/IRHS/EXCEL/RORO/bulletins/2003/SA%20Changes/SA%20Changes%20to%20bulletin%20-%20draft.xls'#TABLE1a.$U$3" table:base-cell-address="RAI0501.$A$1"/>
        <table:named-expression table:name="TAB4ALL" table:expression="of:=#N/A" table:base-cell-address="RAI0501.$A$1"/>
        <table:named-expression table:name="TAB4PV" table:expression="of:=#N/A" table:base-cell-address="RAI0501.$A$1"/>
        <table:named-expression table:name="TAB4UT" table:expression="of:=#N/A" table:base-cell-address="RAI0501.$A$1"/>
        <table:named-expression table:name="TableTitle" table:expression="of:=[.#REF!]" table:base-cell-address="RAI0501.$A$1"/>
        <table:named-expression table:name="testing" table:expression="of:=[.#REF!]" table:base-cell-address="RAI0501.$A$1"/>
        <table:named-expression table:name="UK" table:expression="of:=#N/A" table:base-cell-address="RAI0501.$A$1"/>
        <table:named-expression table:name="UT" table:expression="of:=#N/A" table:base-cell-address="RAI0501.$A$1"/>
        <table:named-expression table:name="ValueTitle" table:expression="of:=[.#REF!]" table:base-cell-address="RAI0501.$A$1"/>
        <table:named-range table:name="Weekends" table:cell-range-address="'file:///C:/Documents%20and%20Settings/sweekes2/Local%20Settings/Temporary%20Internet%20Files/OLK2FA/Chapter%208/80408%20final.xls'#TIS-INDEX.$A$42" table:base-cell-address="RAI0501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Tms Rmn" svg:font-family="&quot;Tms Rmn&quot;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36">
      <number:number number:decimal-places="2" number:min-integer-digits="1"/>
      <number:text> </number:text>
    </number:number-style>
    <style:style style:name="_50_0_37__32_-_32_Accent1" style:display-name="20% - Accent1" style:family="table-cell" style:data-style-name="N0">
      <style:table-cell-properties fo:background-color="#CCCCFF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" style:display-name="20% - Accent2" style:family="table-cell" style:data-style-name="N0">
      <style:table-cell-properties fo:background-color="#FF99CC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" style:display-name="20% - Accent3" style:family="table-cell" style:data-style-name="N0">
      <style:table-cell-properties fo:background-color="#CCFFCC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" style:display-name="20% - Accent4" style:family="table-cell" style:data-style-name="N0">
      <style:table-cell-properties fo:background-color="#CC99FF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" style:display-name="20% - Accent5" style:family="table-cell" style:data-style-name="N0">
      <style:table-cell-properties fo:background-color="#CCFFFF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" style:display-name="20% - Accent6" style:family="table-cell" style:data-style-name="N0">
      <style:table-cell-properties fo:background-color="#FFCC99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" style:display-name="40% - Accent1" style:family="table-cell" style:data-style-name="N0">
      <style:table-cell-properties fo:background-color="#99CCFF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" style:display-name="40% - Accent2" style:family="table-cell" style:data-style-name="N0">
      <style:table-cell-properties fo:background-color="#FF808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" style:display-name="40% - Accent3" style:family="table-cell" style:data-style-name="N0">
      <style:table-cell-properties fo:background-color="#00FF0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" style:display-name="40% - Accent4" style:family="table-cell" style:data-style-name="N0">
      <style:table-cell-properties fo:background-color="#CC99FF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" style:display-name="40% - Accent5" style:family="table-cell" style:data-style-name="N0">
      <style:table-cell-properties fo:background-color="#99CCFF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" style:display-name="40% - Accent6" style:family="table-cell" style:data-style-name="N0">
      <style:table-cell-properties fo:background-color="#FFCC00"/>
      <style:text-properties style:font-name="Calibri" style:font-name-asian="Calibri" style:font-name-complex="Calibri" fo:font-size="11pt" style:font-size-asian="11pt" style:font-size-complex="11pt"/>
    </style:style>
    <style:style style:name="_54_0_37__32_-_32_Accent1" style:display-name="60% - Accent1" style:family="table-cell" style:data-style-name="N0">
      <style:table-cell-properties fo:background-color="#0066CC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2" style:display-name="60% - Accent2" style:family="table-cell" style:data-style-name="N0">
      <style:table-cell-properties fo:background-color="#FF8080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3" style:display-name="60% - Accent3" style:family="table-cell" style:data-style-name="N0">
      <style:table-cell-properties fo:background-color="#00FF00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4" style:display-name="60% - Accent4" style:family="table-cell" style:data-style-name="N0">
      <style:table-cell-properties fo:background-color="#800080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5" style:display-name="60% - Accent5" style:family="table-cell" style:data-style-name="N0">
      <style:table-cell-properties fo:background-color="#33CCCC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6" style:display-name="60% - Accent6" style:family="table-cell" style:data-style-name="N0">
      <style:table-cell-properties fo:background-color="#FF9900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1" style:family="table-cell" style:data-style-name="N0">
      <style:table-cell-properties fo:background-color="#333399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2" style:family="table-cell" style:data-style-name="N0">
      <style:table-cell-properties fo:background-color="#FF0000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3" style:family="table-cell" style:data-style-name="N0">
      <style:table-cell-properties fo:background-color="#339966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4" style:family="table-cell" style:data-style-name="N0">
      <style:table-cell-properties fo:background-color="#800080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5" style:family="table-cell" style:data-style-name="N0">
      <style:table-cell-properties fo:background-color="#33CCCC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6" style:family="table-cell" style:data-style-name="N0">
      <style:table-cell-properties fo:background-color="#FF6600"/>
      <style:text-properties fo:color="#FFFFFF" style:font-name="Calibri" style:font-name-asian="Calibri" style:font-name-complex="Calibri" fo:font-size="11pt" style:font-size-asian="11pt" style:font-size-complex="11pt"/>
    </style:style>
    <style:style style:name="Bad" style:family="table-cell" style:data-style-name="N0">
      <style:table-cell-properties fo:background-color="#FF99CC"/>
      <style:text-properties fo:color="#800080" style:font-name="Calibri" style:font-name-asian="Calibri" style:font-name-complex="Calibri" fo:font-size="11pt" style:font-size-asian="11pt" style:font-size-complex="11pt"/>
    </style:style>
    <style:style style:name="Calculation" style:family="table-cell" style:data-style-name="N0">
      <style:table-cell-properties fo:border="thin solid #808080" fo:background-color="#C0C0C0"/>
      <style:text-properties fo:color="#FF9900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heck_32_Cell" style:display-name="Check Cell" style:family="table-cell" style:data-style-name="N0">
      <style:table-cell-properties fo:border="thin double #333333" fo:background-color="#969696"/>
      <style:text-properties fo:color="#FFFFFF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Explanatory_32_Text" style:display-name="Explanatory Text" style:family="table-cell" style:data-style-name="N0">
      <style:text-properties fo:color="#808080" style:font-name="Calibri" style:font-name-asian="Calibri" style:font-name-complex="Calibri" fo:font-size="11pt" style:font-size-asian="11pt" style:font-size-complex="11pt" fo:font-style="italic" style:font-style-asian="italic" style:font-style-complex="italic"/>
    </style:style>
    <style:style style:name="Good" style:family="table-cell" style:data-style-name="N0">
      <style:table-cell-properties fo:background-color="#CCFFCC"/>
      <style:text-properties fo:color="#008000" style:font-name="Calibri" style:font-name-asian="Calibri" style:font-name-complex="Calibri" fo:font-size="11pt" style:font-size-asian="11pt" style:font-size-complex="11pt"/>
    </style:style>
    <style:style style:name="Heading_32_1" style:display-name="Heading 1" style:family="table-cell" style:data-style-name="N0">
      <style:table-cell-properties fo:border-top="none" fo:border-bottom="thick solid #333399" fo:border-left="none" fo:border-right="none"/>
      <style:text-properties fo:color="#003366" style:font-name="Calibri" style:font-name-asian="Calibri" style:font-name-complex="Calibri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C0C0C0" fo:border-left="none" fo:border-right="none"/>
      <style:text-properties fo:color="#003366" style:font-name="Calibri" style:font-name-asian="Calibri" style:font-name-complex="Calibri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0066CC" fo:border-left="none" fo:border-right="none"/>
      <style:text-properties fo:color="#003366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Heading_32_4" style:display-name="Heading 4" style:family="table-cell" style:data-style-name="N0">
      <style:text-properties fo:color="#003366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Hyperlink" style:family="table-cell" style:data-style-name="N0">
      <style:text-properties fo:color="#0000FF" style:text-underline-style="solid" style:text-underline-type="single"/>
    </style:style>
    <style:style style:name="Input" style:family="table-cell" style:data-style-name="N0">
      <style:table-cell-properties fo:border="thin solid #808080" fo:background-color="#FFCC99"/>
      <style:text-properties fo:color="#333399" style:font-name="Calibri" style:font-name-asian="Calibri" style:font-name-complex="Calibri" fo:font-size="11pt" style:font-size-asian="11pt" style:font-size-complex="11pt"/>
    </style:style>
    <style:style style:name="Linked_32_Cell" style:display-name="Linked Cell" style:family="table-cell" style:data-style-name="N0">
      <style:table-cell-properties fo:border-top="none" fo:border-bottom="thin double #FF9900" fo:border-left="none" fo:border-right="none"/>
      <style:text-properties fo:color="#FF9900" style:font-name="Calibri" style:font-name-asian="Calibri" style:font-name-complex="Calibri" fo:font-size="11pt" style:font-size-asian="11pt" style:font-size-complex="11pt"/>
    </style:style>
    <style:style style:name="Neutral" style:family="table-cell" style:data-style-name="N0">
      <style:table-cell-properties fo:background-color="#FFFF99"/>
      <style:text-properties fo:color="#993300" style:font-name="Calibri" style:font-name-asian="Calibri" style:font-name-complex="Calibri" fo:font-size="11pt" style:font-size-asian="11pt" style:font-size-complex="11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2" style:display-name="Normal 2" style:family="table-cell" style:data-style-name="N0">
      <style:table-cell-properties style:vertical-align="automatic" fo:background-color="transparent"/>
    </style:style>
    <style:style style:name="Normal_80809_32_working" style:display-name="Normal_80809 working" style:family="table-cell" style:data-style-name="N0">
      <style:table-cell-properties style:vertical-align="automatic" fo:background-color="transparent"/>
      <style:text-properties style:font-name="Tms Rmn" style:font-name-asian="Tms Rmn" style:font-name-complex="Tms Rmn"/>
    </style:style>
    <style:style style:name="Normal_81009_32_working" style:display-name="Normal_81009 working" style:family="table-cell" style:data-style-name="N0">
      <style:table-cell-properties style:vertical-align="automatic" fo:background-color="transparent"/>
      <style:text-properties style:font-name="Tms Rmn" style:font-name-asian="Tms Rmn" style:font-name-complex="Tms Rmn"/>
    </style:style>
    <style:style style:name="Note" style:family="table-cell" style:data-style-name="N0">
      <style:table-cell-properties fo:border="thin solid #C0C0C0" fo:background-color="#FFFFCC"/>
    </style:style>
    <style:style style:name="Output" style:family="table-cell" style:data-style-name="N0">
      <style:table-cell-properties fo:border="thin solid #333333" fo:background-color="#C0C0C0"/>
      <style:text-properties fo:color="#333333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Refdb_32_standard" style:display-name="Refdb standard" style:family="table-cell" style:data-style-name="N0">
      <style:table-cell-properties style:vertical-align="automatic" fo:background-color="transparent"/>
    </style:style>
    <style:style style:name="Title" style:family="table-cell" style:data-style-name="N0">
      <style:table-cell-properties style:vertical-align="automatic" fo:background-color="transparent"/>
      <style:text-properties fo:font-size="14pt" style:font-size-asian="14pt" style:font-size-complex="14pt" fo:font-weight="bold" style:font-weight-asian="bold" style:font-weight-complex="bold"/>
    </style:style>
    <style:style style:name="Total" style:family="table-cell" style:data-style-name="N0">
      <style:table-cell-properties fo:border-top="thin solid #333399" fo:border-bottom="thin double #333399" fo:border-left="none" fo:border-right="none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Warning_32_Text" style:display-name="Warning Text" style:family="table-cell" style:data-style-name="N0">
      <style:text-properties fo:color="#FF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93700787401575in" fo:margin-bottom="0.31496062992126in" fo:margin-left="0.354330708661417in" fo:margin-right="0.354330708661417in" style:print-orientation="portrait" style:print-page-order="ttb" style:first-page-number="continue" style:scale-to="51%" style:table-centering="none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.275590551181102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Department for Transport</meta:initial-creator>
    <dc:creator>Renee Davis</dc:creator>
    <meta:creation-date>2011-11-14T10:30:13Z</meta:creation-date>
    <dc:date>2018-11-02T09:34:52Z</dc:date>
    <meta:print-date>2015-08-04T16:12:52Z</meta:print-date>
    <meta:user-defined meta:name="_NewReviewCycle"/>
  </office:meta>
</office:document-meta>
</file>